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ing" table:style-name="ta1">
        <table:table-column table:style-name="co1" table:number-columns-repeated="89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  <table:table-cell/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[psi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8685633333333" calcext:value-type="float">
            <text:p>0.278685633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.183179375" calcext:value-type="float">
            <text:p>120.183179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296883202099" calcext:value-type="float">
            <text:p>2.742968832020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296883202099" calcext:value-type="float">
            <text:p>2.7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03453143044619" calcext:value-type="float">
            <text:p>-6.034531430446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578129921259" calcext:value-type="float">
            <text:p>1.645781299212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015636482939" calcext:value-type="float">
            <text:p>3.8401563648293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0305678723753" calcext:value-type="float">
            <text:p>49.03056787237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0039091207349" calcext:value-type="float">
            <text:p>9.600390912073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.74296883202099" calcext:value-type="float">
            <text:p>-2.742968832020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.74296883202099" calcext:value-type="float">
            <text:p>-2.7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4178520833333" calcext:value-type="float">
            <text:p>1.7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8357041666667" calcext:value-type="float">
            <text:p>3.48357041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.183179375" calcext:value-type="float">
            <text:p>120.183179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.4131935416667" calcext:value-type="float">
            <text:p>71.4131935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.9693776902888" calcext:value-type="float">
            <text:p>89.96937769028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.0256270341208" calcext:value-type="float">
            <text:p>68.02562703412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.4207839238845" calcext:value-type="float">
            <text:p>89.42078392388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2871104002624" calcext:value-type="float">
            <text:p>34.2871104002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.6385491666667" calcext:value-type="float">
            <text:p>76.6385491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6308193833333" calcext:value-type="float">
            <text:p>31.6308193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.441394166667" calcext:value-type="float">
            <text:p>118.441394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.6385491666667" calcext:value-type="float">
            <text:p>76.6385491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.5742208005249" calcext:value-type="float">
            <text:p>68.574220800524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.5460961286089" calcext:value-type="float">
            <text:p>79.54609612860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.2609402887139" calcext:value-type="float">
            <text:p>93.26094028871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.9629709317585" calcext:value-type="float">
            <text:p>72.96297093175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.3581278215224" calcext:value-type="float">
            <text:p>94.35812782152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9728526082677" calcext:value-type="float">
            <text:p>34.97285260826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.60569" calcext:value-type="float">
            <text:p>83.605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.95782375" calcext:value-type="float">
            <text:p>114.95782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.4131935416667" calcext:value-type="float">
            <text:p>71.4131935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5.1573459973754" calcext:value-type="float">
            <text:p>75.15734599737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.4207839238845" calcext:value-type="float">
            <text:p>89.42078392388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.1228145669291" calcext:value-type="float">
            <text:p>69.12281456692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.4207839238845" calcext:value-type="float">
            <text:p>89.42078392388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.9728526082677" calcext:value-type="float">
            <text:p>34.97285260826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4360950787402" calcext:value-type="float">
            <text:p>44.43609507874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4360950787402" calcext:value-type="float">
            <text:p>44.43609507874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6.6385491666667" calcext:value-type="float">
            <text:p>76.6385491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577489375" calcext:value-type="float">
            <text:p>36.577489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.929623125" calcext:value-type="float">
            <text:p>67.929623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.1878379166667" calcext:value-type="float">
            <text:p>66.1878379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2.9629709317585" calcext:value-type="float">
            <text:p>72.96297093175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5.5806275590552" calcext:value-type="float">
            <text:p>85.58062755905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.7340644356955" calcext:value-type="float">
            <text:p>64.73406443569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.6931262467192" calcext:value-type="float">
            <text:p>41.693126246719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3443370242782" calcext:value-type="float">
            <text:p>36.34433702427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6013681922573" calcext:value-type="float">
            <text:p>33.6013681922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.15497875" calcext:value-type="float">
            <text:p>73.154978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1472489666667" calcext:value-type="float">
            <text:p>28.1472489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1.474253333333" calcext:value-type="float">
            <text:p>111.47425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2.4143771653544" calcext:value-type="float">
            <text:p>72.414377165354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.2890649606299" calcext:value-type="float">
            <text:p>82.28906496062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.5550005249344" calcext:value-type="float">
            <text:p>17.55500052493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.7967205380578" calcext:value-type="float">
            <text:p>59.79672053805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.0946898950131" calcext:value-type="float">
            <text:p>80.09468989501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.0300792322835" calcext:value-type="float">
            <text:p>37.03007923228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.2298837762467" calcext:value-type="float">
            <text:p>32.22988377624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1472489666667" calcext:value-type="float">
            <text:p>28.1472489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4.5071125" calcext:value-type="float">
            <text:p>104.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.2206970833333" calcext:value-type="float">
            <text:p>59.2206970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.9629709317585" calcext:value-type="float">
            <text:p>72.96297093175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.5460961286089" calcext:value-type="float">
            <text:p>79.54609612860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.9565641732283" calcext:value-type="float">
            <text:p>55.95656417322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.2545335301837" calcext:value-type="float">
            <text:p>76.25453353018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.0300792322835" calcext:value-type="float">
            <text:p>37.03007923228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.8583993602362" calcext:value-type="float">
            <text:p>30.85839936023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.1878379166667" calcext:value-type="float">
            <text:p>66.187837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1472489666667" calcext:value-type="float">
            <text:p>28.1472489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4.5071125" calcext:value-type="float">
            <text:p>104.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.25355625" calcext:value-type="float">
            <text:p>52.253556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.4143771653544" calcext:value-type="float">
            <text:p>72.41437716535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.1790639107611" calcext:value-type="float">
            <text:p>47.17906391076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.5614072834645" calcext:value-type="float">
            <text:p>34.56140728346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8011727362205" calcext:value-type="float">
            <text:p>28.80117273622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.9669644666667" calcext:value-type="float">
            <text:p>23.9669644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.6176566272966" calcext:value-type="float">
            <text:p>12.61765662729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0754696194226" calcext:value-type="float">
            <text:p>29.07546961942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.0537517060368" calcext:value-type="float">
            <text:p>57.05375170603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.7730480643045" calcext:value-type="float">
            <text:p>39.77304806430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.3724616961942" calcext:value-type="float">
            <text:p>25.37246169619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.7212509186352" calcext:value-type="float">
            <text:p>30.721250918635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.7212509186352" calcext:value-type="float">
            <text:p>30.72125091863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.7699858333333" calcext:value-type="float">
            <text:p>48.7699858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9669644666667" calcext:value-type="float">
            <text:p>23.9669644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.7340644356955" calcext:value-type="float">
            <text:p>64.73406443569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.1159191683072" calcext:value-type="float">
            <text:p>40.115919168307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.1154305282152" calcext:value-type="float">
            <text:p>28.11543052821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.25355625" calcext:value-type="float">
            <text:p>52.25355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8768222166667" calcext:value-type="float">
            <text:p>21.8768222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.89298725" calcext:value-type="float">
            <text:p>43.892987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0.2200020997376" calcext:value-type="float">
            <text:p>70.22000209973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.0690628608924" calcext:value-type="float">
            <text:p>12.06906286089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.6240633858267" calcext:value-type="float">
            <text:p>29.624063385826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.0582039041995" calcext:value-type="float">
            <text:p>26.05820390419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.7699858333333" calcext:value-type="float">
            <text:p>48.7699858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.6965377166667" calcext:value-type="float">
            <text:p>17.6965377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.971875328084" calcext:value-type="float">
            <text:p>10.97187532808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3670322178477" calcext:value-type="float">
            <text:p>32.36703221784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.3325007874016" calcext:value-type="float">
            <text:p>26.33250078740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.3152350721784" calcext:value-type="float">
            <text:p>23.31523507217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9782820866142" calcext:value-type="float">
            <text:p>27.97828208661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9782820866142" calcext:value-type="float">
            <text:p>27.97828208661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6965377166667" calcext:value-type="float">
            <text:p>17.6965377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.1854706692914" calcext:value-type="float">
            <text:p>64.18547066929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9.7967205380578" calcext:value-type="float">
            <text:p>59.79672053805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.0690628608924" calcext:value-type="float">
            <text:p>12.06906286089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4642197506562" calcext:value-type="float">
            <text:p>33.46421975065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.3325007874016" calcext:value-type="float">
            <text:p>26.33250078740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.8248452099738" calcext:value-type="float">
            <text:p>48.82484520997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3152350721784" calcext:value-type="float">
            <text:p>23.31523507217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.5268758530184" calcext:value-type="float">
            <text:p>28.526875853018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.5268758530184" calcext:value-type="float">
            <text:p>28.52687585301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.6965377166667" calcext:value-type="float">
            <text:p>17.6965377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.7340644356955" calcext:value-type="float">
            <text:p>64.73406443569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.9910956036746" calcext:value-type="float">
            <text:p>61.99109560367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.0690628608924" calcext:value-type="float">
            <text:p>12.06906286089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.0192202755906" calcext:value-type="float">
            <text:p>51.01922027559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.4587902723097" calcext:value-type="float">
            <text:p>40.45879027230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.3152350721784" calcext:value-type="float">
            <text:p>23.31523507217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6965377166667" calcext:value-type="float">
            <text:p>17.6965377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0.633890625" calcext:value-type="float">
            <text:p>130.6338906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1.4425018372704" calcext:value-type="float">
            <text:p>61.44250183727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.6176566272966" calcext:value-type="float">
            <text:p>12.61765662729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8810945538058" calcext:value-type="float">
            <text:p>26.88109455380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.8248452099738" calcext:value-type="float">
            <text:p>48.82484520997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.4587902723097" calcext:value-type="float">
            <text:p>40.45879027230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.7266803969816" calcext:value-type="float">
            <text:p>23.72668039698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6965377166667" calcext:value-type="float">
            <text:p>17.6965377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.892105416667" calcext:value-type="float">
            <text:p>128.8921054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9.2481267716536" calcext:value-type="float">
            <text:p>59.24812677165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.6176566272966" calcext:value-type="float">
            <text:p>12.61765662729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.2762514435696" calcext:value-type="float">
            <text:p>48.27625144356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.8016613763123" calcext:value-type="float">
            <text:p>40.80166137631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.3152350721784" calcext:value-type="float">
            <text:p>23.31523507217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3932518" calcext:value-type="float">
            <text:p>18.39325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7.150320208333" calcext:value-type="float">
            <text:p>127.1503202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0.8939080708661" calcext:value-type="float">
            <text:p>60.893908070866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.5268758530184" calcext:value-type="float">
            <text:p>28.52687585301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0.4587902723097" calcext:value-type="float">
            <text:p>40.45879027230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.6308193833333" calcext:value-type="float">
            <text:p>31.6308193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3.666749791667" calcext:value-type="float">
            <text:p>123.666749791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6.0039091207349" calcext:value-type="float">
            <text:p>96.003909120734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.2762514435696" calcext:value-type="float">
            <text:p>48.27625144356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.392659251969" calcext:value-type="float">
            <text:p>100.3926592519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.0971875328084" calcext:value-type="float">
            <text:p>-1.09718753280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5.753284711286" calcext:value-type="float">
            <text:p>115.7532847112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6.3443370242782" calcext:value-type="float">
            <text:p>36.344337024278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3.2017591043307" calcext:value-type="float">
            <text:p>43.20175910433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.4360950787402" calcext:value-type="float">
            <text:p>44.43609507874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.4360950787402" calcext:value-type="float">
            <text:p>44.43609507874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7.5399716666667" calcext:value-type="float">
            <text:p>97.53997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1.924964583333" calcext:value-type="float">
            <text:p>121.9249645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84015636482939" calcext:value-type="float">
            <text:p>3.840156364829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.4923444225722" calcext:value-type="float">
            <text:p>22.4923444225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.2762514435696" calcext:value-type="float">
            <text:p>48.27625144356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.5150396161417" calcext:value-type="float">
            <text:p>18.51503961614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.7493755905512" calcext:value-type="float">
            <text:p>19.74937559055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.7493755905512" calcext:value-type="float">
            <text:p>19.74937559055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.8357041666667" calcext:value-type="float">
            <text:p>34.8357041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.25355625" calcext:value-type="float">
            <text:p>52.253556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0.183179375" calcext:value-type="float">
            <text:p>120.183179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7.5399716666667" calcext:value-type="float">
            <text:p>97.5399716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.5179714566929" calcext:value-type="float">
            <text:p>90.51797145669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.5179714566929" calcext:value-type="float">
            <text:p>90.51797145669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1.364534580053" calcext:value-type="float">
            <text:p>111.3645345800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.2954717191601" calcext:value-type="float">
            <text:p>99.29547171916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.016722637795" calcext:value-type="float">
            <text:p>130.0167226377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7.478911875" calcext:value-type="float">
            <text:p>57.4789118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7.990682916667" calcext:value-type="float">
            <text:p>107.99068291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1389900833333" calcext:value-type="float">
            <text:p>34.138990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.028200625" calcext:value-type="float">
            <text:p>47.0282006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8.441394166667" calcext:value-type="float">
            <text:p>118.441394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0.5728308333334" calcext:value-type="float">
            <text:p>90.572830833333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5.0320337926509" calcext:value-type="float">
            <text:p>85.03203379265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6.6778150918635" calcext:value-type="float">
            <text:p>86.67781509186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975784448819" calcext:value-type="float">
            <text:p>106.9757844488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.9782820866142" calcext:value-type="float">
            <text:p>27.97828208661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3.8095340551181" calcext:value-type="float">
            <text:p>93.80953405511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.1509392388451" calcext:value-type="float">
            <text:p>58.150939238845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2.885003674541" calcext:value-type="float">
            <text:p>122.8850036745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1.8302746883203" calcext:value-type="float">
            <text:p>41.83027468832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.1509392388451" calcext:value-type="float">
            <text:p>58.150939238845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.1509392388451" calcext:value-type="float">
            <text:p>58.15093923884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.7371266666667" calcext:value-type="float">
            <text:p>55.737126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1.023542083333" calcext:value-type="float">
            <text:p>101.02354208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4.95782375" calcext:value-type="float">
            <text:p>114.95782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8639047916667" calcext:value-type="float">
            <text:p>81.86390479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9.5460961286089" calcext:value-type="float">
            <text:p>79.54609612860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2890649606299" calcext:value-type="float">
            <text:p>82.28906496062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.8440654855643" calcext:value-type="float">
            <text:p>99.844065485564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6.3325007874016" calcext:value-type="float">
            <text:p>26.33250078740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.5806275590552" calcext:value-type="float">
            <text:p>85.58062755905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.3107828740157" calcext:value-type="float">
            <text:p>54.31078287401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3.558909645669" calcext:value-type="float">
            <text:p>113.5589096456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.0873058562992" calcext:value-type="float">
            <text:p>39.08730585629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.25355625" calcext:value-type="float">
            <text:p>52.253556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4.05640125" calcext:value-type="float">
            <text:p>94.05640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6385491666667" calcext:value-type="float">
            <text:p>76.638549166666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9.2206970833333" calcext:value-type="float">
            <text:p>59.220697083333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0601584645669" calcext:value-type="float">
            <text:p>74.060158464566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1918774278216" calcext:value-type="float">
            <text:p>81.191877427821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4.3581278215224" calcext:value-type="float">
            <text:p>94.35812782152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.2954717191601" calcext:value-type="float">
            <text:p>99.295471719160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.0300792322835" calcext:value-type="float">
            <text:p>37.030079232283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3.60569" calcext:value-type="float">
            <text:p>83.605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5652774166667" calcext:value-type="float">
            <text:p>28.565277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0601584645669" calcext:value-type="float">
            <text:p>74.06015846456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1.7404711942258" calcext:value-type="float">
            <text:p>81.74047119422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.6368769028872" calcext:value-type="float">
            <text:p>63.63687690288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.2264088582677" calcext:value-type="float">
            <text:p>87.22640885826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5441415682414" calcext:value-type="float">
            <text:p>31.54414156824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.60569" calcext:value-type="float">
            <text:p>83.605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.5652774166667" calcext:value-type="float">
            <text:p>28.565277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.478911875" calcext:value-type="float">
            <text:p>57.4789118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.9629709317585" calcext:value-type="float">
            <text:p>72.96297093175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0946898950131" calcext:value-type="float">
            <text:p>80.09468989501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.1878379166667" calcext:value-type="float">
            <text:p>66.187837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.5652774166667" calcext:value-type="float">
            <text:p>28.565277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9284395013123" calcext:value-type="float">
            <text:p>66.92843950131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.8657833989501" calcext:value-type="float">
            <text:p>71.86578339895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.4706265091864" calcext:value-type="float">
            <text:p>50.47062650918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.1154305282152" calcext:value-type="float">
            <text:p>28.11543052821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.7042675" calcext:value-type="float">
            <text:p>62.70426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.7340644356955" calcext:value-type="float">
            <text:p>64.73406443569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.7212509186352" calcext:value-type="float">
            <text:p>30.7212509186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.5396893700787" calcext:value-type="float">
            <text:p>62.53968937007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.3724616961942" calcext:value-type="float">
            <text:p>25.37246169619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2698446850394" calcext:value-type="float">
            <text:p>31.269844685039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2698446850394" calcext:value-type="float">
            <text:p>31.26984468503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.25355625" calcext:value-type="float">
            <text:p>52.25355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.99156475" calcext:value-type="float">
            <text:p>22.991564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.5051579396325" calcext:value-type="float">
            <text:p>56.50515793963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5.5332826115486" calcext:value-type="float">
            <text:p>45.53328261154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0064067585302" calcext:value-type="float">
            <text:p>17.00640675853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.5614072834645" calcext:value-type="float">
            <text:p>34.56140728346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8292974081365" calcext:value-type="float">
            <text:p>17.82929740813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5981365833333" calcext:value-type="float">
            <text:p>21.5981365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.03453143044619" calcext:value-type="float">
            <text:p>6.0345314304461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.6521880577427" calcext:value-type="float">
            <text:p>18.652188057742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.8292974081365" calcext:value-type="float">
            <text:p>17.82929740813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.81128025" calcext:value-type="float">
            <text:p>18.81128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9.2481267716536" calcext:value-type="float">
            <text:p>59.24812677165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.2762514435696" calcext:value-type="float">
            <text:p>48.27625144356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13171896325459" calcext:value-type="float">
            <text:p>7.131718963254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.0409381889763" calcext:value-type="float">
            <text:p>23.04093818897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0.4706265091864" calcext:value-type="float">
            <text:p>50.47062650918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.2417200131234" calcext:value-type="float">
            <text:p>42.24172001312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0409381889763" calcext:value-type="float">
            <text:p>23.04093818897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.0409381889763" calcext:value-type="float">
            <text:p>23.04093818897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.81128025" calcext:value-type="float">
            <text:p>18.81128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1.4425018372704" calcext:value-type="float">
            <text:p>61.44250183727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.2135953412074" calcext:value-type="float">
            <text:p>53.213595341207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.0754696194226" calcext:value-type="float">
            <text:p>29.07546961942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5895319553806" calcext:value-type="float">
            <text:p>23.58953195538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.5332826115486" calcext:value-type="float">
            <text:p>45.53328261154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.2580084481627" calcext:value-type="float">
            <text:p>21.25800844816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5895319553806" calcext:value-type="float">
            <text:p>23.58953195538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5895319553806" calcext:value-type="float">
            <text:p>23.58953195538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.2047084166667" calcext:value-type="float">
            <text:p>20.204708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.6240633858267" calcext:value-type="float">
            <text:p>29.62406338582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4.9846888451443" calcext:value-type="float">
            <text:p>44.98468884514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.2580084481627" calcext:value-type="float">
            <text:p>21.25800844816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.2047084166667" calcext:value-type="float">
            <text:p>20.204708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1.4425018372704" calcext:value-type="float">
            <text:p>61.44250183727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.1790639107611" calcext:value-type="float">
            <text:p>47.17906391076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.2580084481627" calcext:value-type="float">
            <text:p>21.25800844816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.5981365833333" calcext:value-type="float">
            <text:p>21.5981365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7.0537517060368" calcext:value-type="float">
            <text:p>57.05375170603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.8746877952756" calcext:value-type="float">
            <text:p>9.874687795275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7839070209974" calcext:value-type="float">
            <text:p>25.78390702099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9.9220327427821" calcext:value-type="float">
            <text:p>49.92203274278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6294928641733" calcext:value-type="float">
            <text:p>22.62949286417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7839070209974" calcext:value-type="float">
            <text:p>25.783907020997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.7839070209974" calcext:value-type="float">
            <text:p>25.78390702099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0.61412525" calcext:value-type="float">
            <text:p>60.614125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7.0892604166667" calcext:value-type="float">
            <text:p>87.0892604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2.461722112861" calcext:value-type="float">
            <text:p>112.4617221128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7.7276576771653" calcext:value-type="float">
            <text:p>47.72765767716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9.468128871391" calcext:value-type="float">
            <text:p>129.4681288713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2.74296883202099" calcext:value-type="float">
            <text:p>-2.742968832020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1.0971875328084" calcext:value-type="float">
            <text:p>-1.09718753280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0.863285761155" calcext:value-type="float">
            <text:p>150.8632857611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5.4079704068241" calcext:value-type="float">
            <text:p>55.40797040682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5.4079704068241" calcext:value-type="float">
            <text:p>55.40797040682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1.924964583333" calcext:value-type="float">
            <text:p>121.92496458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.6225605" calcext:value-type="float">
            <text:p>37.62256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.5117710416667" calcext:value-type="float">
            <text:p>50.51177104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4.5071125" calcext:value-type="float">
            <text:p>104.5071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5179714566929" calcext:value-type="float">
            <text:p>90.51797145669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.8721901574803" calcext:value-type="float">
            <text:p>88.87219015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5.87859691601" calcext:value-type="float">
            <text:p>105.878596916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392659251969" calcext:value-type="float">
            <text:p>100.3926592519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0.565316404199" calcext:value-type="float">
            <text:p>130.5653164041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.2589857283464" calcext:value-type="float">
            <text:p>45.25898572834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.2206970833333" calcext:value-type="float">
            <text:p>59.220697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4.5071125" calcext:value-type="float">
            <text:p>104.5071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.2864154166667" calcext:value-type="float">
            <text:p>45.286415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5.408535" calcext:value-type="float">
            <text:p>125.4085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0601584645669" calcext:value-type="float">
            <text:p>74.06015846456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.461722112861" calcext:value-type="float">
            <text:p>112.4617221128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9.8440654855643" calcext:value-type="float">
            <text:p>99.84406548556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0.565316404199" calcext:value-type="float">
            <text:p>130.5653164041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6.72516003937" calcext:value-type="float">
            <text:p>126.725160039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3517210629921" calcext:value-type="float">
            <text:p>77.35172106299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9.092192257218" calcext:value-type="float">
            <text:p>159.0921922572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.4489085958005" calcext:value-type="float">
            <text:p>78.44890859580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.4489085958005" calcext:value-type="float">
            <text:p>78.44890859580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6.6385491666667" calcext:value-type="float">
            <text:p>76.638549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8.892105416667" calcext:value-type="float">
            <text:p>128.89210541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.5241593666667" calcext:value-type="float">
            <text:p>41.5241593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.7371266666667" calcext:value-type="float">
            <text:p>55.7371266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.1924964583333" calcext:value-type="float">
            <text:p>12.19249645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7.990682916667" calcext:value-type="float">
            <text:p>107.9906829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.489846784777" calcext:value-type="float">
            <text:p>101.48984678477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6.0039091207349" calcext:value-type="float">
            <text:p>96.00390912073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9.593441076115" calcext:value-type="float">
            <text:p>119.5934410761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0.815940813648" calcext:value-type="float">
            <text:p>110.81594081364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9.1228145669291" calcext:value-type="float">
            <text:p>69.122814566929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9.891410433071" calcext:value-type="float">
            <text:p>139.8914104330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7.3162123523622" calcext:value-type="float">
            <text:p>47.31621235236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4.95782375" calcext:value-type="float">
            <text:p>114.95782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.04058895" calcext:value-type="float">
            <text:p>38.040588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7.0892604166667" calcext:value-type="float">
            <text:p>87.0892604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2.2890649606299" calcext:value-type="float">
            <text:p>82.28906496062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.0320337926509" calcext:value-type="float">
            <text:p>85.03203379265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.392659251969" calcext:value-type="float">
            <text:p>100.3926592519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9.9693776902888" calcext:value-type="float">
            <text:p>89.96937769028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5.204690944882" calcext:value-type="float">
            <text:p>115.2046909448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.7730480643045" calcext:value-type="float">
            <text:p>39.77304806430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.6995330052493" calcext:value-type="float">
            <text:p>58.699533005249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.6995330052493" calcext:value-type="float">
            <text:p>58.69953300524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9.2206970833333" calcext:value-type="float">
            <text:p>59.220697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0.5728308333334" calcext:value-type="float">
            <text:p>90.57283083333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.0488478333333" calcext:value-type="float">
            <text:p>32.0488478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3.15497875" calcext:value-type="float">
            <text:p>73.154978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9.5460961286089" calcext:value-type="float">
            <text:p>79.54609612860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9.9693776902888" calcext:value-type="float">
            <text:p>89.96937769028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.3325007874016" calcext:value-type="float">
            <text:p>26.33250078740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6.2545335301837" calcext:value-type="float">
            <text:p>76.25453353018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.0192202755906" calcext:value-type="float">
            <text:p>51.01922027559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.8440654855643" calcext:value-type="float">
            <text:p>99.84406548556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4.9728526082677" calcext:value-type="float">
            <text:p>34.972852608267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.25355625" calcext:value-type="float">
            <text:p>52.253556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.1221195833333" calcext:value-type="float">
            <text:p>80.12211958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.2619915" calcext:value-type="float">
            <text:p>29.26199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.4009815833333" calcext:value-type="float">
            <text:p>63.4009815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2.9629709317585" calcext:value-type="float">
            <text:p>72.962970931758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.7404711942258" calcext:value-type="float">
            <text:p>81.74047119422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.775002624672" calcext:value-type="float">
            <text:p>87.7750026246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.5441415682414" calcext:value-type="float">
            <text:p>31.54414156824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.9846888451443" calcext:value-type="float">
            <text:p>44.984688845144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.9846888451443" calcext:value-type="float">
            <text:p>44.98468884514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.7784210833333" calcext:value-type="float">
            <text:p>25.778421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5.7371266666667" calcext:value-type="float">
            <text:p>55.7371266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0.7685958661418" calcext:value-type="float">
            <text:p>70.76859586614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8.1509392388451" calcext:value-type="float">
            <text:p>58.15093923884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8.8011727362205" calcext:value-type="float">
            <text:p>28.80117273622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1.6931262467192" calcext:value-type="float">
            <text:p>41.69312624671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1.6931262467192" calcext:value-type="float">
            <text:p>41.69312624671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2.7042675" calcext:value-type="float">
            <text:p>62.70426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.2619915" calcext:value-type="float">
            <text:p>29.26199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.2864154166667" calcext:value-type="float">
            <text:p>45.2864154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9284395013123" calcext:value-type="float">
            <text:p>66.92843950131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7.4770332677165" calcext:value-type="float">
            <text:p>67.47703326771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.7276576771653" calcext:value-type="float">
            <text:p>47.72765767716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.3724616961942" calcext:value-type="float">
            <text:p>25.372461696194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2.25355625" calcext:value-type="float">
            <text:p>52.25355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9.7967205380578" calcext:value-type="float">
            <text:p>59.79672053805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9.2481267716536" calcext:value-type="float">
            <text:p>59.24812677165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3.3152350721784" calcext:value-type="float">
            <text:p>23.31523507217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.2864154166667" calcext:value-type="float">
            <text:p>45.2864154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4460527083333" calcext:value-type="float">
            <text:p>64.4460527083333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225355625" calcext:value-type="float">
            <text:p>5.22535562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971875328084" calcext:value-type="float">
            <text:p>10.97187532808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.6240633858267" calcext:value-type="float">
            <text:p>29.624063385826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03453143044619" calcext:value-type="float">
            <text:p>6.0345314304461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7775002624672" calcext:value-type="float">
            <text:p>8.777500262467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.5550005249344" calcext:value-type="float">
            <text:p>17.555000524934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.6576175360892" calcext:value-type="float">
            <text:p>11.657617536089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8746877952756" calcext:value-type="float">
            <text:p>9.874687795275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8746877952756" calcext:value-type="float">
            <text:p>9.874687795275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05728308333333" calcext:value-type="float">
            <text:p>9.05728308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3.666749791667" calcext:value-type="float">
            <text:p>123.666749791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971875328084" calcext:value-type="float">
            <text:p>10.9718753280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.8248452099738" calcext:value-type="float">
            <text:p>48.824845209973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4.5614072834645" calcext:value-type="float">
            <text:p>34.56140728346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64578129921261" calcext:value-type="float">
            <text:p>1.6457812992126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971875328084" calcext:value-type="float">
            <text:p>10.9718753280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.6176566272966" calcext:value-type="float">
            <text:p>12.61765662729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.1662503937008" calcext:value-type="float">
            <text:p>13.1662503937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.1662503937008" calcext:value-type="float">
            <text:p>13.1662503937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.9014225" calcext:value-type="float">
            <text:p>20.9014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8441394166667" calcext:value-type="float">
            <text:p>11.844139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3.666749791667" calcext:value-type="float">
            <text:p>123.666749791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.3887501312336" calcext:value-type="float">
            <text:p>4.38875013123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.0064067585302" calcext:value-type="float">
            <text:p>17.00640675853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9092192257218" calcext:value-type="float">
            <text:p>15.90921922572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.7212509186352" calcext:value-type="float">
            <text:p>30.72125091863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0863285761155" calcext:value-type="float">
            <text:p>15.0863285761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.0064067585302" calcext:value-type="float">
            <text:p>17.006406758530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.0064067585302" calcext:value-type="float">
            <text:p>17.00640675853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.9014225" calcext:value-type="float">
            <text:p>20.9014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.6555960333333" calcext:value-type="float">
            <text:p>13.6555960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1.924964583333" calcext:value-type="float">
            <text:p>121.92496458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.58312519685038" calcext:value-type="float">
            <text:p>6.5831251968503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.6521880577427" calcext:value-type="float">
            <text:p>18.652188057742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.3849929166667" calcext:value-type="float">
            <text:p>24.384992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.3277098333333" calcext:value-type="float">
            <text:p>15.3277098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8.441394166667" calcext:value-type="float">
            <text:p>118.441394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5.5332826115486" calcext:value-type="float">
            <text:p>45.53328261154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.6803127296588" calcext:value-type="float">
            <text:p>7.68031272965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.5895319553806" calcext:value-type="float">
            <text:p>23.58953195538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.8292974081365" calcext:value-type="float">
            <text:p>17.82929740813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.3951568897638" calcext:value-type="float">
            <text:p>21.395156889763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.3951568897638" calcext:value-type="float">
            <text:p>21.39515688976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.3277098333333" calcext:value-type="float">
            <text:p>15.3277098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.4131935416667" calcext:value-type="float">
            <text:p>71.41319354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6.5051579396325" calcext:value-type="float">
            <text:p>56.50515793963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.1790639107611" calcext:value-type="float">
            <text:p>47.17906391076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.7839070209974" calcext:value-type="float">
            <text:p>25.783907020997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.5150396161417" calcext:value-type="float">
            <text:p>18.51503961614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.2047084166667" calcext:value-type="float">
            <text:p>20.204708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4.95782375" calcext:value-type="float">
            <text:p>114.95782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9.2481267716536" calcext:value-type="float">
            <text:p>59.24812677165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.8248452099738" calcext:value-type="float">
            <text:p>48.82484520997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.77750026246718" calcext:value-type="float">
            <text:p>8.7775002624671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.0409381889763" calcext:value-type="float">
            <text:p>23.04093818897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81128025" calcext:value-type="float">
            <text:p>18.81128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7.990682916667" calcext:value-type="float">
            <text:p>107.9906829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9.2481267716536" calcext:value-type="float">
            <text:p>59.24812677165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0.4706265091864" calcext:value-type="float">
            <text:p>50.47062650918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.8746877952756" calcext:value-type="float">
            <text:p>9.874687795275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.8865240321523" calcext:value-type="float">
            <text:p>19.88652403215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.8357041666667" calcext:value-type="float">
            <text:p>34.8357041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.6798435833333" calcext:value-type="float">
            <text:p>46.6798435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7.990682916667" calcext:value-type="float">
            <text:p>107.99068291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1.924964583333" calcext:value-type="float">
            <text:p>121.92496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7.947659776903" calcext:value-type="float">
            <text:p>117.9476597769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6.599847834646" calcext:value-type="float">
            <text:p>136.5998478346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.3887501312336" calcext:value-type="float">
            <text:p>4.38875013123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.1943750656168" calcext:value-type="float">
            <text:p>-2.19437506561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1.3171896325459" calcext:value-type="float">
            <text:p>71.31718963254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7.446410958005" calcext:value-type="float">
            <text:p>157.4464109580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5.5451188484251" calcext:value-type="float">
            <text:p>55.54511884842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9.342816666667" calcext:value-type="float">
            <text:p>139.3428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.71270275" calcext:value-type="float">
            <text:p>39.712702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7.929623125" calcext:value-type="float">
            <text:p>67.929623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7.49867725" calcext:value-type="float">
            <text:p>127.498677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9.5460961286089" calcext:value-type="float">
            <text:p>79.54609612860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2.461722112861" calcext:value-type="float">
            <text:p>112.4617221128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4.232815616798" calcext:value-type="float">
            <text:p>104.2328156167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9.891410433071" calcext:value-type="float">
            <text:p>139.8914104330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0.565316404199" calcext:value-type="float">
            <text:p>130.5653164041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.7404711942257" calcext:value-type="float">
            <text:p>81.74047119422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3.606254593176" calcext:value-type="float">
            <text:p>153.6062545931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5.5451188484251" calcext:value-type="float">
            <text:p>55.54511884842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6.6385491666667" calcext:value-type="float">
            <text:p>76.638549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9.342816666667" calcext:value-type="float">
            <text:p>139.3428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6.6798435833333" calcext:value-type="float">
            <text:p>46.6798435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7.478911875" calcext:value-type="float">
            <text:p>57.4789118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7.5399716666667" calcext:value-type="float">
            <text:p>97.5399716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.2609402887139" calcext:value-type="float">
            <text:p>93.260940288713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4.9067215879265" calcext:value-type="float">
            <text:p>94.906721587926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9.593441076115" calcext:value-type="float">
            <text:p>119.5934410761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5.87859691601" calcext:value-type="float">
            <text:p>105.878596916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6.9284395013123" calcext:value-type="float">
            <text:p>66.92843950131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6.176566272966" calcext:value-type="float">
            <text:p>126.1765662729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.1154305282152" calcext:value-type="float">
            <text:p>28.11543052821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8.0019545603675" calcext:value-type="float">
            <text:p>48.00195456036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9.2206970833333" calcext:value-type="float">
            <text:p>59.220697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1.474253333333" calcext:value-type="float">
            <text:p>111.47425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.4544879583333" calcext:value-type="float">
            <text:p>41.454487958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9.2206970833333" calcext:value-type="float">
            <text:p>59.220697083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8.9975023622048" calcext:value-type="float">
            <text:p>78.99750236220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.3325007874016" calcext:value-type="float">
            <text:p>26.33250078740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1.9910956036746" calcext:value-type="float">
            <text:p>61.99109560367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.5332826115486" calcext:value-type="float">
            <text:p>45.53328261154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7.3517210629921" calcext:value-type="float">
            <text:p>77.35172106299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4.9728526082677" calcext:value-type="float">
            <text:p>34.972852608267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3.6013681922573" calcext:value-type="float">
            <text:p>33.6013681922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.2200020997376" calcext:value-type="float">
            <text:p>70.22000209973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.2200020997376" calcext:value-type="float">
            <text:p>70.22000209973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9709175416667" calcext:value-type="float">
            <text:p>37.970917541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3.9953414583333" calcext:value-type="float">
            <text:p>53.995341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1.8657833989501" calcext:value-type="float">
            <text:p>71.86578339895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8529698818898" calcext:value-type="float">
            <text:p>37.852969881889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4.0601584645669" calcext:value-type="float">
            <text:p>74.06015846456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7158214402888" calcext:value-type="float">
            <text:p>37.71582144028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9.4869149442257" calcext:value-type="float">
            <text:p>29.48691494422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7.0537517060368" calcext:value-type="float">
            <text:p>57.053751706036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7.0537517060368" calcext:value-type="float">
            <text:p>57.05375170603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.1878379166667" calcext:value-type="float">
            <text:p>66.187837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.7455619166667" calcext:value-type="float">
            <text:p>32.7455619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6.248897708333" calcext:value-type="float">
            <text:p>106.2488977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3.9953414583333" calcext:value-type="float">
            <text:p>53.995341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.2200020997376" calcext:value-type="float">
            <text:p>70.220002099737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.1509392388451" calcext:value-type="float">
            <text:p>58.15093923884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.0601584645669" calcext:value-type="float">
            <text:p>74.06015846456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.0192202755906" calcext:value-type="float">
            <text:p>51.01922027559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1.0192202755906" calcext:value-type="float">
            <text:p>51.01922027559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6.1878379166667" calcext:value-type="float">
            <text:p>66.187837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.5202062916667" calcext:value-type="float">
            <text:p>27.520206291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.765327291667" calcext:value-type="float">
            <text:p>102.765327291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3.9953414583333" calcext:value-type="float">
            <text:p>53.995341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.6521880577427" calcext:value-type="float">
            <text:p>18.65218805774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8.6995330052493" calcext:value-type="float">
            <text:p>58.699533005249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4.6087522309712" calcext:value-type="float">
            <text:p>74.60875223097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8.7444347522966" calcext:value-type="float">
            <text:p>38.74443475229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9.4869149442257" calcext:value-type="float">
            <text:p>29.48691494422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6.1878379166667" calcext:value-type="float">
            <text:p>66.187837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.7784210833333" calcext:value-type="float">
            <text:p>25.778421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7.150320208333" calcext:value-type="float">
            <text:p>127.15032020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3.9953414583333" calcext:value-type="float">
            <text:p>53.995341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0.7685958661418" calcext:value-type="float">
            <text:p>70.76859586614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9.7967205380578" calcext:value-type="float">
            <text:p>59.79672053805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8.0586925442913" calcext:value-type="float">
            <text:p>38.05869254429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2619915" calcext:value-type="float">
            <text:p>29.26199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5.408535" calcext:value-type="float">
            <text:p>125.4085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9953414583333" calcext:value-type="float">
            <text:p>53.995341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.4706265091864" calcext:value-type="float">
            <text:p>50.47062650918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8.574220800525" calcext:value-type="float">
            <text:p>68.5742208005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.6521880577427" calcext:value-type="float">
            <text:p>18.65218805774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4.0128135170603" calcext:value-type="float">
            <text:p>34.01281351706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4.0128135170603" calcext:value-type="float">
            <text:p>34.01281351706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3.666749791667" calcext:value-type="float">
            <text:p>123.666749791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3.9953414583333" calcext:value-type="float">
            <text:p>53.9953414583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7.4770332677165" calcext:value-type="float">
            <text:p>67.477033267716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.5550005249344" calcext:value-type="float">
            <text:p>17.55500052493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.8939080708661" calcext:value-type="float">
            <text:p>60.89390807086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6.803127296588" calcext:value-type="float">
            <text:p>76.8031272965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8.7444347522966" calcext:value-type="float">
            <text:p>38.744434752296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360569" calcext:value-type="float">
            <text:p>8.3605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0.183179375" calcext:value-type="float">
            <text:p>120.183179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48357041666667" calcext:value-type="float">
            <text:p>3.48357041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74296883202099" calcext:value-type="float">
            <text:p>2.7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.4360950787402" calcext:value-type="float">
            <text:p>44.43609507874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.7212509186352" calcext:value-type="float">
            <text:p>30.72125091863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4.3887501312336" calcext:value-type="float">
            <text:p>-4.38875013123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1943750656168" calcext:value-type="float">
            <text:p>2.19437506561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.6176566272966" calcext:value-type="float">
            <text:p>12.61765662729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8.6876967683728" calcext:value-type="float">
            <text:p>48.68769676837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.3433597440945" calcext:value-type="float">
            <text:p>12.34335974409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7775002624672" calcext:value-type="float">
            <text:p>8.77750026246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7775002624672" calcext:value-type="float">
            <text:p>8.77750026246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48357041666667" calcext:value-type="float">
            <text:p>3.4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.2948506666667" calcext:value-type="float">
            <text:p>22.294850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8.441394166667" calcext:value-type="float">
            <text:p>118.441394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0971875328084" calcext:value-type="float">
            <text:p>1.097187532808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7775002624672" calcext:value-type="float">
            <text:p>8.77750026246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.6521880577427" calcext:value-type="float">
            <text:p>18.65218805774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7.5905092355643" calcext:value-type="float">
            <text:p>47.59050923556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.5204690944882" calcext:value-type="float">
            <text:p>11.520469094488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.5204690944882" calcext:value-type="float">
            <text:p>11.52046909448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48357041666667" calcext:value-type="float">
            <text:p>3.4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.8441394166667" calcext:value-type="float">
            <text:p>11.84413941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1924964583333" calcext:value-type="float">
            <text:p>12.19249645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6.699608958333" calcext:value-type="float">
            <text:p>116.699608958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.4706265091864" calcext:value-type="float">
            <text:p>50.47062650918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2.2417200131234" calcext:value-type="float">
            <text:p>42.241720013123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.3887501312336" calcext:value-type="float">
            <text:p>4.38875013123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.9092192257218" calcext:value-type="float">
            <text:p>15.90921922572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5.9447279363517" calcext:value-type="float">
            <text:p>45.94472793635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.3606254593176" calcext:value-type="float">
            <text:p>15.36062545931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.3606254593176" calcext:value-type="float">
            <text:p>15.36062545931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585924625" calcext:value-type="float">
            <text:p>13.5859246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4.95782375" calcext:value-type="float">
            <text:p>114.957823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6.0818763779528" calcext:value-type="float">
            <text:p>46.08187637795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.485937664042" calcext:value-type="float">
            <text:p>5.4859376640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9092192257218" calcext:value-type="float">
            <text:p>15.90921922572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5.2589857283464" calcext:value-type="float">
            <text:p>45.25898572834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.8292974081365" calcext:value-type="float">
            <text:p>17.82929740813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.1035942913386" calcext:value-type="float">
            <text:p>18.103594291338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.1035942913386" calcext:value-type="float">
            <text:p>18.10359429133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.3277098333333" calcext:value-type="float">
            <text:p>15.3277098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1.474253333333" calcext:value-type="float">
            <text:p>111.47425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6.5051579396325" calcext:value-type="float">
            <text:p>56.50515793963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.6803127296588" calcext:value-type="float">
            <text:p>7.68031272965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.1035942913386" calcext:value-type="float">
            <text:p>18.103594291338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7.3043761154856" calcext:value-type="float">
            <text:p>37.30437611548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.3849929166667" calcext:value-type="float">
            <text:p>24.384992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.3277098333333" calcext:value-type="float">
            <text:p>15.327709833333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3.15497875" calcext:value-type="float">
            <text:p>73.1549787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.5051579396325" calcext:value-type="float">
            <text:p>56.505157939632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5678140419947" calcext:value-type="float">
            <text:p>51.567814041994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.9782820866142" calcext:value-type="float">
            <text:p>27.978282086614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7493755905512" calcext:value-type="float">
            <text:p>19.749375590551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8865240321523" calcext:value-type="float">
            <text:p>19.886524032152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.81128025" calcext:value-type="float">
            <text:p>18.811280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4.3107828740157" calcext:value-type="float">
            <text:p>54.31078287401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.77750026246718" calcext:value-type="float">
            <text:p>8.7775002624671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6240633858267" calcext:value-type="float">
            <text:p>29.62406338582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.3951568897638" calcext:value-type="float">
            <text:p>21.39515688976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.2017591043307" calcext:value-type="float">
            <text:p>43.20175910433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.2580084481627" calcext:value-type="float">
            <text:p>21.25800844816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.4923444225722" calcext:value-type="float">
            <text:p>22.49234442257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.4923444225722" calcext:value-type="float">
            <text:p>22.49234442257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3277098333333" calcext:value-type="float">
            <text:p>15.3277098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9.7967205380578" calcext:value-type="float">
            <text:p>59.79672053805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.0690628608924" calcext:value-type="float">
            <text:p>12.069062860892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.5614072834645" calcext:value-type="float">
            <text:p>34.56140728346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8.8248452099738" calcext:value-type="float">
            <text:p>48.82484520997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.1045715715224" calcext:value-type="float">
            <text:p>42.10457157152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.6294928641733" calcext:value-type="float">
            <text:p>22.62949286417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6.6798435833333" calcext:value-type="float">
            <text:p>46.6798435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8.892105416667" calcext:value-type="float">
            <text:p>128.892105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4.0601584645669" calcext:value-type="float">
            <text:p>74.06015846456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3.2609402887139" calcext:value-type="float">
            <text:p>93.260940288713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5.330003149606" calcext:value-type="float">
            <text:p>105.330003149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9.044847309711" calcext:value-type="float">
            <text:p>119.0448473097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61" calcext:value-type="float">
            <text:p>-1.6457812992126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61" calcext:value-type="float">
            <text:p>-1.6457812992126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3.3862524934384" calcext:value-type="float">
            <text:p>83.38625249343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5.627972506562" calcext:value-type="float">
            <text:p>125.6279725065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.0009772801837" calcext:value-type="float">
            <text:p>24.00097728018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6.6385491666667" calcext:value-type="float">
            <text:p>76.638549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7.5399716666667" calcext:value-type="float">
            <text:p>97.53997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9.1228145669291" calcext:value-type="float">
            <text:p>69.122814566929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8.574220800525" calcext:value-type="float">
            <text:p>68.5742208005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8.0256270341208" calcext:value-type="float">
            <text:p>68.02562703412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.1854706692913" calcext:value-type="float">
            <text:p>64.18547066929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9.0873058562992" calcext:value-type="float">
            <text:p>39.08730585629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1154305282152" calcext:value-type="float">
            <text:p>28.11543052821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.8376587270341" calcext:value-type="float">
            <text:p>82.83765872703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.8376587270341" calcext:value-type="float">
            <text:p>82.83765872703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2.25355625" calcext:value-type="float">
            <text:p>52.253556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2.7042675" calcext:value-type="float">
            <text:p>62.704267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8.9975023622048" calcext:value-type="float">
            <text:p>78.99750236220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6.6778150918635" calcext:value-type="float">
            <text:p>86.67781509186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.7839070209974" calcext:value-type="float">
            <text:p>25.783907020997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2.2890649606299" calcext:value-type="float">
            <text:p>82.28906496062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6.6186339074803" calcext:value-type="float">
            <text:p>36.61863390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.6013681922573" calcext:value-type="float">
            <text:p>33.6013681922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9.1228145669291" calcext:value-type="float">
            <text:p>69.122814566929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9.1228145669291" calcext:value-type="float">
            <text:p>69.12281456692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.4489085958005" calcext:value-type="float">
            <text:p>78.44890859580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.1573459973754" calcext:value-type="float">
            <text:p>75.15734599737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5.0320337926509" calcext:value-type="float">
            <text:p>85.03203379265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1.4425018372704" calcext:value-type="float">
            <text:p>61.4425018372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.5959387139107" calcext:value-type="float">
            <text:p>40.59593871391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.6432836614173" calcext:value-type="float">
            <text:p>80.64328366141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7.0300792322835" calcext:value-type="float">
            <text:p>37.03007923228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3.6013681922573" calcext:value-type="float">
            <text:p>33.6013681922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6.630470144357" calcext:value-type="float">
            <text:p>46.630470144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4.6087522309712" calcext:value-type="float">
            <text:p>74.60875223097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5.0320337926509" calcext:value-type="float">
            <text:p>85.03203379265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1.9910956036746" calcext:value-type="float">
            <text:p>61.991095603674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1.1918774278216" calcext:value-type="float">
            <text:p>81.19187742782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.0300792322835" calcext:value-type="float">
            <text:p>37.030079232283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3.6013681922573" calcext:value-type="float">
            <text:p>33.6013681922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6.7557823490813" calcext:value-type="float">
            <text:p>36.75578234908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7.3517210629921" calcext:value-type="float">
            <text:p>77.351721062992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5.1573459973754" calcext:value-type="float">
            <text:p>75.15734599737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5.0320337926509" calcext:value-type="float">
            <text:p>85.03203379265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.7839070209974" calcext:value-type="float">
            <text:p>25.783907020997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2.2890649606299" calcext:value-type="float">
            <text:p>82.289064960629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.6186339074803" calcext:value-type="float">
            <text:p>36.61863390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3.6013681922573" calcext:value-type="float">
            <text:p>33.60136819225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4.6087522309712" calcext:value-type="float">
            <text:p>74.60875223097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6.1292213254593" calcext:value-type="float">
            <text:p>86.129221325459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8.9501574146982" calcext:value-type="float">
            <text:p>38.95015741469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2.8376587270341" calcext:value-type="float">
            <text:p>82.83765872703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.6186339074803" calcext:value-type="float">
            <text:p>36.61863390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4.2871104002624" calcext:value-type="float">
            <text:p>34.2871104002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8.4489085958005" calcext:value-type="float">
            <text:p>78.44890859580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6.6778150918635" calcext:value-type="float">
            <text:p>86.67781509186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.2353132545931" calcext:value-type="float">
            <text:p>25.23531325459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4.1854706692913" calcext:value-type="float">
            <text:p>64.18547066929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3.3862524934384" calcext:value-type="float">
            <text:p>83.38625249343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.6186339074803" calcext:value-type="float">
            <text:p>36.61863390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4.2871104002624" calcext:value-type="float">
            <text:p>34.2871104002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7.9003148293963" calcext:value-type="float">
            <text:p>77.900314829396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6.6778150918635" calcext:value-type="float">
            <text:p>86.67781509186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4.1854706692913" calcext:value-type="float">
            <text:p>64.18547066929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3.3862524934384" calcext:value-type="float">
            <text:p>83.38625249343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6.6186339074803" calcext:value-type="float">
            <text:p>36.61863390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.2871104002624" calcext:value-type="float">
            <text:p>34.2871104002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8.4489085958005" calcext:value-type="float">
            <text:p>78.44890859580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5.7059397637795" calcext:value-type="float">
            <text:p>75.705939763779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7.2264088582677" calcext:value-type="float">
            <text:p>87.22640885826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4.1381257217848" calcext:value-type="float">
            <text:p>24.13812572178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4.1854706692913" calcext:value-type="float">
            <text:p>64.18547066929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2.8376587270341" calcext:value-type="float">
            <text:p>82.83765872703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6.6186339074803" calcext:value-type="float">
            <text:p>36.61863390748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.2871104002624" calcext:value-type="float">
            <text:p>34.2871104002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5.7371266666667" calcext:value-type="float">
            <text:p>55.73712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4.9846888451443" calcext:value-type="float">
            <text:p>44.984688845144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971875328084" calcext:value-type="float">
            <text:p>10.9718753280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8.2762514435696" calcext:value-type="float">
            <text:p>48.27625144356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2915625984252" calcext:value-type="float">
            <text:p>3.291562598425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6803127296588" calcext:value-type="float">
            <text:p>7.680312729658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58312519685038" calcext:value-type="float">
            <text:p>6.583125196850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.9092192257218" calcext:value-type="float">
            <text:p>15.90921922572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7.3162123523622" calcext:value-type="float">
            <text:p>47.31621235236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.0863285761155" calcext:value-type="float">
            <text:p>15.0863285761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8357041666667" calcext:value-type="float">
            <text:p>3.48357041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.35213375" calcext:value-type="float">
            <text:p>31.3521337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7.7276576771653" calcext:value-type="float">
            <text:p>47.72765767716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.4706265091864" calcext:value-type="float">
            <text:p>50.47062650918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2.7903137795275" calcext:value-type="float">
            <text:p>42.79031377952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.93734389763779" calcext:value-type="float">
            <text:p>4.9373438976377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.6176566272966" calcext:value-type="float">
            <text:p>12.61765662729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.32609402887139" calcext:value-type="float">
            <text:p>9.32609402887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.3951568897638" calcext:value-type="float">
            <text:p>21.39515688976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5.9447279363517" calcext:value-type="float">
            <text:p>45.94472793635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.1435552001312" calcext:value-type="float">
            <text:p>17.14355520013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.77750026246718" calcext:value-type="float">
            <text:p>8.7775002624671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.77750026246718" calcext:value-type="float">
            <text:p>8.777500262467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.96714083333333" calcext:value-type="float">
            <text:p>6.967140833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.943750656168" calcext:value-type="float">
            <text:p>21.9437506561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9.3734389763779" calcext:value-type="float">
            <text:p>49.37343897637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22890649606299" calcext:value-type="float">
            <text:p>8.228906496062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.6521880577427" calcext:value-type="float">
            <text:p>18.65218805774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.0754696194226" calcext:value-type="float">
            <text:p>29.07546961942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4.5732435203411" calcext:value-type="float">
            <text:p>44.57324352034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.200781824147" calcext:value-type="float">
            <text:p>19.2007818241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1662503937008" calcext:value-type="float">
            <text:p>13.1662503937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1662503937008" calcext:value-type="float">
            <text:p>13.1662503937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.9014225" calcext:value-type="float">
            <text:p>20.9014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70892604166667" calcext:value-type="float">
            <text:p>8.708926041666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4.85937664042" calcext:value-type="float">
            <text:p>54.859376640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7.0537517060368" calcext:value-type="float">
            <text:p>57.05375170603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2.116407808399" calcext:value-type="float">
            <text:p>52.11640780839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5204690944882" calcext:value-type="float">
            <text:p>11.520469094488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.5895319553806" calcext:value-type="float">
            <text:p>23.58953195538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5.1100010498688" calcext:value-type="float">
            <text:p>35.11000104986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3.2017591043307" calcext:value-type="float">
            <text:p>43.20175910433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.5722662401575" calcext:value-type="float">
            <text:p>20.57226624015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.4578129921259" calcext:value-type="float">
            <text:p>16.45781299212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.3849929166667" calcext:value-type="float">
            <text:p>24.38499291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45071125" calcext:value-type="float">
            <text:p>10.4507112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9.7967205380578" calcext:value-type="float">
            <text:p>59.796720538057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.1726571522309" calcext:value-type="float">
            <text:p>30.17265715223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7.602345472441" calcext:value-type="float">
            <text:p>57.6023454724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4.2634379265091" calcext:value-type="float">
            <text:p>14.263437926509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.5268758530184" calcext:value-type="float">
            <text:p>28.52687585301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.2979693569554" calcext:value-type="float">
            <text:p>20.29796935695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.0473449475066" calcext:value-type="float">
            <text:p>40.047344947506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2.5160168963254" calcext:value-type="float">
            <text:p>42.51601689632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2.6294928641733" calcext:value-type="float">
            <text:p>22.62949286417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.1035942913386" calcext:value-type="float">
            <text:p>18.103594291338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.1035942913386" calcext:value-type="float">
            <text:p>18.10359429133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.8939080708661" calcext:value-type="float">
            <text:p>60.89390807086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1.9910956036746" calcext:value-type="float">
            <text:p>61.991095603674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.8120316929134" calcext:value-type="float">
            <text:p>14.81203169291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.8184384514435" calcext:value-type="float">
            <text:p>31.81843845144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.3951568897638" calcext:value-type="float">
            <text:p>21.39515688976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.887501312336" calcext:value-type="float">
            <text:p>43.887501312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2.5160168963254" calcext:value-type="float">
            <text:p>42.516016896325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.3152350721784" calcext:value-type="float">
            <text:p>23.31523507217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.7493755905512" calcext:value-type="float">
            <text:p>19.74937559055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.7493755905512" calcext:value-type="float">
            <text:p>19.74937559055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2.5396893700787" calcext:value-type="float">
            <text:p>62.539689370078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.658594816273" calcext:value-type="float">
            <text:p>35.658594816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3.0882831364829" calcext:value-type="float">
            <text:p>63.0882831364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.3606254593176" calcext:value-type="float">
            <text:p>15.360625459317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.5614072834645" calcext:value-type="float">
            <text:p>34.56140728346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.5895319553806" calcext:value-type="float">
            <text:p>23.58953195538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.2762514435696" calcext:value-type="float">
            <text:p>48.27625144356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2.1045715715224" calcext:value-type="float">
            <text:p>42.10457157152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.8465631233595" calcext:value-type="float">
            <text:p>20.84656312335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.8357041666667" calcext:value-type="float">
            <text:p>34.8357041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8.4015636482939" calcext:value-type="float">
            <text:p>38.401563648293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5.2826582020997" calcext:value-type="float">
            <text:p>65.28265820209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5.831251968504" calcext:value-type="float">
            <text:p>65.8312519685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.1035942913386" calcext:value-type="float">
            <text:p>18.103594291338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9.4987511811024" calcext:value-type="float">
            <text:p>39.49875118110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.4296883202099" calcext:value-type="float">
            <text:p>27.42968832020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3.7621891076115" calcext:value-type="float">
            <text:p>53.76218910761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0.4587902723097" calcext:value-type="float">
            <text:p>40.458790272309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6.0582039041995" calcext:value-type="float">
            <text:p>26.05820390419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8.3192745833333" calcext:value-type="float">
            <text:p>38.31927458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1.802845" calcext:value-type="float">
            <text:p>41.8028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.9624822916667" calcext:value-type="float">
            <text:p>60.96248229166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3.8095340551181" calcext:value-type="float">
            <text:p>93.80953405511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.3453143044619" calcext:value-type="float">
            <text:p>60.34531430446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7.7276576771653" calcext:value-type="float">
            <text:p>47.72765767716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.915625984252" calcext:value-type="float">
            <text:p>32.9156259842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74296883202099" calcext:value-type="float">
            <text:p>2.742968832020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59" calcext:value-type="float">
            <text:p>-1.64578129921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1.8657833989501" calcext:value-type="float">
            <text:p>71.86578339895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.1154305282152" calcext:value-type="float">
            <text:p>28.11543052821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4.2871104002624" calcext:value-type="float">
            <text:p>34.28711040026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2.8376587270341" calcext:value-type="float">
            <text:p>82.83765872703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2.8376587270341" calcext:value-type="float">
            <text:p>82.83765872703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2.7042675" calcext:value-type="float">
            <text:p>62.7042675</text:p>
          </table:table-cell>
        </table:table-row>
      </table:table>
      <table:table table:name="merged" table:style-name="ta1">
        <table:shapes>
          <draw:frame draw:z-index="0" draw:style-name="gr1" draw:text-style-name="P1" svg:width="6.298in" svg:height="3.5453in" svg:x="9.8646in" svg:y="16.1984in">
            <draw:object draw:notify-on-update-of-ranges="merged.C92:merged.C109 merged.D92:merged.D109 merged.C92:merged.C109 merged.E92:merged.E109 merged.C92:merged.C109 merged.F92:merged.F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49in" svg:x="8.889in" svg:y="32.2303in">
            <draw:object draw:notify-on-update-of-ranges="merged.C182:merged.C199 merged.D182:merged.D199 merged.C182:merged.C199 merged.E182:merged.E1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in" svg:height="3.5453in" svg:x="8.1736in" svg:y="48.1567in">
            <draw:object draw:notify-on-update-of-ranges="merged.C272:merged.C289 merged.D272:merged.D28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in" svg:height="3.5453in" svg:x="8.9106in" svg:y="80.2299in">
            <draw:object draw:notify-on-update-of-ranges="merged.C452:merged.C469 merged.D452:merged.D469 merged.C452:merged.C469 merged.E452:merged.E469 merged.C452:merged.C469 merged.F452:merged.F469 merged.C452:merged.C469 merged.G452:merged.G4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298in" svg:height="3.5453in" svg:x="8.9213in" svg:y="96.2299in">
            <draw:object draw:notify-on-update-of-ranges="merged.C542:merged.C559 merged.D542:merged.D55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in" svg:height="3.5453in" svg:x="10.5146in" svg:y="64.0413in">
            <draw:object draw:notify-on-update-of-ranges="merged.C362:merged.C379 merged.D362:merged.D379 merged.C362:merged.C379 merged.E362:merged.E379 merged.C362:merged.C379 merged.F362:merged.F379 merged.C362:merged.C379 merged.G362:merged.G37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1 [psi]</text:p>
          </table:table-cell>
          <table:table-cell office:value-type="string" calcext:value-type="string">
            <text:p>Pressure 2 [psi]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8685633333333" calcext:value-type="float">
            <text:p>0.278685633333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6308193833333" calcext:value-type="float">
            <text:p>31.6308193833333</text:p>
          </table:table-cell>
          <table:table-cell office:value-type="float" office:value="21.943750656168" calcext:value-type="float">
            <text:p>21.94375065616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7.5550005249344" calcext:value-type="float">
            <text:p>17.555000524934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6.4578129921259" calcext:value-type="float">
            <text:p>16.457812992125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2.6176566272966" calcext:value-type="float">
            <text:p>12.61765662729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3.714844160105" calcext:value-type="float">
            <text:p>13.7148441601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8768222166667" calcext:value-type="float">
            <text:p>21.8768222166667</text:p>
          </table:table-cell>
          <table:table-cell office:value-type="float" office:value="12.0690628608924" calcext:value-type="float">
            <text:p>12.06906286089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0.971875328084" calcext:value-type="float">
            <text:p>10.97187532808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3932518" calcext:value-type="float">
            <text:p>18.3932518</text:p>
          </table:table-cell>
          <table:table-cell office:value-type="float" office:value="13.714844160105" calcext:value-type="float">
            <text:p>13.7148441601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.6308193833333" calcext:value-type="float">
            <text:p>31.6308193833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4015636482939" calcext:value-type="float">
            <text:p>3.840156364829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1389900833333" calcext:value-type="float">
            <text:p>34.1389900833333</text:p>
          </table:table-cell>
          <table:table-cell office:value-type="float" office:value="27.9782820866142" calcext:value-type="float">
            <text:p>27.97828208661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6.3325007874016" calcext:value-type="float">
            <text:p>26.33250078740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 office:value-type="float" office:value="25.2353132545931" calcext:value-type="float">
            <text:p>25.23531325459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5652774166667" calcext:value-type="float">
            <text:p>28.5652774166667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.5652774166667" calcext:value-type="float">
            <text:p>28.5652774166667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.5652774166667" calcext:value-type="float">
            <text:p>28.5652774166667</text:p>
          </table:table-cell>
          <table:table-cell office:value-type="float" office:value="16.4578129921259" calcext:value-type="float">
            <text:p>16.457812992125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3.714844160105" calcext:value-type="float">
            <text:p>13.7148441601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.99156475" calcext:value-type="float">
            <text:p>22.99156475</text:p>
          </table:table-cell>
          <table:table-cell office:value-type="float" office:value="5.485937664042" calcext:value-type="float">
            <text:p>5.4859376640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5981365833333" calcext:value-type="float">
            <text:p>21.5981365833333</text:p>
          </table:table-cell>
          <table:table-cell office:value-type="float" office:value="6.03453143044619" calcext:value-type="float">
            <text:p>6.034531430446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7.13171896325459" calcext:value-type="float">
            <text:p>7.1317189632545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.2047084166667" calcext:value-type="float">
            <text:p>20.2047084166667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.2047084166667" calcext:value-type="float">
            <text:p>20.2047084166667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.5981365833333" calcext:value-type="float">
            <text:p>21.5981365833333</text:p>
          </table:table-cell>
          <table:table-cell office:value-type="float" office:value="9.8746877952756" calcext:value-type="float">
            <text:p>9.874687795275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0.61412525" calcext:value-type="float">
            <text:p>60.61412525</text:p>
          </table:table-cell>
          <table:table-cell office:value-type="float" office:value="-2.74296883202099" calcext:value-type="float">
            <text:p>-2.742968832020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.6225605" calcext:value-type="float">
            <text:p>37.6225605</text:p>
          </table:table-cell>
          <table:table-cell office:value-type="float" office:value="32.915625984252" calcext:value-type="float">
            <text:p>32.9156259842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.2864154166667" calcext:value-type="float">
            <text:p>45.2864154166667</text:p>
          </table:table-cell>
          <table:table-cell office:value-type="float" office:value="41.144532480315" calcext:value-type="float">
            <text:p>41.14453248031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.5241593666667" calcext:value-type="float">
            <text:p>41.5241593666667</text:p>
          </table:table-cell>
          <table:table-cell office:value-type="float" office:value="36.7557823490813" calcext:value-type="float">
            <text:p>36.75578234908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.04058895" calcext:value-type="float">
            <text:p>38.04058895</text:p>
          </table:table-cell>
          <table:table-cell office:value-type="float" office:value="31.8184384514435" calcext:value-type="float">
            <text:p>31.81843845144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.0488478333333" calcext:value-type="float">
            <text:p>32.0488478333333</text:p>
          </table:table-cell>
          <table:table-cell office:value-type="float" office:value="26.3325007874016" calcext:value-type="float">
            <text:p>26.33250078740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.2619915" calcext:value-type="float">
            <text:p>29.2619915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.2619915" calcext:value-type="float">
            <text:p>29.2619915</text:p>
          </table:table-cell>
          <table:table-cell office:value-type="float" office:value="16.4578129921259" calcext:value-type="float">
            <text:p>16.457812992125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3.714844160105" calcext:value-type="float">
            <text:p>13.7148441601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05728308333333" calcext:value-type="float">
            <text:p>9.05728308333333</text:p>
          </table:table-cell>
          <table:table-cell office:value-type="float" office:value="1.64578129921261" calcext:value-type="float">
            <text:p>1.645781299212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8441394166667" calcext:value-type="float">
            <text:p>11.8441394166667</text:p>
          </table:table-cell>
          <table:table-cell office:value-type="float" office:value="4.3887501312336" calcext:value-type="float">
            <text:p>4.38875013123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.6555960333333" calcext:value-type="float">
            <text:p>13.6555960333333</text:p>
          </table:table-cell>
          <table:table-cell office:value-type="float" office:value="6.58312519685038" calcext:value-type="float">
            <text:p>6.583125196850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7.6803127296588" calcext:value-type="float">
            <text:p>7.680312729658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.2047084166667" calcext:value-type="float">
            <text:p>20.2047084166667</text:p>
          </table:table-cell>
          <table:table-cell office:value-type="float" office:value="8.77750026246718" calcext:value-type="float">
            <text:p>8.7775002624671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9.8746877952756" calcext:value-type="float">
            <text:p>9.874687795275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.6798435833333" calcext:value-type="float">
            <text:p>46.6798435833333</text:p>
          </table:table-cell>
          <table:table-cell office:value-type="float" office:value="4.3887501312336" calcext:value-type="float">
            <text:p>4.38875013123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.71270275" calcext:value-type="float">
            <text:p>39.71270275</text:p>
          </table:table-cell>
          <table:table-cell office:value-type="float" office:value="46.0818763779528" calcext:value-type="float">
            <text:p>46.081876377952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6.6798435833333" calcext:value-type="float">
            <text:p>46.6798435833333</text:p>
          </table:table-cell>
          <table:table-cell office:value-type="float" office:value="40.0473449475066" calcext:value-type="float">
            <text:p>40.047344947506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.4544879583333" calcext:value-type="float">
            <text:p>41.4544879583333</text:p>
          </table:table-cell>
          <table:table-cell office:value-type="float" office:value="26.3325007874016" calcext:value-type="float">
            <text:p>26.33250078740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9709175416667" calcext:value-type="float">
            <text:p>37.9709175416667</text:p>
          </table:table-cell>
          <table:table-cell office:value-type="float" office:value="20.2979693569554" calcext:value-type="float">
            <text:p>20.297969356955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.7455619166667" calcext:value-type="float">
            <text:p>32.7455619166667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.5202062916667" calcext:value-type="float">
            <text:p>27.5202062916667</text:p>
          </table:table-cell>
          <table:table-cell office:value-type="float" office:value="18.6521880577427" calcext:value-type="float">
            <text:p>18.652188057742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2619915" calcext:value-type="float">
            <text:p>29.2619915</text:p>
          </table:table-cell>
          <table:table-cell office:value-type="float" office:value="18.6521880577427" calcext:value-type="float">
            <text:p>18.652188057742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7.5550005249344" calcext:value-type="float">
            <text:p>17.555000524934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360569" calcext:value-type="float">
            <text:p>8.360569</text:p>
          </table:table-cell>
          <table:table-cell office:value-type="float" office:value="-4.3887501312336" calcext:value-type="float">
            <text:p>-4.38875013123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.2948506666667" calcext:value-type="float">
            <text:p>22.2948506666667</text:p>
          </table:table-cell>
          <table:table-cell office:value-type="float" office:value="1.0971875328084" calcext:value-type="float">
            <text:p>1.097187532808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.8441394166667" calcext:value-type="float">
            <text:p>11.8441394166667</text:p>
          </table:table-cell>
          <table:table-cell office:value-type="float" office:value="4.3887501312336" calcext:value-type="float">
            <text:p>4.38875013123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585924625" calcext:value-type="float">
            <text:p>13.585924625</text:p>
          </table:table-cell>
          <table:table-cell office:value-type="float" office:value="5.485937664042" calcext:value-type="float">
            <text:p>5.4859376640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7.6803127296588" calcext:value-type="float">
            <text:p>7.680312729658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8.77750026246718" calcext:value-type="float">
            <text:p>8.7775002624671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12.0690628608924" calcext:value-type="float">
            <text:p>12.06906286089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6.6798435833333" calcext:value-type="float">
            <text:p>46.6798435833333</text:p>
          </table:table-cell>
          <table:table-cell office:value-type="float" office:value="-1.64578129921261" calcext:value-type="float">
            <text:p>-1.645781299212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20.2979693569554" calcext:value-type="float">
            <text:p>20.297969356955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7839070209974" calcext:value-type="float">
            <text:p>25.78390702099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2353132545931" calcext:value-type="float">
            <text:p>25.23531325459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4.686719488189" calcext:value-type="float">
            <text:p>24.68671948818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7839070209974" calcext:value-type="float">
            <text:p>25.78390702099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2353132545931" calcext:value-type="float">
            <text:p>25.23531325459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3.2915625984252" calcext:value-type="float">
            <text:p>3.29156259842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4.93734389763779" calcext:value-type="float">
            <text:p>4.9373438976377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1.5204690944882" calcext:value-type="float">
            <text:p>11.520469094488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4.2634379265091" calcext:value-type="float">
            <text:p>14.263437926509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4.8120316929134" calcext:value-type="float">
            <text:p>14.812031692913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5.3606254593176" calcext:value-type="float">
            <text:p>15.36062545931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18.1035942913386" calcext:value-type="float">
            <text:p>18.103594291338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2.74296883202099" calcext:value-type="float">
            <text:p>2.7429688320209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1.74178520833333" calcext:value-type="float">
            <text:p>1.7417852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43.5446302083333" calcext:value-type="float">
            <text:p>43.544630208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.3192745833333" calcext:value-type="float">
            <text:p>38.3192745833333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577489375" calcext:value-type="float">
            <text:p>36.577489375</text:p>
          </table:table-cell>
          <table:table-cell/>
          <table:table-cell office:value-type="float" office:value="38.3192745833333" calcext:value-type="float">
            <text:p>38.3192745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33.0939189583333" calcext:value-type="float">
            <text:p>33.093918958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29.6103485416667" calcext:value-type="float">
            <text:p>29.610348541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24.3849929166667" calcext:value-type="float">
            <text:p>24.38499291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22.6432077083333" calcext:value-type="float">
            <text:p>22.643207708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7.4178520833333" calcext:value-type="float">
            <text:p>17.417852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.25355625" calcext:value-type="float">
            <text:p>52.25355625</text:p>
          </table:table-cell>
          <table:table-cell/>
          <table:table-cell office:value-type="float" office:value="57.478911875" calcext:value-type="float">
            <text:p>57.4789118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.028200625" calcext:value-type="float">
            <text:p>47.028200625</text:p>
          </table:table-cell>
          <table:table-cell/>
          <table:table-cell office:value-type="float" office:value="55.7371266666667" calcext:value-type="float">
            <text:p>55.737126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52.25355625" calcext:value-type="float">
            <text:p>52.253556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5446302083333" calcext:value-type="float">
            <text:p>43.5446302083333</text:p>
          </table:table-cell>
          <table:table-cell/>
          <table:table-cell office:value-type="float" office:value="48.7699858333333" calcext:value-type="float">
            <text:p>48.7699858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8.3192745833333" calcext:value-type="float">
            <text:p>38.3192745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31.35213375" calcext:value-type="float">
            <text:p>31.352133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.9014225" calcext:value-type="float">
            <text:p>20.9014225</text:p>
          </table:table-cell>
          <table:table-cell/>
          <table:table-cell office:value-type="float" office:value="20.9014225" calcext:value-type="float">
            <text:p>20.90142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24.3849929166667" calcext:value-type="float">
            <text:p>24.38499291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24.3849929166667" calcext:value-type="float">
            <text:p>24.38499291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24.3849929166667" calcext:value-type="float">
            <text:p>24.38499291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24.3849929166667" calcext:value-type="float">
            <text:p>24.38499291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.5117710416667" calcext:value-type="float">
            <text:p>50.5117710416667</text:p>
          </table:table-cell>
          <table:table-cell/>
          <table:table-cell office:value-type="float" office:value="59.2206970833333" calcext:value-type="float">
            <text:p>59.220697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76.6385491666667" calcext:value-type="float">
            <text:p>76.638549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.7371266666667" calcext:value-type="float">
            <text:p>55.7371266666667</text:p>
          </table:table-cell>
          <table:table-cell/>
          <table:table-cell office:value-type="float" office:value="69.6714083333333" calcext:value-type="float">
            <text:p>69.671408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.7699858333333" calcext:value-type="float">
            <text:p>48.7699858333333</text:p>
          </table:table-cell>
          <table:table-cell/>
          <table:table-cell office:value-type="float" office:value="59.2206970833333" calcext:value-type="float">
            <text:p>59.220697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52.25355625" calcext:value-type="float">
            <text:p>52.253556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38.3192745833333" calcext:value-type="float">
            <text:p>38.3192745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.3849929166667" calcext:value-type="float">
            <text:p>24.3849929166667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17.4178520833333" calcext:value-type="float">
            <text:p>17.417852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.96714083333333" calcext:value-type="float">
            <text:p>6.9671408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10.45071125" calcext:value-type="float">
            <text:p>10.450711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2.7042675" calcext:value-type="float">
            <text:p>62.7042675</text:p>
          </table:table-cell>
          <table:table-cell/>
          <table:table-cell office:value-type="float" office:value="62.7042675" calcext:value-type="float">
            <text:p>62.70426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7.929623125" calcext:value-type="float">
            <text:p>67.929623125</text:p>
          </table:table-cell>
          <table:table-cell/>
          <table:table-cell office:value-type="float" office:value="76.6385491666667" calcext:value-type="float">
            <text:p>76.638549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7.478911875" calcext:value-type="float">
            <text:p>57.478911875</text:p>
          </table:table-cell>
          <table:table-cell/>
          <table:table-cell office:value-type="float" office:value="59.2206970833333" calcext:value-type="float">
            <text:p>59.220697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.0610597916667" calcext:value-type="float">
            <text:p>40.0610597916667</text:p>
          </table:table-cell>
          <table:table-cell/>
          <table:table-cell office:value-type="float" office:value="41.802845" calcext:value-type="float">
            <text:p>41.8028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9.6103485416667" calcext:value-type="float">
            <text:p>29.6103485416667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3.48357041666667" calcext:value-type="float">
            <text:p>3.4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/>
          <table:table-cell office:value-type="float" office:value="3.48357041666667" calcext:value-type="float">
            <text:p>3.4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1924964583333" calcext:value-type="float">
            <text:p>12.1924964583333</text:p>
          </table:table-cell>
          <table:table-cell/>
          <table:table-cell office:value-type="float" office:value="6.96714083333333" calcext:value-type="float">
            <text:p>6.9671408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6.96714083333333" calcext:value-type="float">
            <text:p>6.9671408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0.45071125" calcext:value-type="float">
            <text:p>10.450711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.6714083333333" calcext:value-type="float">
            <text:p>69.6714083333333</text:p>
          </table:table-cell>
          <table:table-cell/>
          <table:table-cell office:value-type="float" office:value="76.6385491666667" calcext:value-type="float">
            <text:p>76.638549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.126778125" calcext:value-type="float">
            <text:p>26.126778125</text:p>
          </table:table-cell>
          <table:table-cell/>
          <table:table-cell office:value-type="float" office:value="27.8685633333333" calcext:value-type="float">
            <text:p>27.868563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38.3192745833333" calcext:value-type="float">
            <text:p>38.3192745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3.0939189583333" calcext:value-type="float">
            <text:p>33.0939189583333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.35213375" calcext:value-type="float">
            <text:p>31.35213375</text:p>
          </table:table-cell>
          <table:table-cell/>
          <table:table-cell office:value-type="float" office:value="34.8357041666667" calcext:value-type="float">
            <text:p>34.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/>
          <table:table-cell office:value-type="float" office:value="3.48357041666667" calcext:value-type="float">
            <text:p>3.48357041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/>
          <table:table-cell office:value-type="float" office:value="6.96714083333333" calcext:value-type="float">
            <text:p>6.967140833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.45071125" calcext:value-type="float">
            <text:p>10.45071125</text:p>
          </table:table-cell>
          <table:table-cell/>
          <table:table-cell office:value-type="float" office:value="10.45071125" calcext:value-type="float">
            <text:p>10.450711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.9342816666667" calcext:value-type="float">
            <text:p>13.9342816666667</text:p>
          </table:table-cell>
          <table:table-cell/>
          <table:table-cell office:value-type="float" office:value="10.45071125" calcext:value-type="float">
            <text:p>10.4507112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.676066875" calcext:value-type="float">
            <text:p>15.676066875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/>
          <table:table-cell office:value-type="float" office:value="13.9342816666667" calcext:value-type="float">
            <text:p>13.93428166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.1596372916667" calcext:value-type="float">
            <text:p>19.1596372916667</text:p>
          </table:table-cell>
          <table:table-cell/>
          <table:table-cell office:value-type="float" office:value="17.4178520833333" calcext:value-type="float">
            <text:p>17.41785208333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/>
          <table:table-cell office:value-type="float" office:value="24.3849929166667" calcext:value-type="float">
            <text:p>24.38499291666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.9624822916667" calcext:value-type="float">
            <text:p>60.9624822916667</text:p>
          </table:table-cell>
          <table:table-cell office:value-type="float" office:value="47.7276576771653" calcext:value-type="float">
            <text:p>47.7276576771653</text:p>
          </table:table-cell>
          <table:table-cell office:value-type="float" office:value="62.7042675" calcext:value-type="float">
            <text:p>62.70426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578129921259" calcext:value-type="float">
            <text:p>1.64578129921259</text:p>
          </table:table-cell>
          <table:table-cell office:value-type="float" office:value="-2.74296883202099" calcext:value-type="float">
            <text:p>-2.742968832020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.887501312336" calcext:value-type="float">
            <text:p>43.8875013123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52.116407808399" calcext:value-type="float">
            <text:p>52.1164078083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44.4360950787402" calcext:value-type="float">
            <text:p>44.43609507874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.6931262467192" calcext:value-type="float">
            <text:p>41.6931262467192</text:p>
          </table:table-cell>
          <table:table-cell office:value-type="float" office:value="42.7903137795275" calcext:value-type="float">
            <text:p>42.79031377952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40.0473449475066" calcext:value-type="float">
            <text:p>40.047344947506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.4987511811024" calcext:value-type="float">
            <text:p>39.4987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.5614072834645" calcext:value-type="float">
            <text:p>34.5614072834645</text:p>
          </table:table-cell>
          <table:table-cell office:value-type="float" office:value="36.2071885826771" calcext:value-type="float">
            <text:p>36.20718858267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0754696194226" calcext:value-type="float">
            <text:p>29.0754696194226</text:p>
          </table:table-cell>
          <table:table-cell office:value-type="float" office:value="30.7212509186352" calcext:value-type="float">
            <text:p>30.72125091863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.6240633858267" calcext:value-type="float">
            <text:p>29.6240633858267</text:p>
          </table:table-cell>
          <table:table-cell office:value-type="float" office:value="32.915625984252" calcext:value-type="float">
            <text:p>32.9156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27.9782820866142" calcext:value-type="float">
            <text:p>27.97828208661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28.5268758530184" calcext:value-type="float">
            <text:p>28.52687585301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8810945538058" calcext:value-type="float">
            <text:p>26.8810945538058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.5268758530184" calcext:value-type="float">
            <text:p>28.5268758530184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44.4360950787402" calcext:value-type="float">
            <text:p>44.43609507874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.4923444225722" calcext:value-type="float">
            <text:p>22.4923444225722</text:p>
          </table:table-cell>
          <table:table-cell office:value-type="float" office:value="19.7493755905512" calcext:value-type="float">
            <text:p>19.74937559055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.0882831364829" calcext:value-type="float">
            <text:p>63.088283136482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8.1509392388451" calcext:value-type="float">
            <text:p>58.15093923884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.3107828740157" calcext:value-type="float">
            <text:p>54.3107828740157</text:p>
          </table:table-cell>
          <table:table-cell office:value-type="float" office:value="53.7621891076115" calcext:value-type="float">
            <text:p>53.76218910761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52.116407808399" calcext:value-type="float">
            <text:p>52.11640780839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1.144532480315" calcext:value-type="float">
            <text:p>41.144532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36.7557823490813" calcext:value-type="float">
            <text:p>36.75578234908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.7212509186352" calcext:value-type="float">
            <text:p>30.7212509186352</text:p>
          </table:table-cell>
          <table:table-cell office:value-type="float" office:value="31.2698446850394" calcext:value-type="float">
            <text:p>31.269844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0064067585302" calcext:value-type="float">
            <text:p>17.0064067585302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20.2979693569554" calcext:value-type="float">
            <text:p>20.29796935695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.2979693569554" calcext:value-type="float">
            <text:p>20.29796935695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23.0409381889763" calcext:value-type="float">
            <text:p>23.040938188976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.5895319553806" calcext:value-type="float">
            <text:p>23.58953195538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.1381257217848" calcext:value-type="float">
            <text:p>24.13812572178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5.2353132545931" calcext:value-type="float">
            <text:p>25.2353132545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.7839070209974" calcext:value-type="float">
            <text:p>25.78390702099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55.4079704068241" calcext:value-type="float">
            <text:p>55.407970406824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65.2826582020997" calcext:value-type="float">
            <text:p>65.28265820209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3517210629921" calcext:value-type="float">
            <text:p>77.3517210629921</text:p>
          </table:table-cell>
          <table:table-cell office:value-type="float" office:value="78.4489085958005" calcext:value-type="float">
            <text:p>78.448908595800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9.1228145669291" calcext:value-type="float">
            <text:p>69.1228145669291</text:p>
          </table:table-cell>
          <table:table-cell office:value-type="float" office:value="71.3171896325459" calcext:value-type="float">
            <text:p>71.317189632545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58.6995330052493" calcext:value-type="float">
            <text:p>58.699533005249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.0192202755906" calcext:value-type="float">
            <text:p>51.0192202755906</text:p>
          </table:table-cell>
          <table:table-cell office:value-type="float" office:value="51.5678140419947" calcext:value-type="float">
            <text:p>51.56781404199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44.9846888451443" calcext:value-type="float">
            <text:p>44.984688845144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41.6931262467192" calcext:value-type="float">
            <text:p>41.693126246719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.1100010498688" calcext:value-type="float">
            <text:p>35.1100010498688</text:p>
          </table:table-cell>
          <table:table-cell office:value-type="float" office:value="35.658594816273" calcext:value-type="float">
            <text:p>35.6585948162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31.8184384514435" calcext:value-type="float">
            <text:p>31.81843845144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7775002624672" calcext:value-type="float">
            <text:p>8.7775002624672</text:p>
          </table:table-cell>
          <table:table-cell office:value-type="float" office:value="9.8746877952756" calcext:value-type="float">
            <text:p>9.87468779527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13.1662503937008" calcext:value-type="float">
            <text:p>13.1662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9092192257218" calcext:value-type="float">
            <text:p>15.9092192257218</text:p>
          </table:table-cell>
          <table:table-cell office:value-type="float" office:value="17.0064067585302" calcext:value-type="float">
            <text:p>17.00640675853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21.3951568897638" calcext:value-type="float">
            <text:p>21.395156889763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.943750656168" calcext:value-type="float">
            <text:p>21.9437506561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.0409381889763" calcext:value-type="float">
            <text:p>23.0409381889763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5.2353132545931" calcext:value-type="float">
            <text:p>25.2353132545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84.4834400262467" calcext:value-type="float">
            <text:p>84.48344002624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.7404711942257" calcext:value-type="float">
            <text:p>81.7404711942257</text:p>
          </table:table-cell>
          <table:table-cell office:value-type="float" office:value="65.2826582020997" calcext:value-type="float">
            <text:p>65.28265820209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6.9284395013123" calcext:value-type="float">
            <text:p>66.9284395013123</text:p>
          </table:table-cell>
          <table:table-cell office:value-type="float" office:value="77.9003148293963" calcext:value-type="float">
            <text:p>77.900314829396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.5332826115486" calcext:value-type="float">
            <text:p>45.5332826115486</text:p>
          </table:table-cell>
          <table:table-cell office:value-type="float" office:value="70.2200020997376" calcext:value-type="float">
            <text:p>70.220002099737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8529698818898" calcext:value-type="float">
            <text:p>37.8529698818898</text:p>
          </table:table-cell>
          <table:table-cell office:value-type="float" office:value="57.0537517060368" calcext:value-type="float">
            <text:p>57.05375170603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51.0192202755906" calcext:value-type="float">
            <text:p>51.01922027559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34.0128135170603" calcext:value-type="float">
            <text:p>34.01281351706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 office:value-type="float" office:value="8.7775002624672" calcext:value-type="float">
            <text:p>8.77750026246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7775002624672" calcext:value-type="float">
            <text:p>8.7775002624672</text:p>
          </table:table-cell>
          <table:table-cell office:value-type="float" office:value="11.5204690944882" calcext:value-type="float">
            <text:p>11.520469094488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15.3606254593176" calcext:value-type="float">
            <text:p>15.360625459317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9092192257218" calcext:value-type="float">
            <text:p>15.9092192257218</text:p>
          </table:table-cell>
          <table:table-cell office:value-type="float" office:value="18.1035942913386" calcext:value-type="float">
            <text:p>18.10359429133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.1035942913386" calcext:value-type="float">
            <text:p>18.1035942913386</text:p>
          </table:table-cell>
          <table:table-cell office:value-type="float" office:value="20.2979693569554" calcext:value-type="float">
            <text:p>20.29796935695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7493755905512" calcext:value-type="float">
            <text:p>19.7493755905512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.3951568897638" calcext:value-type="float">
            <text:p>21.3951568897638</text:p>
          </table:table-cell>
          <table:table-cell office:value-type="float" office:value="22.4923444225722" calcext:value-type="float">
            <text:p>22.49234442257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3.3862524934384" calcext:value-type="float">
            <text:p>83.3862524934384</text:p>
          </table:table-cell>
          <table:table-cell office:value-type="float" office:value="84.4834400262467" calcext:value-type="float">
            <text:p>84.48344002624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82.8376587270341" calcext:value-type="float">
            <text:p>82.837658727034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69.1228145669291" calcext:value-type="float">
            <text:p>69.12281456692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46.630470144357" calcext:value-type="float">
            <text:p>46.6304701443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36.7557823490813" calcext:value-type="float">
            <text:p>36.75578234908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6.2071885826771" calcext:value-type="float">
            <text:p>36.20718858267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8.9501574146982" calcext:value-type="float">
            <text:p>38.9501574146982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36.2071885826771" calcext:value-type="float">
            <text:p>36.20718858267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6.2071885826771" calcext:value-type="float">
            <text:p>36.207188582677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5.658594816273" calcext:value-type="float">
            <text:p>35.65859481627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58312519685038" calcext:value-type="float">
            <text:p>6.58312519685038</text:p>
          </table:table-cell>
          <table:table-cell office:value-type="float" office:value="5.485937664042" calcext:value-type="float">
            <text:p>5.4859376640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.32609402887139" calcext:value-type="float">
            <text:p>9.32609402887139</text:p>
          </table:table-cell>
          <table:table-cell office:value-type="float" office:value="8.77750026246718" calcext:value-type="float">
            <text:p>8.777500262467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13.1662503937008" calcext:value-type="float">
            <text:p>13.1662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.4578129921259" calcext:value-type="float">
            <text:p>16.457812992125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.2979693569554" calcext:value-type="float">
            <text:p>20.2979693569554</text:p>
          </table:table-cell>
          <table:table-cell office:value-type="float" office:value="18.1035942913386" calcext:value-type="float">
            <text:p>18.10359429133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.3951568897638" calcext:value-type="float">
            <text:p>21.3951568897638</text:p>
          </table:table-cell>
          <table:table-cell office:value-type="float" office:value="19.7493755905512" calcext:value-type="float">
            <text:p>19.74937559055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.5895319553806" calcext:value-type="float">
            <text:p>23.5895319553806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24.686719488189" calcext:value-type="float">
            <text:p>24.686719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1.8657833989501" calcext:value-type="float">
            <text:p>71.8657833989501</text:p>
          </table:table-cell>
          <table:table-cell office:value-type="float" office:value="82.8376587270341" calcext:value-type="float">
            <text:p>82.837658727034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.183179375" calcext:value-type="float">
            <text:p>120.183179375</text:p>
          </table:table-cell>
          <table:table-cell/>
          <table:table-cell office:value-type="string" calcext:value-type="string">
            <text:p>Just wrong, first set appears to be correct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.929623125" calcext:value-type="float">
            <text:p>67.929623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1.474253333333" calcext:value-type="float">
            <text:p>111.47425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4.5071125" calcext:value-type="float">
            <text:p>104.5071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4.5071125" calcext:value-type="float">
            <text:p>104.5071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0.633890625" calcext:value-type="float">
            <text:p>130.6338906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.892105416667" calcext:value-type="float">
            <text:p>128.8921054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7.150320208333" calcext:value-type="float">
            <text:p>127.1503202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1.924964583333" calcext:value-type="float">
            <text:p>121.9249645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6385491666667" calcext:value-type="float">
            <text:p>76.63854916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6432077083333" calcext:value-type="float">
            <text:p>22.64320770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.6714083333333" calcext:value-type="float">
            <text:p>69.671408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.0939189583333" calcext:value-type="float">
            <text:p>33.09391895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.0939189583333" calcext:value-type="float">
            <text:p>33.09391895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.35213375" calcext:value-type="float">
            <text:p>31.35213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.35213375" calcext:value-type="float">
            <text:p>31.35213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.35213375" calcext:value-type="float">
            <text:p>31.35213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35213375" calcext:value-type="float">
            <text:p>31.35213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.35213375" calcext:value-type="float">
            <text:p>31.35213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.8357041666667" calcext:value-type="float">
            <text:p>34.83570416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45071125" calcext:value-type="float">
            <text:p>10.45071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.1924964583333" calcext:value-type="float">
            <text:p>12.19249645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9014225" calcext:value-type="float">
            <text:p>20.90142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.6432077083333" calcext:value-type="float">
            <text:p>22.64320770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4460527083333" calcext:value-type="float">
            <text:p>64.44605270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1.924964583333" calcext:value-type="float">
            <text:p>121.92496458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.4131935416667" calcext:value-type="float">
            <text:p>71.41319354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7.990682916667" calcext:value-type="float">
            <text:p>107.9906829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7.990682916667" calcext:value-type="float">
            <text:p>107.9906829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.765327291667" calcext:value-type="float">
            <text:p>102.765327291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7.150320208333" calcext:value-type="float">
            <text:p>127.15032020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5.408535" calcext:value-type="float">
            <text:p>125.40853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6.699608958333" calcext:value-type="float">
            <text:p>116.699608958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1.474253333333" calcext:value-type="float">
            <text:p>111.47425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3.15497875" calcext:value-type="float">
            <text:p>73.154978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2.7042675" calcext:value-type="float">
            <text:p>62.70426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.35213375" calcext:value-type="float">
            <text:p>31.352133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.96714083333333" calcext:value-type="float">
            <text:p>6.967140833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70892604166667" calcext:value-type="float">
            <text:p>8.708926041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45071125" calcext:value-type="float">
            <text:p>10.4507112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296883202099" calcext:value-type="float">
            <text:p>2.74296883202099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9.60039091207349" calcext:value-type="float">
            <text:p>9.60039091207349</text:p>
          </table:table-cell>
          <table:table-cell/>
          <table:table-cell office:value-type="string" calcext:value-type="string">
            <text:p>Just a large spread?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89.9693776902888" calcext:value-type="float">
            <text:p>89.9693776902888</text:p>
          </table:table-cell>
          <table:table-cell office:value-type="float" office:value="34.2871104002624" calcext:value-type="float">
            <text:p>34.28711040026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.5742208005249" calcext:value-type="float">
            <text:p>68.5742208005249</text:p>
          </table:table-cell>
          <table:table-cell office:value-type="float" office:value="93.2609402887139" calcext:value-type="float">
            <text:p>93.2609402887139</text:p>
          </table:table-cell>
          <table:table-cell office:value-type="float" office:value="35.658594816273" calcext:value-type="float">
            <text:p>35.6585948162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89.4207839238845" calcext:value-type="float">
            <text:p>89.4207839238845</text:p>
          </table:table-cell>
          <table:table-cell office:value-type="float" office:value="34.9728526082677" calcext:value-type="float">
            <text:p>34.972852608267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85.5806275590552" calcext:value-type="float">
            <text:p>85.5806275590552</text:p>
          </table:table-cell>
          <table:table-cell office:value-type="float" office:value="33.6013681922573" calcext:value-type="float">
            <text:p>33.60136819225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2.2890649606299" calcext:value-type="float">
            <text:p>82.2890649606299</text:p>
          </table:table-cell>
          <table:table-cell office:value-type="float" office:value="32.2298837762467" calcext:value-type="float">
            <text:p>32.22988377624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 office:value-type="float" office:value="79.5460961286089" calcext:value-type="float">
            <text:p>79.5460961286089</text:p>
          </table:table-cell>
          <table:table-cell office:value-type="float" office:value="30.8583993602362" calcext:value-type="float">
            <text:p>30.858399360236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.630470144357" calcext:value-type="float">
            <text:p>46.630470144357</text:p>
          </table:table-cell>
          <table:table-cell office:value-type="float" office:value="72.4143771653544" calcext:value-type="float">
            <text:p>72.4143771653544</text:p>
          </table:table-cell>
          <table:table-cell office:value-type="float" office:value="28.8011727362205" calcext:value-type="float">
            <text:p>28.80117273622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25.3724616961942" calcext:value-type="float">
            <text:p>25.372461696194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28.1154305282152" calcext:value-type="float">
            <text:p>28.11543052821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65.2826582020997" calcext:value-type="float">
            <text:p>65.2826582020997</text:p>
          </table:table-cell>
          <table:table-cell office:value-type="float" office:value="26.0582039041995" calcext:value-type="float">
            <text:p>26.05820390419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23.3152350721784" calcext:value-type="float">
            <text:p>23.31523507217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9.7967205380578" calcext:value-type="float">
            <text:p>59.7967205380578</text:p>
          </table:table-cell>
          <table:table-cell office:value-type="float" office:value="23.3152350721784" calcext:value-type="float">
            <text:p>23.31523507217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1.9910956036746" calcext:value-type="float">
            <text:p>61.9910956036746</text:p>
          </table:table-cell>
          <table:table-cell office:value-type="float" office:value="23.3152350721784" calcext:value-type="float">
            <text:p>23.31523507217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1.4425018372704" calcext:value-type="float">
            <text:p>61.4425018372704</text:p>
          </table:table-cell>
          <table:table-cell office:value-type="float" office:value="23.7266803969816" calcext:value-type="float">
            <text:p>23.72668039698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9.2481267716536" calcext:value-type="float">
            <text:p>59.2481267716536</text:p>
          </table:table-cell>
          <table:table-cell office:value-type="float" office:value="23.3152350721784" calcext:value-type="float">
            <text:p>23.31523507217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0.8939080708661" calcext:value-type="float">
            <text:p>60.8939080708661</text:p>
          </table:table-cell>
          <table:table-cell office:value-type="float" office:value="24.686719488189" calcext:value-type="float">
            <text:p>24.68671948818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6.0039091207349" calcext:value-type="float">
            <text:p>96.0039091207349</text:p>
          </table:table-cell>
          <table:table-cell office:value-type="float" office:value="100.392659251969" calcext:value-type="float">
            <text:p>100.392659251969</text:p>
          </table:table-cell>
          <table:table-cell office:value-type="float" office:value="43.2017591043307" calcext:value-type="float">
            <text:p>43.20175910433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18.5150396161417" calcext:value-type="float">
            <text:p>18.51503961614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.5179714566929" calcext:value-type="float">
            <text:p>90.5179714566929</text:p>
          </table:table-cell>
          <table:table-cell office:value-type="float" office:value="111.364534580053" calcext:value-type="float">
            <text:p>111.364534580053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106.975784448819" calcext:value-type="float">
            <text:p>106.975784448819</text:p>
          </table:table-cell>
          <table:table-cell office:value-type="float" office:value="41.8302746883203" calcext:value-type="float">
            <text:p>41.830274688320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9.5460961286089" calcext:value-type="float">
            <text:p>79.5460961286089</text:p>
          </table:table-cell>
          <table:table-cell office:value-type="float" office:value="99.8440654855643" calcext:value-type="float">
            <text:p>99.8440654855643</text:p>
          </table:table-cell>
          <table:table-cell office:value-type="float" office:value="39.0873058562992" calcext:value-type="float">
            <text:p>39.087305856299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0601584645669" calcext:value-type="float">
            <text:p>74.0601584645669</text:p>
          </table:table-cell>
          <table:table-cell office:value-type="float" office:value="94.3581278215224" calcext:value-type="float">
            <text:p>94.3581278215224</text:p>
          </table:table-cell>
          <table:table-cell office:value-type="float" office:value="37.0300792322835" calcext:value-type="float">
            <text:p>37.030079232283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81.7404711942258" calcext:value-type="float">
            <text:p>81.7404711942258</text:p>
          </table:table-cell>
          <table:table-cell office:value-type="float" office:value="31.5441415682414" calcext:value-type="float">
            <text:p>31.544141568241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1.8657833989501" calcext:value-type="float">
            <text:p>71.8657833989501</text:p>
          </table:table-cell>
          <table:table-cell office:value-type="float" office:value="28.1154305282152" calcext:value-type="float">
            <text:p>28.11543052821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64.7340644356955" calcext:value-type="float">
            <text:p>64.7340644356955</text:p>
          </table:table-cell>
          <table:table-cell office:value-type="float" office:value="25.3724616961942" calcext:value-type="float">
            <text:p>25.372461696194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45.5332826115486" calcext:value-type="float">
            <text:p>45.5332826115486</text:p>
          </table:table-cell>
          <table:table-cell office:value-type="float" office:value="17.8292974081365" calcext:value-type="float">
            <text:p>17.82929740813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17.8292974081365" calcext:value-type="float">
            <text:p>17.82929740813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8.2762514435696" calcext:value-type="float">
            <text:p>48.2762514435696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3.2135953412074" calcext:value-type="float">
            <text:p>53.2135953412074</text:p>
          </table:table-cell>
          <table:table-cell office:value-type="float" office:value="21.2580084481627" calcext:value-type="float">
            <text:p>21.25800844816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21.2580084481627" calcext:value-type="float">
            <text:p>21.25800844816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21.2580084481627" calcext:value-type="float">
            <text:p>21.25800844816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57.0537517060368" calcext:value-type="float">
            <text:p>57.0537517060368</text:p>
          </table:table-cell>
          <table:table-cell office:value-type="float" office:value="22.6294928641733" calcext:value-type="float">
            <text:p>22.629492864173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2.461722112861" calcext:value-type="float">
            <text:p>112.461722112861</text:p>
          </table:table-cell>
          <table:table-cell office:value-type="float" office:value="129.468128871391" calcext:value-type="float">
            <text:p>129.468128871391</text:p>
          </table:table-cell>
          <table:table-cell office:value-type="float" office:value="52.116407808399" calcext:value-type="float">
            <text:p>52.11640780839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5179714566929" calcext:value-type="float">
            <text:p>90.5179714566929</text:p>
          </table:table-cell>
          <table:table-cell office:value-type="float" office:value="105.87859691601" calcext:value-type="float">
            <text:p>105.87859691601</text:p>
          </table:table-cell>
          <table:table-cell office:value-type="float" office:value="45.2589857283464" calcext:value-type="float">
            <text:p>45.258985728346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.461722112861" calcext:value-type="float">
            <text:p>112.461722112861</text:p>
          </table:table-cell>
          <table:table-cell office:value-type="float" office:value="130.565316404199" calcext:value-type="float">
            <text:p>130.565316404199</text:p>
          </table:table-cell>
          <table:table-cell office:value-type="float" office:value="52.116407808399" calcext:value-type="float">
            <text:p>52.11640780839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.489846784777" calcext:value-type="float">
            <text:p>101.489846784777</text:p>
          </table:table-cell>
          <table:table-cell office:value-type="float" office:value="119.593441076115" calcext:value-type="float">
            <text:p>119.593441076115</text:p>
          </table:table-cell>
          <table:table-cell office:value-type="float" office:value="47.3162123523622" calcext:value-type="float">
            <text:p>47.316212352362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2.2890649606299" calcext:value-type="float">
            <text:p>82.2890649606299</text:p>
          </table:table-cell>
          <table:table-cell office:value-type="float" office:value="100.392659251969" calcext:value-type="float">
            <text:p>100.392659251969</text:p>
          </table:table-cell>
          <table:table-cell office:value-type="float" office:value="39.7730480643045" calcext:value-type="float">
            <text:p>39.77304806430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89.9693776902888" calcext:value-type="float">
            <text:p>89.9693776902888</text:p>
          </table:table-cell>
          <table:table-cell office:value-type="float" office:value="34.9728526082677" calcext:value-type="float">
            <text:p>34.972852608267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81.7404711942258" calcext:value-type="float">
            <text:p>81.7404711942258</text:p>
          </table:table-cell>
          <table:table-cell office:value-type="float" office:value="31.5441415682414" calcext:value-type="float">
            <text:p>31.544141568241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28.8011727362205" calcext:value-type="float">
            <text:p>28.80117273622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.630470144357" calcext:value-type="float">
            <text:p>46.630470144357</text:p>
          </table:table-cell>
          <table:table-cell office:value-type="float" office:value="67.4770332677165" calcext:value-type="float">
            <text:p>67.4770332677165</text:p>
          </table:table-cell>
          <table:table-cell office:value-type="float" office:value="25.3724616961942" calcext:value-type="float">
            <text:p>25.372461696194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59.7967205380578" calcext:value-type="float">
            <text:p>59.7967205380578</text:p>
          </table:table-cell>
          <table:table-cell office:value-type="float" office:value="23.3152350721784" calcext:value-type="float">
            <text:p>23.31523507217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29.6240633858267" calcext:value-type="float">
            <text:p>29.6240633858267</text:p>
          </table:table-cell>
          <table:table-cell office:value-type="float" office:value="11.6576175360892" calcext:value-type="float">
            <text:p>11.657617536089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34.5614072834645" calcext:value-type="float">
            <text:p>34.5614072834645</text:p>
          </table:table-cell>
          <table:table-cell office:value-type="float" office:value="13.714844160105" calcext:value-type="float">
            <text:p>13.7148441601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15.0863285761155" calcext:value-type="float">
            <text:p>15.08632857611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16.4578129921259" calcext:value-type="float">
            <text:p>16.45781299212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5.5332826115486" calcext:value-type="float">
            <text:p>45.5332826115486</text:p>
          </table:table-cell>
          <table:table-cell office:value-type="float" office:value="17.8292974081365" calcext:value-type="float">
            <text:p>17.82929740813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7.1790639107611" calcext:value-type="float">
            <text:p>47.1790639107611</text:p>
          </table:table-cell>
          <table:table-cell office:value-type="float" office:value="18.5150396161417" calcext:value-type="float">
            <text:p>18.515039616141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48.8248452099738" calcext:value-type="float">
            <text:p>48.8248452099738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19.8865240321523" calcext:value-type="float">
            <text:p>19.886524032152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7.947659776903" calcext:value-type="float">
            <text:p>117.947659776903</text:p>
          </table:table-cell>
          <table:table-cell office:value-type="float" office:value="136.599847834646" calcext:value-type="float">
            <text:p>136.599847834646</text:p>
          </table:table-cell>
          <table:table-cell office:value-type="float" office:value="55.5451188484251" calcext:value-type="float">
            <text:p>55.545118848425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2.461722112861" calcext:value-type="float">
            <text:p>112.461722112861</text:p>
          </table:table-cell>
          <table:table-cell office:value-type="float" office:value="139.891410433071" calcext:value-type="float">
            <text:p>139.891410433071</text:p>
          </table:table-cell>
          <table:table-cell office:value-type="float" office:value="55.5451188484251" calcext:value-type="float">
            <text:p>55.545118848425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.2609402887139" calcext:value-type="float">
            <text:p>93.2609402887139</text:p>
          </table:table-cell>
          <table:table-cell office:value-type="float" office:value="119.593441076115" calcext:value-type="float">
            <text:p>119.593441076115</text:p>
          </table:table-cell>
          <table:table-cell office:value-type="float" office:value="48.0019545603675" calcext:value-type="float">
            <text:p>48.00195456036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4.4834400262467" calcext:value-type="float">
            <text:p>84.4834400262467</text:p>
          </table:table-cell>
          <table:table-cell office:value-type="float" office:value="33.6013681922573" calcext:value-type="float">
            <text:p>33.60136819225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29.4869149442257" calcext:value-type="float">
            <text:p>29.486914944225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29.4869149442257" calcext:value-type="float">
            <text:p>29.486914944225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77.9003148293963" calcext:value-type="float">
            <text:p>77.9003148293963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74296883202099" calcext:value-type="float">
            <text:p>2.74296883202099</text:p>
          </table:table-cell>
          <table:table-cell office:value-type="float" office:value="30.7212509186352" calcext:value-type="float">
            <text:p>30.7212509186352</text:p>
          </table:table-cell>
          <table:table-cell office:value-type="float" office:value="12.3433597440945" calcext:value-type="float">
            <text:p>12.34335974409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13.714844160105" calcext:value-type="float">
            <text:p>13.7148441601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42.2417200131234" calcext:value-type="float">
            <text:p>42.2417200131234</text:p>
          </table:table-cell>
          <table:table-cell office:value-type="float" office:value="16.4578129921259" calcext:value-type="float">
            <text:p>16.45781299212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17.8292974081365" calcext:value-type="float">
            <text:p>17.829297408136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19.8865240321523" calcext:value-type="float">
            <text:p>19.886524032152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54.3107828740157" calcext:value-type="float">
            <text:p>54.3107828740157</text:p>
          </table:table-cell>
          <table:table-cell office:value-type="float" office:value="21.2580084481627" calcext:value-type="float">
            <text:p>21.25800844816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22.6294928641733" calcext:value-type="float">
            <text:p>22.629492864173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3.2609402887139" calcext:value-type="float">
            <text:p>93.2609402887139</text:p>
          </table:table-cell>
          <table:table-cell office:value-type="float" office:value="119.044847309711" calcext:value-type="float">
            <text:p>119.044847309711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68.0256270341208" calcext:value-type="float">
            <text:p>68.0256270341208</text:p>
          </table:table-cell>
          <table:table-cell office:value-type="float" office:value="28.1154305282152" calcext:value-type="float">
            <text:p>28.115430528215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6.6778150918635" calcext:value-type="float">
            <text:p>86.6778150918635</text:p>
          </table:table-cell>
          <table:table-cell office:value-type="float" office:value="33.6013681922573" calcext:value-type="float">
            <text:p>33.60136819225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33.6013681922573" calcext:value-type="float">
            <text:p>33.60136819225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33.6013681922573" calcext:value-type="float">
            <text:p>33.60136819225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33.6013681922573" calcext:value-type="float">
            <text:p>33.601368192257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6.1292213254593" calcext:value-type="float">
            <text:p>86.1292213254593</text:p>
          </table:table-cell>
          <table:table-cell office:value-type="float" office:value="34.2871104002624" calcext:value-type="float">
            <text:p>34.28711040026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86.6778150918635" calcext:value-type="float">
            <text:p>86.6778150918635</text:p>
          </table:table-cell>
          <table:table-cell office:value-type="float" office:value="34.2871104002624" calcext:value-type="float">
            <text:p>34.28711040026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6.6778150918635" calcext:value-type="float">
            <text:p>86.6778150918635</text:p>
          </table:table-cell>
          <table:table-cell office:value-type="float" office:value="34.2871104002624" calcext:value-type="float">
            <text:p>34.28711040026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7.2264088582677" calcext:value-type="float">
            <text:p>87.2264088582677</text:p>
          </table:table-cell>
          <table:table-cell office:value-type="float" office:value="34.2871104002624" calcext:value-type="float">
            <text:p>34.28711040026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15.0863285761155" calcext:value-type="float">
            <text:p>15.08632857611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17.1435552001312" calcext:value-type="float">
            <text:p>17.143555200131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52.116407808399" calcext:value-type="float">
            <text:p>52.116407808399</text:p>
          </table:table-cell>
          <table:table-cell office:value-type="float" office:value="20.5722662401575" calcext:value-type="float">
            <text:p>20.57226624015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22.6294928641733" calcext:value-type="float">
            <text:p>22.629492864173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23.3152350721784" calcext:value-type="float">
            <text:p>23.315235072178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24.686719488189" calcext:value-type="float">
            <text:p>24.68671948818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26.0582039041995" calcext:value-type="float">
            <text:p>26.05820390419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34.2871104002624" calcext:value-type="float">
            <text:p>34.287110400262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03453143044619" calcext:value-type="float">
            <text:p>-6.03453143044619</text:p>
          </table:table-cell>
          <table:table-cell table:number-columns-repeated="2"/>
          <table:table-cell office:value-type="float" office:value="3.48357041666667" calcext:value-type="float">
            <text:p>3.48357041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.0256270341208" calcext:value-type="float">
            <text:p>68.0256270341208</text:p>
          </table:table-cell>
          <table:table-cell table:number-columns-repeated="2"/>
          <table:table-cell office:value-type="float" office:value="76.6385491666667" calcext:value-type="float">
            <text:p>76.6385491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.9629709317585" calcext:value-type="float">
            <text:p>72.9629709317585</text:p>
          </table:table-cell>
          <table:table-cell table:number-columns-repeated="2"/>
          <table:table-cell office:value-type="float" office:value="83.60569" calcext:value-type="float">
            <text:p>83.605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.1228145669291" calcext:value-type="float">
            <text:p>69.1228145669291</text:p>
          </table:table-cell>
          <table:table-cell table:number-columns-repeated="2"/>
          <table:table-cell office:value-type="float" office:value="76.6385491666667" calcext:value-type="float">
            <text:p>76.6385491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.7340644356955" calcext:value-type="float">
            <text:p>64.7340644356955</text:p>
          </table:table-cell>
          <table:table-cell table:number-columns-repeated="2"/>
          <table:table-cell office:value-type="float" office:value="73.15497875" calcext:value-type="float">
            <text:p>73.154978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.7967205380578" calcext:value-type="float">
            <text:p>59.7967205380578</text:p>
          </table:table-cell>
          <table:table-cell table:number-columns-repeated="2"/>
          <table:table-cell office:value-type="float" office:value="69.6714083333333" calcext:value-type="float">
            <text:p>69.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.9565641732283" calcext:value-type="float">
            <text:p>55.9565641732283</text:p>
          </table:table-cell>
          <table:table-cell table:number-columns-repeated="2"/>
          <table:table-cell office:value-type="float" office:value="66.1878379166667" calcext:value-type="float">
            <text:p>66.187837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.1790639107611" calcext:value-type="float">
            <text:p>47.1790639107611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.4987511811024" calcext:value-type="float">
            <text:p>39.4987511811024</text:p>
          </table:table-cell>
          <table:table-cell table:number-columns-repeated="2"/>
          <table:table-cell office:value-type="float" office:value="48.7699858333333" calcext:value-type="float">
            <text:p>48.7699858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.0818763779528" calcext:value-type="float">
            <text:p>46.0818763779528</text:p>
          </table:table-cell>
          <table:table-cell table:number-columns-repeated="2"/>
          <table:table-cell office:value-type="float" office:value="52.25355625" calcext:value-type="float">
            <text:p>52.253556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.4987511811024" calcext:value-type="float">
            <text:p>39.4987511811024</text:p>
          </table:table-cell>
          <table:table-cell table:number-columns-repeated="2"/>
          <table:table-cell office:value-type="float" office:value="48.7699858333333" calcext:value-type="float">
            <text:p>48.7699858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3670322178477" calcext:value-type="float">
            <text:p>32.3670322178477</text:p>
          </table:table-cell>
          <table:table-cell table:number-columns-repeated="2"/>
          <table:table-cell office:value-type="float" office:value="41.802845" calcext:value-type="float">
            <text:p>41.8028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4642197506562" calcext:value-type="float">
            <text:p>33.4642197506562</text:p>
          </table:table-cell>
          <table:table-cell table:number-columns-repeated="2"/>
          <table:table-cell office:value-type="float" office:value="41.802845" calcext:value-type="float">
            <text:p>41.8028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2"/>
          <table:table-cell office:value-type="float" office:value="41.802845" calcext:value-type="float">
            <text:p>41.8028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.915625984252" calcext:value-type="float">
            <text:p>32.915625984252</text:p>
          </table:table-cell>
          <table:table-cell table:number-columns-repeated="2"/>
          <table:table-cell office:value-type="float" office:value="41.802845" calcext:value-type="float">
            <text:p>41.8028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.8184384514435" calcext:value-type="float">
            <text:p>31.8184384514435</text:p>
          </table:table-cell>
          <table:table-cell table:number-columns-repeated="2"/>
          <table:table-cell office:value-type="float" office:value="41.802845" calcext:value-type="float">
            <text:p>41.8028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2"/>
          <table:table-cell office:value-type="float" office:value="41.802845" calcext:value-type="float">
            <text:p>41.80284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.0971875328084" calcext:value-type="float">
            <text:p>-1.0971875328084</text:p>
          </table:table-cell>
          <table:table-cell table:number-columns-repeated="2"/>
          <table:table-cell office:value-type="float" office:value="97.5399716666667" calcext:value-type="float">
            <text:p>97.53997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 table:number-columns-repeated="2"/>
          <table:table-cell office:value-type="float" office:value="34.8357041666667" calcext:value-type="float">
            <text:p>34.8357041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.2954717191601" calcext:value-type="float">
            <text:p>99.2954717191601</text:p>
          </table:table-cell>
          <table:table-cell table:number-columns-repeated="2"/>
          <table:table-cell office:value-type="float" office:value="107.990682916667" calcext:value-type="float">
            <text:p>107.99068291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3.8095340551181" calcext:value-type="float">
            <text:p>93.8095340551181</text:p>
          </table:table-cell>
          <table:table-cell table:number-columns-repeated="2"/>
          <table:table-cell office:value-type="float" office:value="101.023542083333" calcext:value-type="float">
            <text:p>101.02354208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.5806275590552" calcext:value-type="float">
            <text:p>85.5806275590552</text:p>
          </table:table-cell>
          <table:table-cell table:number-columns-repeated="2"/>
          <table:table-cell office:value-type="float" office:value="94.05640125" calcext:value-type="float">
            <text:p>94.056401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803127296588" calcext:value-type="float">
            <text:p>76.803127296588</text:p>
          </table:table-cell>
          <table:table-cell table:number-columns-repeated="2"/>
          <table:table-cell office:value-type="float" office:value="83.60569" calcext:value-type="float">
            <text:p>83.605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.6368769028872" calcext:value-type="float">
            <text:p>63.6368769028872</text:p>
          </table:table-cell>
          <table:table-cell table:number-columns-repeated="2"/>
          <table:table-cell office:value-type="float" office:value="83.60569" calcext:value-type="float">
            <text:p>83.605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.602345472441" calcext:value-type="float">
            <text:p>57.602345472441</text:p>
          </table:table-cell>
          <table:table-cell table:number-columns-repeated="2"/>
          <table:table-cell office:value-type="float" office:value="66.1878379166667" calcext:value-type="float">
            <text:p>66.187837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.4706265091864" calcext:value-type="float">
            <text:p>50.4706265091864</text:p>
          </table:table-cell>
          <table:table-cell table:number-columns-repeated="2"/>
          <table:table-cell office:value-type="float" office:value="62.7042675" calcext:value-type="float">
            <text:p>62.70426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.7903137795275" calcext:value-type="float">
            <text:p>42.7903137795275</text:p>
          </table:table-cell>
          <table:table-cell table:number-columns-repeated="2"/>
          <table:table-cell office:value-type="float" office:value="52.25355625" calcext:value-type="float">
            <text:p>52.253556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00781824147" calcext:value-type="float">
            <text:p>19.200781824147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.0409381889763" calcext:value-type="float">
            <text:p>23.0409381889763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.0754696194226" calcext:value-type="float">
            <text:p>29.0754696194226</text:p>
          </table:table-cell>
          <table:table-cell table:number-columns-repeated="2"/>
          <table:table-cell office:value-type="float" office:value="31.35213375" calcext:value-type="float">
            <text:p>31.35213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.6240633858267" calcext:value-type="float">
            <text:p>29.6240633858267</text:p>
          </table:table-cell>
          <table:table-cell table:number-columns-repeated="2"/>
          <table:table-cell office:value-type="float" office:value="31.35213375" calcext:value-type="float">
            <text:p>31.35213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  <table:table-cell office:value-type="float" office:value="31.35213375" calcext:value-type="float">
            <text:p>31.35213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8184384514435" calcext:value-type="float">
            <text:p>31.8184384514435</text:p>
          </table:table-cell>
          <table:table-cell table:number-columns-repeated="2"/>
          <table:table-cell office:value-type="float" office:value="31.35213375" calcext:value-type="float">
            <text:p>31.35213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1.0971875328084" calcext:value-type="float">
            <text:p>-1.0971875328084</text:p>
          </table:table-cell>
          <table:table-cell table:number-columns-repeated="2"/>
          <table:table-cell office:value-type="float" office:value="121.924964583333" calcext:value-type="float">
            <text:p>121.92496458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392659251969" calcext:value-type="float">
            <text:p>100.392659251969</text:p>
          </table:table-cell>
          <table:table-cell table:number-columns-repeated="2"/>
          <table:table-cell office:value-type="float" office:value="104.5071125" calcext:value-type="float">
            <text:p>104.50711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6.72516003937" calcext:value-type="float">
            <text:p>126.72516003937</text:p>
          </table:table-cell>
          <table:table-cell table:number-columns-repeated="2"/>
          <table:table-cell office:value-type="float" office:value="128.892105416667" calcext:value-type="float">
            <text:p>128.89210541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0.815940813648" calcext:value-type="float">
            <text:p>110.815940813648</text:p>
          </table:table-cell>
          <table:table-cell table:number-columns-repeated="2"/>
          <table:table-cell office:value-type="float" office:value="114.95782375" calcext:value-type="float">
            <text:p>114.95782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9.9693776902888" calcext:value-type="float">
            <text:p>89.9693776902888</text:p>
          </table:table-cell>
          <table:table-cell table:number-columns-repeated="2"/>
          <table:table-cell office:value-type="float" office:value="90.5728308333334" calcext:value-type="float">
            <text:p>90.572830833333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6.2545335301837" calcext:value-type="float">
            <text:p>76.2545335301837</text:p>
          </table:table-cell>
          <table:table-cell table:number-columns-repeated="2"/>
          <table:table-cell office:value-type="float" office:value="80.1221195833333" calcext:value-type="float">
            <text:p>80.12211958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.831251968504" calcext:value-type="float">
            <text:p>65.831251968504</text:p>
          </table:table-cell>
          <table:table-cell table:number-columns-repeated="2"/>
          <table:table-cell office:value-type="float" office:value="69.6714083333333" calcext:value-type="float">
            <text:p>69.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8.1509392388451" calcext:value-type="float">
            <text:p>58.1509392388451</text:p>
          </table:table-cell>
          <table:table-cell table:number-columns-repeated="2"/>
          <table:table-cell office:value-type="float" office:value="62.7042675" calcext:value-type="float">
            <text:p>62.70426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.7276576771653" calcext:value-type="float">
            <text:p>47.7276576771653</text:p>
          </table:table-cell>
          <table:table-cell table:number-columns-repeated="2"/>
          <table:table-cell office:value-type="float" office:value="52.25355625" calcext:value-type="float">
            <text:p>52.253556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2"/>
          <table:table-cell office:value-type="float" office:value="45.2864154166667" calcext:value-type="float">
            <text:p>45.2864154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03453143044619" calcext:value-type="float">
            <text:p>6.03453143044619</text:p>
          </table:table-cell>
          <table:table-cell table:number-columns-repeated="2"/>
          <table:table-cell office:value-type="float" office:value="13.9342816666667" calcext:value-type="float">
            <text:p>13.93428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971875328084" calcext:value-type="float">
            <text:p>10.971875328084</text:p>
          </table:table-cell>
          <table:table-cell table:number-columns-repeated="2"/>
          <table:table-cell office:value-type="float" office:value="20.9014225" calcext:value-type="float">
            <text:p>20.90142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.0064067585302" calcext:value-type="float">
            <text:p>17.0064067585302</text:p>
          </table:table-cell>
          <table:table-cell table:number-columns-repeated="2"/>
          <table:table-cell office:value-type="float" office:value="20.9014225" calcext:value-type="float">
            <text:p>20.90142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2"/>
          <table:table-cell office:value-type="float" office:value="24.3849929166667" calcext:value-type="float">
            <text:p>24.384992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.5895319553806" calcext:value-type="float">
            <text:p>23.5895319553806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.7839070209974" calcext:value-type="float">
            <text:p>25.7839070209974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 table:number-columns-repeated="2"/>
          <table:table-cell office:value-type="float" office:value="31.35213375" calcext:value-type="float">
            <text:p>31.35213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 table:number-columns-repeated="2"/>
          <table:table-cell office:value-type="float" office:value="34.8357041666667" calcext:value-type="float">
            <text:p>34.8357041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.1943750656168" calcext:value-type="float">
            <text:p>-2.1943750656168</text:p>
          </table:table-cell>
          <table:table-cell table:number-columns-repeated="2"/>
          <table:table-cell office:value-type="float" office:value="139.342816666667" calcext:value-type="float">
            <text:p>139.3428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0.565316404199" calcext:value-type="float">
            <text:p>130.565316404199</text:p>
          </table:table-cell>
          <table:table-cell table:number-columns-repeated="2"/>
          <table:table-cell office:value-type="float" office:value="139.342816666667" calcext:value-type="float">
            <text:p>139.3428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5.87859691601" calcext:value-type="float">
            <text:p>105.87859691601</text:p>
          </table:table-cell>
          <table:table-cell table:number-columns-repeated="2"/>
          <table:table-cell office:value-type="float" office:value="111.474253333333" calcext:value-type="float">
            <text:p>111.47425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1.9910956036746" calcext:value-type="float">
            <text:p>61.9910956036746</text:p>
          </table:table-cell>
          <table:table-cell table:number-columns-repeated="2"/>
          <table:table-cell office:value-type="float" office:value="69.6714083333333" calcext:value-type="float">
            <text:p>69.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 table:number-columns-repeated="2"/>
          <table:table-cell office:value-type="float" office:value="66.1878379166667" calcext:value-type="float">
            <text:p>66.187837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.1509392388451" calcext:value-type="float">
            <text:p>58.1509392388451</text:p>
          </table:table-cell>
          <table:table-cell table:number-columns-repeated="2"/>
          <table:table-cell office:value-type="float" office:value="66.1878379166667" calcext:value-type="float">
            <text:p>66.187837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8.6995330052493" calcext:value-type="float">
            <text:p>58.6995330052493</text:p>
          </table:table-cell>
          <table:table-cell table:number-columns-repeated="2"/>
          <table:table-cell office:value-type="float" office:value="66.1878379166667" calcext:value-type="float">
            <text:p>66.187837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9.7967205380578" calcext:value-type="float">
            <text:p>59.7967205380578</text:p>
          </table:table-cell>
          <table:table-cell table:number-columns-repeated="2"/>
          <table:table-cell office:value-type="float" office:value="69.6714083333333" calcext:value-type="float">
            <text:p>69.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0.3453143044619" calcext:value-type="float">
            <text:p>60.3453143044619</text:p>
          </table:table-cell>
          <table:table-cell table:number-columns-repeated="2"/>
          <table:table-cell office:value-type="float" office:value="69.6714083333333" calcext:value-type="float">
            <text:p>69.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.8939080708661" calcext:value-type="float">
            <text:p>60.8939080708661</text:p>
          </table:table-cell>
          <table:table-cell table:number-columns-repeated="2"/>
          <table:table-cell office:value-type="float" office:value="69.6714083333333" calcext:value-type="float">
            <text:p>69.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1943750656168" calcext:value-type="float">
            <text:p>2.1943750656168</text:p>
          </table:table-cell>
          <table:table-cell table:number-columns-repeated="2"/>
          <table:table-cell office:value-type="float" office:value="10.45071125" calcext:value-type="float">
            <text:p>10.450711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 table:number-columns-repeated="2"/>
          <table:table-cell office:value-type="float" office:value="13.9342816666667" calcext:value-type="float">
            <text:p>13.93428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.9092192257218" calcext:value-type="float">
            <text:p>15.9092192257218</text:p>
          </table:table-cell>
          <table:table-cell table:number-columns-repeated="2"/>
          <table:table-cell office:value-type="float" office:value="17.4178520833333" calcext:value-type="float">
            <text:p>17.41785208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.8465631233595" calcext:value-type="float">
            <text:p>20.8465631233595</text:p>
          </table:table-cell>
          <table:table-cell table:number-columns-repeated="2"/>
          <table:table-cell office:value-type="float" office:value="20.9014225" calcext:value-type="float">
            <text:p>20.90142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.686719488189" calcext:value-type="float">
            <text:p>24.686719488189</text:p>
          </table:table-cell>
          <table:table-cell table:number-columns-repeated="2"/>
          <table:table-cell office:value-type="float" office:value="24.3849929166667" calcext:value-type="float">
            <text:p>24.384992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.9782820866142" calcext:value-type="float">
            <text:p>27.9782820866142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6240633858267" calcext:value-type="float">
            <text:p>29.6240633858267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.5614072834645" calcext:value-type="float">
            <text:p>34.5614072834645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61" calcext:value-type="float">
            <text:p>-1.64578129921261</text:p>
          </table:table-cell>
          <table:table-cell table:number-columns-repeated="2"/>
          <table:table-cell office:value-type="float" office:value="97.5399716666667" calcext:value-type="float">
            <text:p>97.53997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.630470144357" calcext:value-type="float">
            <text:p>46.630470144357</text:p>
          </table:table-cell>
          <table:table-cell table:number-columns-repeated="2"/>
          <table:table-cell office:value-type="float" office:value="52.25355625" calcext:value-type="float">
            <text:p>52.253556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3.0882831364829" calcext:value-type="float">
            <text:p>63.0882831364829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1.4425018372704" calcext:value-type="float">
            <text:p>61.4425018372704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1.9910956036746" calcext:value-type="float">
            <text:p>61.9910956036746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3.0882831364829" calcext:value-type="float">
            <text:p>63.0882831364829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3.0882831364829" calcext:value-type="float">
            <text:p>63.0882831364829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4.1854706692913" calcext:value-type="float">
            <text:p>64.1854706692913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4.1854706692913" calcext:value-type="float">
            <text:p>64.1854706692913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4.1854706692913" calcext:value-type="float">
            <text:p>64.1854706692913</text:p>
          </table:table-cell>
          <table:table-cell table:number-columns-repeated="2"/>
          <table:table-cell office:value-type="float" office:value="55.7371266666667" calcext:value-type="float">
            <text:p>55.737126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6803127296588" calcext:value-type="float">
            <text:p>7.6803127296588</text:p>
          </table:table-cell>
          <table:table-cell table:number-columns-repeated="2"/>
          <table:table-cell office:value-type="float" office:value="6.96714083333333" calcext:value-type="float">
            <text:p>6.9671408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.6176566272966" calcext:value-type="float">
            <text:p>12.6176566272966</text:p>
          </table:table-cell>
          <table:table-cell table:number-columns-repeated="2"/>
          <table:table-cell office:value-type="float" office:value="13.9342816666667" calcext:value-type="float">
            <text:p>13.9342816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.6521880577427" calcext:value-type="float">
            <text:p>18.6521880577427</text:p>
          </table:table-cell>
          <table:table-cell table:number-columns-repeated="2"/>
          <table:table-cell office:value-type="float" office:value="20.9014225" calcext:value-type="float">
            <text:p>20.90142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.5895319553806" calcext:value-type="float">
            <text:p>23.5895319553806</text:p>
          </table:table-cell>
          <table:table-cell table:number-columns-repeated="2"/>
          <table:table-cell office:value-type="float" office:value="24.3849929166667" calcext:value-type="float">
            <text:p>24.38499291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.5268758530184" calcext:value-type="float">
            <text:p>28.5268758530184</text:p>
          </table:table-cell>
          <table:table-cell table:number-columns-repeated="2"/>
          <table:table-cell office:value-type="float" office:value="27.8685633333333" calcext:value-type="float">
            <text:p>27.86856333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.8184384514435" calcext:value-type="float">
            <text:p>31.8184384514435</text:p>
          </table:table-cell>
          <table:table-cell table:number-columns-repeated="2"/>
          <table:table-cell office:value-type="float" office:value="31.35213375" calcext:value-type="float">
            <text:p>31.3521337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.5614072834645" calcext:value-type="float">
            <text:p>34.5614072834645</text:p>
          </table:table-cell>
          <table:table-cell table:number-columns-repeated="2"/>
          <table:table-cell office:value-type="float" office:value="34.8357041666667" calcext:value-type="float">
            <text:p>34.83570416666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9.4987511811024" calcext:value-type="float">
            <text:p>39.4987511811024</text:p>
          </table:table-cell>
          <table:table-cell table:number-columns-repeated="2"/>
          <table:table-cell office:value-type="float" office:value="38.3192745833333" calcext:value-type="float">
            <text:p>38.3192745833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59" calcext:value-type="float">
            <text:p>-1.64578129921259</text:p>
          </table:table-cell>
          <table:table-cell table:number-columns-repeated="2"/>
          <table:table-cell office:value-type="float" office:value="62.7042675" calcext:value-type="float">
            <text:p>62.70426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015636482939" calcext:value-type="float">
            <text:p>3.8401563648293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.4207839238845" calcext:value-type="float">
            <text:p>89.420783923884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.3581278215224" calcext:value-type="float">
            <text:p>94.358127821522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.4207839238845" calcext:value-type="float">
            <text:p>89.420783923884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4.4834400262467" calcext:value-type="float">
            <text:p>84.483440026246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.0946898950131" calcext:value-type="float">
            <text:p>80.094689895013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.2545335301837" calcext:value-type="float">
            <text:p>76.254533530183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.2826582020997" calcext:value-type="float">
            <text:p>65.28265820209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.0537517060368" calcext:value-type="float">
            <text:p>57.053751706036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.7340644356955" calcext:value-type="float">
            <text:p>64.734064435695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.602345472441" calcext:value-type="float">
            <text:p>57.60234547244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3734389763779" calcext:value-type="float">
            <text:p>49.373438976377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.8248452099738" calcext:value-type="float">
            <text:p>48.82484520997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.0192202755906" calcext:value-type="float">
            <text:p>51.01922027559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.8248452099738" calcext:value-type="float">
            <text:p>48.82484520997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.2762514435696" calcext:value-type="float">
            <text:p>48.276251443569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.5678140419947" calcext:value-type="float">
            <text:p>51.567814041994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5.753284711286" calcext:value-type="float">
            <text:p>115.75328471128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.2762514435696" calcext:value-type="float">
            <text:p>48.276251443569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.016722637795" calcext:value-type="float">
            <text:p>130.0167226377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2.885003674541" calcext:value-type="float">
            <text:p>122.88500367454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3.558909645669" calcext:value-type="float">
            <text:p>113.5589096456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.2954717191601" calcext:value-type="float">
            <text:p>99.295471719160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.2264088582677" calcext:value-type="float">
            <text:p>87.226408858267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0946898950131" calcext:value-type="float">
            <text:p>80.094689895013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.3171896325459" calcext:value-type="float">
            <text:p>71.317189632545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.5396893700787" calcext:value-type="float">
            <text:p>62.539689370078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.5614072834645" calcext:value-type="float">
            <text:p>34.561407283464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.658594816273" calcext:value-type="float">
            <text:p>35.6585948162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.4987511811024" calcext:value-type="float">
            <text:p>39.498751181102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.2417200131234" calcext:value-type="float">
            <text:p>42.241720013123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.5332826115486" calcext:value-type="float">
            <text:p>45.533282611548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4.9846888451443" calcext:value-type="float">
            <text:p>44.984688845144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.1790639107611" calcext:value-type="float">
            <text:p>47.17906391076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9.9220327427821" calcext:value-type="float">
            <text:p>49.922032742782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0.863285761155" calcext:value-type="float">
            <text:p>150.86328576115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0.565316404199" calcext:value-type="float">
            <text:p>130.56531640419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9.092192257218" calcext:value-type="float">
            <text:p>159.09219225721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9.891410433071" calcext:value-type="float">
            <text:p>139.89141043307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5.204690944882" calcext:value-type="float">
            <text:p>115.20469094488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.8440654855643" calcext:value-type="float">
            <text:p>99.844065485564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.775002624672" calcext:value-type="float">
            <text:p>87.77500262467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7.9003148293963" calcext:value-type="float">
            <text:p>77.900314829396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.831251968504" calcext:value-type="float">
            <text:p>65.83125196850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9.2481267716536" calcext:value-type="float">
            <text:p>59.248126771653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.5550005249344" calcext:value-type="float">
            <text:p>17.555000524934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.7212509186352" calcext:value-type="float">
            <text:p>30.721250918635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.4015636482939" calcext:value-type="float">
            <text:p>38.401563648293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.7903137795275" calcext:value-type="float">
            <text:p>42.790313779527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.0818763779528" calcext:value-type="float">
            <text:p>46.081876377952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7.446410958005" calcext:value-type="float">
            <text:p>157.4464109580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3.606254593176" calcext:value-type="float">
            <text:p>153.606254593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6.176566272966" calcext:value-type="float">
            <text:p>126.17656627296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7.3517210629921" calcext:value-type="float">
            <text:p>77.351721062992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4.0601584645669" calcext:value-type="float">
            <text:p>74.06015846456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.0601584645669" calcext:value-type="float">
            <text:p>74.06015846456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4.6087522309712" calcext:value-type="float">
            <text:p>74.608752230971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.7059397637795" calcext:value-type="float">
            <text:p>75.70593976377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6.803127296588" calcext:value-type="float">
            <text:p>76.8031272965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6.803127296588" calcext:value-type="float">
            <text:p>76.8031272965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.6176566272966" calcext:value-type="float">
            <text:p>12.617656627296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.6521880577427" calcext:value-type="float">
            <text:p>18.652188057742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.915625984252" calcext:value-type="float">
            <text:p>32.91562598425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7.3043761154856" calcext:value-type="float">
            <text:p>37.304376115485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8.8248452099738" calcext:value-type="float">
            <text:p>48.82484520997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5.627972506562" calcext:value-type="float">
            <text:p>125.62797250656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.1854706692913" calcext:value-type="float">
            <text:p>64.185470669291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2.2890649606299" calcext:value-type="float">
            <text:p>82.289064960629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.6432836614173" calcext:value-type="float">
            <text:p>80.64328366141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1.1918774278216" calcext:value-type="float">
            <text:p>81.191877427821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2.2890649606299" calcext:value-type="float">
            <text:p>82.289064960629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2.8376587270341" calcext:value-type="float">
            <text:p>82.837658727034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3.3862524934384" calcext:value-type="float">
            <text:p>83.38625249343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3.3862524934384" calcext:value-type="float">
            <text:p>83.38625249343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2.8376587270341" calcext:value-type="float">
            <text:p>82.837658727034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.9092192257218" calcext:value-type="float">
            <text:p>15.909219225721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.3951568897638" calcext:value-type="float">
            <text:p>21.395156889763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.0754696194226" calcext:value-type="float">
            <text:p>29.075469619422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.0473449475066" calcext:value-type="float">
            <text:p>40.047344947506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.2762514435696" calcext:value-type="float">
            <text:p>48.276251443569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3.7621891076115" calcext:value-type="float">
            <text:p>53.762189107611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 table:number-columns-repeated="4"/>
        </table:table-row>
      </table:table>
      <table:table table:name="fully_merg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Pressure 1 [psi]</text:p>
          </table:table-cell>
          <table:table-cell office:value-type="string" calcext:value-type="string">
            <text:p>Pressure 2 [psi]</text:p>
          </table:table-cell>
          <table:table-cell office:value-type="string" calcext:value-type="string">
            <text:p>Pressure 3 [psi]</text:p>
          </table:table-cell>
          <table:table-cell office:value-type="string" calcext:value-type="string">
            <text:p>Pressure AVG [psi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8685633333333" calcext:value-type="float">
            <text:p>0.2786856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:.E2])" office:value-type="float" office:value="0.139342816666667" calcext:value-type="float">
            <text:p>0.13934281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table:formula="of:=AVERAGE([.D3:.E3])" office:value-type="float" office:value="26.0993484366797" calcext:value-type="float">
            <text:p>26.0993484366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6308193833333" calcext:value-type="float">
            <text:p>31.6308193833333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0" calcext:value-type="float">
            <text:p>0</text:p>
          </table:table-cell>
          <table:table-cell table:formula="of:=AVERAGE([.D4:.E4])" office:value-type="float" office:value="26.7872850197506" calcext:value-type="float">
            <text:p>26.78728501975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table:formula="of:=AVERAGE([.D5:.E5])" office:value-type="float" office:value="26.0993484366797" calcext:value-type="float">
            <text:p>26.0993484366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6:.E6])" office:value-type="float" office:value="24.5797437037402" calcext:value-type="float">
            <text:p>24.57974370374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7.5550005249344" calcext:value-type="float">
            <text:p>17.5550005249344</text:p>
          </table:table-cell>
          <table:table-cell office:value-type="float" office:value="0" calcext:value-type="float">
            <text:p>0</text:p>
          </table:table-cell>
          <table:table-cell table:formula="of:=AVERAGE([.D7:.E7])" office:value-type="float" office:value="22.8511247458005" calcext:value-type="float">
            <text:p>22.8511247458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8:.E8])" office:value-type="float" office:value="23.6740153954068" calcext:value-type="float">
            <text:p>23.67401539540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.1472489666667" calcext:value-type="float">
            <text:p>28.1472489666667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0" calcext:value-type="float">
            <text:p>0</text:p>
          </table:table-cell>
          <table:table-cell table:formula="of:=AVERAGE([.D9:.E9])" office:value-type="float" office:value="22.3025309793963" calcext:value-type="float">
            <text:p>22.30253097939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table:formula="of:=AVERAGE([.D10:.E10])" office:value-type="float" office:value="18.2923105469816" calcext:value-type="float">
            <text:p>18.2923105469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9669644666667" calcext:value-type="float">
            <text:p>23.9669644666667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table:formula="of:=AVERAGE([.D11:.E11])" office:value-type="float" office:value="18.8409043133859" calcext:value-type="float">
            <text:p>18.84090431338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8768222166667" calcext:value-type="float">
            <text:p>21.8768222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table:formula="of:=AVERAGE([.D12:.E12])" office:value-type="float" office:value="16.9729425387796" calcext:value-type="float">
            <text:p>16.9729425387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0" calcext:value-type="float">
            <text:p>0</text:p>
          </table:table-cell>
          <table:table-cell table:formula="of:=AVERAGE([.D13:.E13])" office:value-type="float" office:value="14.3342065223754" calcext:value-type="float">
            <text:p>14.33420652237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table:formula="of:=AVERAGE([.D14:.E14])" office:value-type="float" office:value="14.8828002887796" calcext:value-type="float">
            <text:p>14.8828002887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table:formula="of:=AVERAGE([.D15:.E15])" office:value-type="float" office:value="14.8828002887796" calcext:value-type="float">
            <text:p>14.8828002887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table:formula="of:=AVERAGE([.D16:.E16])" office:value-type="float" office:value="15.1570971719817" calcext:value-type="float">
            <text:p>15.1570971719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6965377166667" calcext:value-type="float">
            <text:p>17.6965377166667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0" calcext:value-type="float">
            <text:p>0</text:p>
          </table:table-cell>
          <table:table-cell table:formula="of:=AVERAGE([.D17:.E17])" office:value-type="float" office:value="15.1570971719817" calcext:value-type="float">
            <text:p>15.1570971719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3932518" calcext:value-type="float">
            <text:p>18.3932518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table:formula="of:=AVERAGE([.D18:.E18])" office:value-type="float" office:value="16.0540479800525" calcext:value-type="float">
            <text:p>16.05404798005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.6308193833333" calcext:value-type="float">
            <text:p>31.63081938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19:.E19])" office:value-type="float" office:value="15.8154096916667" calcext:value-type="float">
            <text:p>15.815409691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84015636482939" calcext:value-type="float">
            <text:p>3.84015636482939</text:p>
          </table:table-cell>
          <table:table-cell office:value-type="float" office:value="0" calcext:value-type="float">
            <text:p>0</text:p>
          </table:table-cell>
          <table:table-cell table:formula="of:=AVERAGE([.D20:.E20])" office:value-type="float" office:value="1.9200781824147" calcext:value-type="float">
            <text:p>1.9200781824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0" calcext:value-type="float">
            <text:p>0</text:p>
          </table:table-cell>
          <table:table-cell table:formula="of:=AVERAGE([.D21:.E21])" office:value-type="float" office:value="30.7623954511155" calcext:value-type="float">
            <text:p>30.76239545111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1389900833333" calcext:value-type="float">
            <text:p>34.1389900833333</text:p>
          </table:table-cell>
          <table:table-cell office:value-type="float" office:value="27.9782820866142" calcext:value-type="float">
            <text:p>27.9782820866142</text:p>
          </table:table-cell>
          <table:table-cell office:value-type="float" office:value="0" calcext:value-type="float">
            <text:p>0</text:p>
          </table:table-cell>
          <table:table-cell table:formula="of:=AVERAGE([.D22:.E22])" office:value-type="float" office:value="31.0586360849737" calcext:value-type="float">
            <text:p>31.05863608497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0" calcext:value-type="float">
            <text:p>0</text:p>
          </table:table-cell>
          <table:table-cell table:formula="of:=AVERAGE([.D23:.E23])" office:value-type="float" office:value="28.8423172687008" calcext:value-type="float">
            <text:p>28.84231726870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9587055833333" calcext:value-type="float">
            <text:p>29.9587055833333</text:p>
          </table:table-cell>
          <table:table-cell office:value-type="float" office:value="25.2353132545931" calcext:value-type="float">
            <text:p>25.2353132545931</text:p>
          </table:table-cell>
          <table:table-cell office:value-type="float" office:value="0" calcext:value-type="float">
            <text:p>0</text:p>
          </table:table-cell>
          <table:table-cell table:formula="of:=AVERAGE([.D24:.E24])" office:value-type="float" office:value="27.5970094189632" calcext:value-type="float">
            <text:p>27.59700941896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5652774166667" calcext:value-type="float">
            <text:p>28.565277416666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25:.E25])" office:value-type="float" office:value="23.8830296204069" calcext:value-type="float">
            <text:p>23.8830296204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.5652774166667" calcext:value-type="float">
            <text:p>28.565277416666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26:.E26])" office:value-type="float" office:value="23.8830296204069" calcext:value-type="float">
            <text:p>23.88302962040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.5652774166667" calcext:value-type="float">
            <text:p>28.5652774166667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0" calcext:value-type="float">
            <text:p>0</text:p>
          </table:table-cell>
          <table:table-cell table:formula="of:=AVERAGE([.D27:.E27])" office:value-type="float" office:value="22.5115452043963" calcext:value-type="float">
            <text:p>22.51154520439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table:formula="of:=AVERAGE([.D28:.E28])" office:value-type="float" office:value="19.7466326217192" calcext:value-type="float">
            <text:p>19.7466326217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.99156475" calcext:value-type="float">
            <text:p>22.99156475</text:p>
          </table:table-cell>
          <table:table-cell office:value-type="float" office:value="5.485937664042" calcext:value-type="float">
            <text:p>5.485937664042</text:p>
          </table:table-cell>
          <table:table-cell office:value-type="float" office:value="0" calcext:value-type="float">
            <text:p>0</text:p>
          </table:table-cell>
          <table:table-cell table:formula="of:=AVERAGE([.D29:.E29])" office:value-type="float" office:value="14.238751207021" calcext:value-type="float">
            <text:p>14.238751207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5981365833333" calcext:value-type="float">
            <text:p>21.5981365833333</text:p>
          </table:table-cell>
          <table:table-cell office:value-type="float" office:value="6.03453143044619" calcext:value-type="float">
            <text:p>6.03453143044619</text:p>
          </table:table-cell>
          <table:table-cell office:value-type="float" office:value="0" calcext:value-type="float">
            <text:p>0</text:p>
          </table:table-cell>
          <table:table-cell table:formula="of:=AVERAGE([.D30:.E30])" office:value-type="float" office:value="13.8163340068897" calcext:value-type="float">
            <text:p>13.81633400688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7.13171896325459" calcext:value-type="float">
            <text:p>7.13171896325459</text:p>
          </table:table-cell>
          <table:table-cell office:value-type="float" office:value="0" calcext:value-type="float">
            <text:p>0</text:p>
          </table:table-cell>
          <table:table-cell table:formula="of:=AVERAGE([.D31:.E31])" office:value-type="float" office:value="12.9714996066273" calcext:value-type="float">
            <text:p>12.97149960662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32:.E32])" office:value-type="float" office:value="12.8233792896981" calcext:value-type="float">
            <text:p>12.8233792896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33:.E33])" office:value-type="float" office:value="13.5200933730315" calcext:value-type="float">
            <text:p>13.52009337303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.2047084166667" calcext:value-type="float">
            <text:p>20.2047084166667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34:.E34])" office:value-type="float" office:value="14.2168074563648" calcext:value-type="float">
            <text:p>14.2168074563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.2047084166667" calcext:value-type="float">
            <text:p>20.2047084166667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35:.E35])" office:value-type="float" office:value="14.2168074563648" calcext:value-type="float">
            <text:p>14.2168074563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.5981365833333" calcext:value-type="float">
            <text:p>21.5981365833333</text:p>
          </table:table-cell>
          <table:table-cell office:value-type="float" office:value="9.8746877952756" calcext:value-type="float">
            <text:p>9.8746877952756</text:p>
          </table:table-cell>
          <table:table-cell office:value-type="float" office:value="0" calcext:value-type="float">
            <text:p>0</text:p>
          </table:table-cell>
          <table:table-cell table:formula="of:=AVERAGE([.D36:.E36])" office:value-type="float" office:value="15.7364121893045" calcext:value-type="float">
            <text:p>15.73641218930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0.61412525" calcext:value-type="float">
            <text:p>60.61412525</text:p>
          </table:table-cell>
          <table:table-cell office:value-type="float" office:value="-2.74296883202099" calcext:value-type="float">
            <text:p>-2.74296883202099</text:p>
          </table:table-cell>
          <table:table-cell office:value-type="float" office:value="0" calcext:value-type="float">
            <text:p>0</text:p>
          </table:table-cell>
          <table:table-cell table:formula="of:=AVERAGE([.D37:.E37])" office:value-type="float" office:value="28.9355782089895" calcext:value-type="float">
            <text:p>28.9355782089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.6225605" calcext:value-type="float">
            <text:p>37.6225605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0" calcext:value-type="float">
            <text:p>0</text:p>
          </table:table-cell>
          <table:table-cell table:formula="of:=AVERAGE([.D38:.E38])" office:value-type="float" office:value="35.269093242126" calcext:value-type="float">
            <text:p>35.2690932421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.2864154166667" calcext:value-type="float">
            <text:p>45.2864154166667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0" calcext:value-type="float">
            <text:p>0</text:p>
          </table:table-cell>
          <table:table-cell table:formula="of:=AVERAGE([.D39:.E39])" office:value-type="float" office:value="43.2154739484909" calcext:value-type="float">
            <text:p>43.2154739484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1.5241593666667" calcext:value-type="float">
            <text:p>41.5241593666667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0" calcext:value-type="float">
            <text:p>0</text:p>
          </table:table-cell>
          <table:table-cell table:formula="of:=AVERAGE([.D40:.E40])" office:value-type="float" office:value="39.139970857874" calcext:value-type="float">
            <text:p>39.1399708578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.04058895" calcext:value-type="float">
            <text:p>38.04058895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0" calcext:value-type="float">
            <text:p>0</text:p>
          </table:table-cell>
          <table:table-cell table:formula="of:=AVERAGE([.D41:.E41])" office:value-type="float" office:value="34.9295137007217" calcext:value-type="float">
            <text:p>34.92951370072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.0488478333333" calcext:value-type="float">
            <text:p>32.0488478333333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0" calcext:value-type="float">
            <text:p>0</text:p>
          </table:table-cell>
          <table:table-cell table:formula="of:=AVERAGE([.D42:.E42])" office:value-type="float" office:value="29.1906743103674" calcext:value-type="float">
            <text:p>29.19067431036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.2619915" calcext:value-type="float">
            <text:p>29.2619915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table:formula="of:=AVERAGE([.D43:.E43])" office:value-type="float" office:value="25.0542773116797" calcext:value-type="float">
            <text:p>25.05427731167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44:.E44])" office:value-type="float" office:value="22.4896014537401" calcext:value-type="float">
            <text:p>22.4896014537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.2619915" calcext:value-type="float">
            <text:p>29.2619915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0" calcext:value-type="float">
            <text:p>0</text:p>
          </table:table-cell>
          <table:table-cell table:formula="of:=AVERAGE([.D45:.E45])" office:value-type="float" office:value="22.859902246063" calcext:value-type="float">
            <text:p>22.8599022460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0" calcext:value-type="float">
            <text:p>0</text:p>
          </table:table-cell>
          <table:table-cell table:formula="of:=AVERAGE([.D46:.E46])" office:value-type="float" office:value="19.7466326217192" calcext:value-type="float">
            <text:p>19.74663262171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47:.E47])" office:value-type="float" office:value="3.48357041666666" calcext:value-type="float">
            <text:p>3.483570416666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05728308333333" calcext:value-type="float">
            <text:p>9.05728308333333</text:p>
          </table:table-cell>
          <table:table-cell office:value-type="float" office:value="1.64578129921261" calcext:value-type="float">
            <text:p>1.64578129921261</text:p>
          </table:table-cell>
          <table:table-cell office:value-type="float" office:value="0" calcext:value-type="float">
            <text:p>0</text:p>
          </table:table-cell>
          <table:table-cell table:formula="of:=AVERAGE([.D48:.E48])" office:value-type="float" office:value="5.35153219127297" calcext:value-type="float">
            <text:p>5.351532191272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8441394166667" calcext:value-type="float">
            <text:p>11.8441394166667</text:p>
          </table:table-cell>
          <table:table-cell office:value-type="float" office:value="4.3887501312336" calcext:value-type="float">
            <text:p>4.3887501312336</text:p>
          </table:table-cell>
          <table:table-cell office:value-type="float" office:value="0" calcext:value-type="float">
            <text:p>0</text:p>
          </table:table-cell>
          <table:table-cell table:formula="of:=AVERAGE([.D49:.E49])" office:value-type="float" office:value="8.11644477395015" calcext:value-type="float">
            <text:p>8.11644477395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.6555960333333" calcext:value-type="float">
            <text:p>13.6555960333333</text:p>
          </table:table-cell>
          <table:table-cell office:value-type="float" office:value="6.58312519685038" calcext:value-type="float">
            <text:p>6.58312519685038</text:p>
          </table:table-cell>
          <table:table-cell office:value-type="float" office:value="0" calcext:value-type="float">
            <text:p>0</text:p>
          </table:table-cell>
          <table:table-cell table:formula="of:=AVERAGE([.D50:.E50])" office:value-type="float" office:value="10.1193606150918" calcext:value-type="float">
            <text:p>10.11936061509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7.6803127296588" calcext:value-type="float">
            <text:p>7.6803127296588</text:p>
          </table:table-cell>
          <table:table-cell office:value-type="float" office:value="0" calcext:value-type="float">
            <text:p>0</text:p>
          </table:table-cell>
          <table:table-cell table:formula="of:=AVERAGE([.D51:.E51])" office:value-type="float" office:value="11.5040112814961" calcext:value-type="float">
            <text:p>11.5040112814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52:.E52])" office:value-type="float" office:value="11.7783081646981" calcext:value-type="float">
            <text:p>11.7783081646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.2047084166667" calcext:value-type="float">
            <text:p>20.2047084166667</text:p>
          </table:table-cell>
          <table:table-cell office:value-type="float" office:value="8.77750026246718" calcext:value-type="float">
            <text:p>8.77750026246718</text:p>
          </table:table-cell>
          <table:table-cell office:value-type="float" office:value="0" calcext:value-type="float">
            <text:p>0</text:p>
          </table:table-cell>
          <table:table-cell table:formula="of:=AVERAGE([.D53:.E53])" office:value-type="float" office:value="14.4911043395669" calcext:value-type="float">
            <text:p>14.49110433956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9.8746877952756" calcext:value-type="float">
            <text:p>9.8746877952756</text:p>
          </table:table-cell>
          <table:table-cell office:value-type="float" office:value="0" calcext:value-type="float">
            <text:p>0</text:p>
          </table:table-cell>
          <table:table-cell table:formula="of:=AVERAGE([.D54:.E54])" office:value-type="float" office:value="14.3429840226378" calcext:value-type="float">
            <text:p>14.34298402263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6.6798435833333" calcext:value-type="float">
            <text:p>46.6798435833333</text:p>
          </table:table-cell>
          <table:table-cell office:value-type="float" office:value="4.3887501312336" calcext:value-type="float">
            <text:p>4.3887501312336</text:p>
          </table:table-cell>
          <table:table-cell office:value-type="float" office:value="0" calcext:value-type="float">
            <text:p>0</text:p>
          </table:table-cell>
          <table:table-cell table:formula="of:=AVERAGE([.D55:.E55])" office:value-type="float" office:value="25.5342968572835" calcext:value-type="float">
            <text:p>25.5342968572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.71270275" calcext:value-type="float">
            <text:p>39.71270275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0" calcext:value-type="float">
            <text:p>0</text:p>
          </table:table-cell>
          <table:table-cell table:formula="of:=AVERAGE([.D56:.E56])" office:value-type="float" office:value="42.8972895639764" calcext:value-type="float">
            <text:p>42.89728956397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6.6798435833333" calcext:value-type="float">
            <text:p>46.6798435833333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0" calcext:value-type="float">
            <text:p>0</text:p>
          </table:table-cell>
          <table:table-cell table:formula="of:=AVERAGE([.D57:.E57])" office:value-type="float" office:value="43.3635942654199" calcext:value-type="float">
            <text:p>43.3635942654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.4544879583333" calcext:value-type="float">
            <text:p>41.4544879583333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0" calcext:value-type="float">
            <text:p>0</text:p>
          </table:table-cell>
          <table:table-cell table:formula="of:=AVERAGE([.D58:.E58])" office:value-type="float" office:value="33.8934943728675" calcext:value-type="float">
            <text:p>33.89349437286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9709175416667" calcext:value-type="float">
            <text:p>37.9709175416667</text:p>
          </table:table-cell>
          <table:table-cell office:value-type="float" office:value="20.2979693569554" calcext:value-type="float">
            <text:p>20.2979693569554</text:p>
          </table:table-cell>
          <table:table-cell office:value-type="float" office:value="0" calcext:value-type="float">
            <text:p>0</text:p>
          </table:table-cell>
          <table:table-cell table:formula="of:=AVERAGE([.D59:.E59])" office:value-type="float" office:value="29.134443449311" calcext:value-type="float">
            <text:p>29.1344434493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.7455619166667" calcext:value-type="float">
            <text:p>32.745561916666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60:.E60])" office:value-type="float" office:value="25.9731718704068" calcext:value-type="float">
            <text:p>25.97317187040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.5202062916667" calcext:value-type="float">
            <text:p>27.5202062916667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0" calcext:value-type="float">
            <text:p>0</text:p>
          </table:table-cell>
          <table:table-cell table:formula="of:=AVERAGE([.D61:.E61])" office:value-type="float" office:value="23.0861971747047" calcext:value-type="float">
            <text:p>23.08619717470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62:.E62])" office:value-type="float" office:value="22.4896014537401" calcext:value-type="float">
            <text:p>22.4896014537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2619915" calcext:value-type="float">
            <text:p>29.2619915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0" calcext:value-type="float">
            <text:p>0</text:p>
          </table:table-cell>
          <table:table-cell table:formula="of:=AVERAGE([.D63:.E63])" office:value-type="float" office:value="23.9570897788713" calcext:value-type="float">
            <text:p>23.95708977887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5.7784210833333" calcext:value-type="float">
            <text:p>25.7784210833333</text:p>
          </table:table-cell>
          <table:table-cell office:value-type="float" office:value="17.5550005249344" calcext:value-type="float">
            <text:p>17.5550005249344</text:p>
          </table:table-cell>
          <table:table-cell office:value-type="float" office:value="0" calcext:value-type="float">
            <text:p>0</text:p>
          </table:table-cell>
          <table:table-cell table:formula="of:=AVERAGE([.D64:.E64])" office:value-type="float" office:value="21.6667108041338" calcext:value-type="float">
            <text:p>21.66671080413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360569" calcext:value-type="float">
            <text:p>8.360569</text:p>
          </table:table-cell>
          <table:table-cell office:value-type="float" office:value="-4.3887501312336" calcext:value-type="float">
            <text:p>-4.3887501312336</text:p>
          </table:table-cell>
          <table:table-cell office:value-type="float" office:value="0" calcext:value-type="float">
            <text:p>0</text:p>
          </table:table-cell>
          <table:table-cell table:formula="of:=AVERAGE([.D65:.E65])" office:value-type="float" office:value="1.9859094343832" calcext:value-type="float">
            <text:p>1.9859094343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.2948506666667" calcext:value-type="float">
            <text:p>22.2948506666667</text:p>
          </table:table-cell>
          <table:table-cell office:value-type="float" office:value="1.0971875328084" calcext:value-type="float">
            <text:p>1.0971875328084</text:p>
          </table:table-cell>
          <table:table-cell office:value-type="float" office:value="0" calcext:value-type="float">
            <text:p>0</text:p>
          </table:table-cell>
          <table:table-cell table:formula="of:=AVERAGE([.D66:.E66])" office:value-type="float" office:value="11.6960190997376" calcext:value-type="float">
            <text:p>11.69601909973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.8441394166667" calcext:value-type="float">
            <text:p>11.8441394166667</text:p>
          </table:table-cell>
          <table:table-cell office:value-type="float" office:value="4.3887501312336" calcext:value-type="float">
            <text:p>4.3887501312336</text:p>
          </table:table-cell>
          <table:table-cell office:value-type="float" office:value="0" calcext:value-type="float">
            <text:p>0</text:p>
          </table:table-cell>
          <table:table-cell table:formula="of:=AVERAGE([.D67:.E67])" office:value-type="float" office:value="8.11644477395015" calcext:value-type="float">
            <text:p>8.11644477395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585924625" calcext:value-type="float">
            <text:p>13.585924625</text:p>
          </table:table-cell>
          <table:table-cell office:value-type="float" office:value="5.485937664042" calcext:value-type="float">
            <text:p>5.485937664042</text:p>
          </table:table-cell>
          <table:table-cell office:value-type="float" office:value="0" calcext:value-type="float">
            <text:p>0</text:p>
          </table:table-cell>
          <table:table-cell table:formula="of:=AVERAGE([.D68:.E68])" office:value-type="float" office:value="9.535931144521" calcext:value-type="float">
            <text:p>9.5359311445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7.6803127296588" calcext:value-type="float">
            <text:p>7.6803127296588</text:p>
          </table:table-cell>
          <table:table-cell office:value-type="float" office:value="0" calcext:value-type="float">
            <text:p>0</text:p>
          </table:table-cell>
          <table:table-cell table:formula="of:=AVERAGE([.D69:.E69])" office:value-type="float" office:value="11.5040112814961" calcext:value-type="float">
            <text:p>11.5040112814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70:.E70])" office:value-type="float" office:value="11.7783081646981" calcext:value-type="float">
            <text:p>11.7783081646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.81128025" calcext:value-type="float">
            <text:p>18.81128025</text:p>
          </table:table-cell>
          <table:table-cell office:value-type="float" office:value="8.77750026246718" calcext:value-type="float">
            <text:p>8.77750026246718</text:p>
          </table:table-cell>
          <table:table-cell office:value-type="float" office:value="0" calcext:value-type="float">
            <text:p>0</text:p>
          </table:table-cell>
          <table:table-cell table:formula="of:=AVERAGE([.D71:.E71])" office:value-type="float" office:value="13.7943902562336" calcext:value-type="float">
            <text:p>13.79439025623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.3277098333333" calcext:value-type="float">
            <text:p>15.3277098333333</text:p>
          </table:table-cell>
          <table:table-cell office:value-type="float" office:value="12.0690628608924" calcext:value-type="float">
            <text:p>12.0690628608924</text:p>
          </table:table-cell>
          <table:table-cell office:value-type="float" office:value="0" calcext:value-type="float">
            <text:p>0</text:p>
          </table:table-cell>
          <table:table-cell table:formula="of:=AVERAGE([.D72:.E72])" office:value-type="float" office:value="13.6983863471129" calcext:value-type="float">
            <text:p>13.6983863471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6.6798435833333" calcext:value-type="float">
            <text:p>46.6798435833333</text:p>
          </table:table-cell>
          <table:table-cell office:value-type="float" office:value="-1.64578129921261" calcext:value-type="float">
            <text:p>-1.64578129921261</text:p>
          </table:table-cell>
          <table:table-cell office:value-type="float" office:value="0" calcext:value-type="float">
            <text:p>0</text:p>
          </table:table-cell>
          <table:table-cell table:formula="of:=AVERAGE([.D73:.E73])" office:value-type="float" office:value="22.5170311420603" calcext:value-type="float">
            <text:p>22.51703114206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20.2979693569554" calcext:value-type="float">
            <text:p>20.2979693569554</text:p>
          </table:table-cell>
          <table:table-cell office:value-type="float" office:value="0" calcext:value-type="float">
            <text:p>0</text:p>
          </table:table-cell>
          <table:table-cell table:formula="of:=AVERAGE([.D74:.E74])" office:value-type="float" office:value="15.3743403034777" calcext:value-type="float">
            <text:p>15.37434030347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7839070209974" calcext:value-type="float">
            <text:p>25.7839070209974</text:p>
          </table:table-cell>
          <table:table-cell office:value-type="float" office:value="0" calcext:value-type="float">
            <text:p>0</text:p>
          </table:table-cell>
          <table:table-cell table:formula="of:=AVERAGE([.D75:.E75])" office:value-type="float" office:value="19.8590943438321" calcext:value-type="float">
            <text:p>19.8590943438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2353132545931" calcext:value-type="float">
            <text:p>25.2353132545931</text:p>
          </table:table-cell>
          <table:table-cell office:value-type="float" office:value="0" calcext:value-type="float">
            <text:p>0</text:p>
          </table:table-cell>
          <table:table-cell table:formula="of:=AVERAGE([.D76:.E76])" office:value-type="float" office:value="19.5847974606299" calcext:value-type="float">
            <text:p>19.58479746062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0" calcext:value-type="float">
            <text:p>0</text:p>
          </table:table-cell>
          <table:table-cell table:formula="of:=AVERAGE([.D77:.E77])" office:value-type="float" office:value="19.3105005774279" calcext:value-type="float">
            <text:p>19.31050057742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7839070209974" calcext:value-type="float">
            <text:p>25.7839070209974</text:p>
          </table:table-cell>
          <table:table-cell office:value-type="float" office:value="0" calcext:value-type="float">
            <text:p>0</text:p>
          </table:table-cell>
          <table:table-cell table:formula="of:=AVERAGE([.D78:.E78])" office:value-type="float" office:value="19.8590943438321" calcext:value-type="float">
            <text:p>19.8590943438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4.1381257217848" calcext:value-type="float">
            <text:p>24.1381257217848</text:p>
          </table:table-cell>
          <table:table-cell office:value-type="float" office:value="0" calcext:value-type="float">
            <text:p>0</text:p>
          </table:table-cell>
          <table:table-cell table:formula="of:=AVERAGE([.D79:.E79])" office:value-type="float" office:value="19.0362036942258" calcext:value-type="float">
            <text:p>19.03620369422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5.2353132545931" calcext:value-type="float">
            <text:p>25.2353132545931</text:p>
          </table:table-cell>
          <table:table-cell office:value-type="float" office:value="0" calcext:value-type="float">
            <text:p>0</text:p>
          </table:table-cell>
          <table:table-cell table:formula="of:=AVERAGE([.D80:.E80])" office:value-type="float" office:value="19.5847974606299" calcext:value-type="float">
            <text:p>19.58479746062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24.1381257217848" calcext:value-type="float">
            <text:p>24.1381257217848</text:p>
          </table:table-cell>
          <table:table-cell office:value-type="float" office:value="0" calcext:value-type="float">
            <text:p>0</text:p>
          </table:table-cell>
          <table:table-cell table:formula="of:=AVERAGE([.D81:.E81])" office:value-type="float" office:value="19.0362036942258" calcext:value-type="float">
            <text:p>19.03620369422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24.1381257217848" calcext:value-type="float">
            <text:p>24.1381257217848</text:p>
          </table:table-cell>
          <table:table-cell office:value-type="float" office:value="0" calcext:value-type="float">
            <text:p>0</text:p>
          </table:table-cell>
          <table:table-cell table:formula="of:=AVERAGE([.D82:.E82])" office:value-type="float" office:value="15.5526332775591" calcext:value-type="float">
            <text:p>15.55263327755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3.2915625984252" calcext:value-type="float">
            <text:p>3.2915625984252</text:p>
          </table:table-cell>
          <table:table-cell office:value-type="float" office:value="0" calcext:value-type="float">
            <text:p>0</text:p>
          </table:table-cell>
          <table:table-cell table:formula="of:=AVERAGE([.D83:.E83])" office:value-type="float" office:value="6.8711369242126" calcext:value-type="float">
            <text:p>6.87113692421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4.93734389763779" calcext:value-type="float">
            <text:p>4.93734389763779</text:p>
          </table:table-cell>
          <table:table-cell office:value-type="float" office:value="0" calcext:value-type="float">
            <text:p>0</text:p>
          </table:table-cell>
          <table:table-cell table:formula="of:=AVERAGE([.D84:.E84])" office:value-type="float" office:value="9.43581278215225" calcext:value-type="float">
            <text:p>9.43581278215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0" calcext:value-type="float">
            <text:p>0</text:p>
          </table:table-cell>
          <table:table-cell table:formula="of:=AVERAGE([.D85:.E85])" office:value-type="float" office:value="11.0815940813648" calcext:value-type="float">
            <text:p>11.08159408136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1.5204690944882" calcext:value-type="float">
            <text:p>11.5204690944882</text:p>
          </table:table-cell>
          <table:table-cell office:value-type="float" office:value="0" calcext:value-type="float">
            <text:p>0</text:p>
          </table:table-cell>
          <table:table-cell table:formula="of:=AVERAGE([.D86:.E86])" office:value-type="float" office:value="14.4691605889108" calcext:value-type="float">
            <text:p>14.4691605889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4.2634379265091" calcext:value-type="float">
            <text:p>14.2634379265091</text:p>
          </table:table-cell>
          <table:table-cell office:value-type="float" office:value="0" calcext:value-type="float">
            <text:p>0</text:p>
          </table:table-cell>
          <table:table-cell table:formula="of:=AVERAGE([.D87:.E87])" office:value-type="float" office:value="15.8406450049212" calcext:value-type="float">
            <text:p>15.84064500492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4.8120316929134" calcext:value-type="float">
            <text:p>14.8120316929134</text:p>
          </table:table-cell>
          <table:table-cell office:value-type="float" office:value="0" calcext:value-type="float">
            <text:p>0</text:p>
          </table:table-cell>
          <table:table-cell table:formula="of:=AVERAGE([.D88:.E88])" office:value-type="float" office:value="16.1149418881234" calcext:value-type="float">
            <text:p>16.11494188812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5.3606254593176" calcext:value-type="float">
            <text:p>15.3606254593176</text:p>
          </table:table-cell>
          <table:table-cell office:value-type="float" office:value="0" calcext:value-type="float">
            <text:p>0</text:p>
          </table:table-cell>
          <table:table-cell table:formula="of:=AVERAGE([.D89:.E89])" office:value-type="float" office:value="16.3892387713255" calcext:value-type="float">
            <text:p>16.3892387713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18.1035942913386" calcext:value-type="float">
            <text:p>18.1035942913386</text:p>
          </table:table-cell>
          <table:table-cell office:value-type="float" office:value="0" calcext:value-type="float">
            <text:p>0</text:p>
          </table:table-cell>
          <table:table-cell table:formula="of:=AVERAGE([.D90:.E90])" office:value-type="float" office:value="19.5025083956693" calcext:value-type="float">
            <text:p>19.5025083956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2.74296883202099" calcext:value-type="float">
            <text:p>2.74296883202099</text:p>
          </table:table-cell>
          <table:table-cell office:value-type="float" office:value="0" calcext:value-type="float">
            <text:p>0</text:p>
          </table:table-cell>
          <table:table-cell table:formula="of:=AVERAGE([.D91:.E91])" office:value-type="float" office:value="22.2729069160105" calcext:value-type="float">
            <text:p>22.2729069160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1.74178520833333" calcext:value-type="float">
            <text:p>1.74178520833333</text:p>
          </table:table-cell>
          <table:table-cell office:value-type="float" office:value="0" calcext:value-type="float">
            <text:p>0</text:p>
          </table:table-cell>
          <table:table-cell table:formula="of:=AVERAGE([.D92:.E92])" office:value-type="float" office:value="4.35446302083333" calcext:value-type="float">
            <text:p>4.354463020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93:.E93])" office:value-type="float" office:value="40.0610597916667" calcext:value-type="float">
            <text:p>40.061059791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.0610597916667" calcext:value-type="float">
            <text:p>40.0610597916667</text:p>
          </table:table-cell>
          <table:table-cell office:value-type="float" office:value="43.5446302083333" calcext:value-type="float">
            <text:p>43.5446302083333</text:p>
          </table:table-cell>
          <table:table-cell office:value-type="float" office:value="0" calcext:value-type="float">
            <text:p>0</text:p>
          </table:table-cell>
          <table:table-cell table:formula="of:=AVERAGE([.D94:.E94])" office:value-type="float" office:value="41.802845" calcext:value-type="float">
            <text:p>41.8028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95:.E95])" office:value-type="float" office:value="40.0610597916667" calcext:value-type="float">
            <text:p>40.061059791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577489375" calcext:value-type="float">
            <text:p>36.577489375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0" calcext:value-type="float">
            <text:p>0</text:p>
          </table:table-cell>
          <table:table-cell table:formula="of:=AVERAGE([.D96:.E96])" office:value-type="float" office:value="37.4483819791667" calcext:value-type="float">
            <text:p>37.44838197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97:.E97])" office:value-type="float" office:value="34.8357041666667" calcext:value-type="float">
            <text:p>34.8357041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98:.E98])" office:value-type="float" office:value="34.8357041666667" calcext:value-type="float">
            <text:p>34.8357041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33.0939189583333" calcext:value-type="float">
            <text:p>33.0939189583333</text:p>
          </table:table-cell>
          <table:table-cell office:value-type="float" office:value="0" calcext:value-type="float">
            <text:p>0</text:p>
          </table:table-cell>
          <table:table-cell table:formula="of:=AVERAGE([.D99:.E99])" office:value-type="float" office:value="33.9648115625" calcext:value-type="float">
            <text:p>33.964811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29.6103485416667" calcext:value-type="float">
            <text:p>29.6103485416667</text:p>
          </table:table-cell>
          <table:table-cell office:value-type="float" office:value="0" calcext:value-type="float">
            <text:p>0</text:p>
          </table:table-cell>
          <table:table-cell table:formula="of:=AVERAGE([.D100:.E100])" office:value-type="float" office:value="28.7394559375" calcext:value-type="float">
            <text:p>28.7394559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.6103485416667" calcext:value-type="float">
            <text:p>29.6103485416667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101:.E101])" office:value-type="float" office:value="26.9976707291667" calcext:value-type="float">
            <text:p>26.99767072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0" calcext:value-type="float">
            <text:p>0</text:p>
          </table:table-cell>
          <table:table-cell table:formula="of:=AVERAGE([.D102:.E102])" office:value-type="float" office:value="25.2558855208333" calcext:value-type="float">
            <text:p>25.2558855208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03:.E103])" office:value-type="float" office:value="22.6432077083333" calcext:value-type="float">
            <text:p>22.64320770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04:.E104])" office:value-type="float" office:value="22.6432077083333" calcext:value-type="float">
            <text:p>22.64320770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.126778125" calcext:value-type="float">
            <text:p>26.126778125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05:.E105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126778125" calcext:value-type="float">
            <text:p>26.126778125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06:.E106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.126778125" calcext:value-type="float">
            <text:p>26.126778125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07:.E107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08:.E108])" office:value-type="float" office:value="24.3849929166666" calcext:value-type="float">
            <text:p>24.38499291666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.0610597916667" calcext:value-type="float">
            <text:p>40.0610597916667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09:.E109])" office:value-type="float" office:value="37.4483819791667" calcext:value-type="float">
            <text:p>37.44838197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.4178520833333" calcext:value-type="float">
            <text:p>17.4178520833333</text:p>
          </table:table-cell>
          <table:table-cell office:value-type="float" office:value="0" calcext:value-type="float">
            <text:p>0</text:p>
          </table:table-cell>
          <table:table-cell table:formula="of:=AVERAGE([.D110:.E110])"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57.478911875" calcext:value-type="float">
            <text:p>57.478911875</text:p>
          </table:table-cell>
          <table:table-cell office:value-type="float" office:value="0" calcext:value-type="float">
            <text:p>0</text:p>
          </table:table-cell>
          <table:table-cell table:formula="of:=AVERAGE([.D111:.E111])" office:value-type="float" office:value="54.8662340625" calcext:value-type="float">
            <text:p>54.8662340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7.028200625" calcext:value-type="float">
            <text:p>47.028200625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112:.E112])" office:value-type="float" office:value="51.3826636458334" calcext:value-type="float">
            <text:p>51.3826636458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5446302083333" calcext:value-type="float">
            <text:p>43.5446302083333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0" calcext:value-type="float">
            <text:p>0</text:p>
          </table:table-cell>
          <table:table-cell table:formula="of:=AVERAGE([.D113:.E113])" office:value-type="float" office:value="47.8990932291667" calcext:value-type="float">
            <text:p>47.89909322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5446302083333" calcext:value-type="float">
            <text:p>43.5446302083333</text:p>
          </table:table-cell>
          <table:table-cell office:value-type="float" office:value="48.7699858333333" calcext:value-type="float">
            <text:p>48.7699858333333</text:p>
          </table:table-cell>
          <table:table-cell office:value-type="float" office:value="0" calcext:value-type="float">
            <text:p>0</text:p>
          </table:table-cell>
          <table:table-cell table:formula="of:=AVERAGE([.D114:.E114])" office:value-type="float" office:value="46.1573080208333" calcext:value-type="float">
            <text:p>46.1573080208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115:.E115])" office:value-type="float" office:value="38.3192745833333" calcext:value-type="float">
            <text:p>38.3192745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116:.E116])" office:value-type="float" office:value="38.3192745833333" calcext:value-type="float">
            <text:p>38.3192745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0" calcext:value-type="float">
            <text:p>0</text:p>
          </table:table-cell>
          <table:table-cell table:formula="of:=AVERAGE([.D117:.E117])" office:value-type="float" office:value="34.8357041666666" calcext:value-type="float">
            <text:p>34.83570416666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18:.E118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676066875" calcext:value-type="float">
            <text:p>15.676066875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119:.E119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.1596372916667" calcext:value-type="float">
            <text:p>19.159637291666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20:.E120])" office:value-type="float" office:value="20.0305298958333" calcext:value-type="float">
            <text:p>20.0305298958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.1596372916667" calcext:value-type="float">
            <text:p>19.159637291666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21:.E121])" office:value-type="float" office:value="20.0305298958333" calcext:value-type="float">
            <text:p>20.0305298958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122:.E122])" office:value-type="float" office:value="20.9014225" calcext:value-type="float">
            <text:p>20.90142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123:.E123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124:.E124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125:.E125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126:.E126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.7699858333333" calcext:value-type="float">
            <text:p>48.7699858333333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127:.E127])" office:value-type="float" office:value="45.2864154166667" calcext:value-type="float">
            <text:p>45.28641541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.5117710416667" calcext:value-type="float">
            <text:p>50.5117710416667</text:p>
          </table:table-cell>
          <table:table-cell office:value-type="float" office:value="59.2206970833333" calcext:value-type="float">
            <text:p>59.2206970833333</text:p>
          </table:table-cell>
          <table:table-cell office:value-type="float" office:value="0" calcext:value-type="float">
            <text:p>0</text:p>
          </table:table-cell>
          <table:table-cell table:formula="of:=AVERAGE([.D128:.E128])" office:value-type="float" office:value="54.8662340625" calcext:value-type="float">
            <text:p>54.8662340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7042675" calcext:value-type="float">
            <text:p>62.7042675</text:p>
          </table:table-cell>
          <table:table-cell office:value-type="float" office:value="76.6385491666667" calcext:value-type="float">
            <text:p>76.6385491666667</text:p>
          </table:table-cell>
          <table:table-cell office:value-type="float" office:value="0" calcext:value-type="float">
            <text:p>0</text:p>
          </table:table-cell>
          <table:table-cell table:formula="of:=AVERAGE([.D129:.E129])"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130:.E130])" office:value-type="float" office:value="62.7042675" calcext:value-type="float">
            <text:p>62.70426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.7699858333333" calcext:value-type="float">
            <text:p>48.7699858333333</text:p>
          </table:table-cell>
          <table:table-cell office:value-type="float" office:value="59.2206970833333" calcext:value-type="float">
            <text:p>59.2206970833333</text:p>
          </table:table-cell>
          <table:table-cell office:value-type="float" office:value="0" calcext:value-type="float">
            <text:p>0</text:p>
          </table:table-cell>
          <table:table-cell table:formula="of:=AVERAGE([.D131:.E131])" office:value-type="float" office:value="53.9953414583333" calcext:value-type="float">
            <text:p>53.9953414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.0610597916667" calcext:value-type="float">
            <text:p>40.0610597916667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0" calcext:value-type="float">
            <text:p>0</text:p>
          </table:table-cell>
          <table:table-cell table:formula="of:=AVERAGE([.D132:.E132])" office:value-type="float" office:value="46.1573080208334" calcext:value-type="float">
            <text:p>46.1573080208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133:.E133])" office:value-type="float" office:value="38.3192745833333" calcext:value-type="float">
            <text:p>38.3192745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3.0939189583333" calcext:value-type="float">
            <text:p>33.0939189583333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134:.E134])" office:value-type="float" office:value="37.4483819791666" calcext:value-type="float">
            <text:p>37.44838197916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.6103485416667" calcext:value-type="float">
            <text:p>29.6103485416667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0" calcext:value-type="float">
            <text:p>0</text:p>
          </table:table-cell>
          <table:table-cell table:formula="of:=AVERAGE([.D135:.E135])" office:value-type="float" office:value="33.9648115625" calcext:value-type="float">
            <text:p>33.964811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36:.E136])" office:value-type="float" office:value="29.6103485416667" calcext:value-type="float">
            <text:p>29.610348541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37:.E137])"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0" calcext:value-type="float">
            <text:p>0</text:p>
          </table:table-cell>
          <table:table-cell table:formula="of:=AVERAGE([.D138:.E138])"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0" calcext:value-type="float">
            <text:p>0</text:p>
          </table:table-cell>
          <table:table-cell table:formula="of:=AVERAGE([.D139:.E139])"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.676066875" calcext:value-type="float">
            <text:p>15.676066875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0" calcext:value-type="float">
            <text:p>0</text:p>
          </table:table-cell>
          <table:table-cell table:formula="of:=AVERAGE([.D140:.E140])" office:value-type="float" office:value="13.0633890625" calcext:value-type="float">
            <text:p>13.0633890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41:.E141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42:.E142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43:.E143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.1596372916667" calcext:value-type="float">
            <text:p>19.1596372916667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44:.E144])" office:value-type="float" office:value="16.5469594791667" calcext:value-type="float">
            <text:p>16.54695947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2.7042675" calcext:value-type="float">
            <text:p>62.7042675</text:p>
          </table:table-cell>
          <table:table-cell office:value-type="float" office:value="0" calcext:value-type="float">
            <text:p>0</text:p>
          </table:table-cell>
          <table:table-cell table:formula="of:=AVERAGE([.D145:.E145])" office:value-type="float" office:value="62.7042675" calcext:value-type="float">
            <text:p>62.70426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7.929623125" calcext:value-type="float">
            <text:p>67.929623125</text:p>
          </table:table-cell>
          <table:table-cell office:value-type="float" office:value="76.6385491666667" calcext:value-type="float">
            <text:p>76.6385491666667</text:p>
          </table:table-cell>
          <table:table-cell office:value-type="float" office:value="0" calcext:value-type="float">
            <text:p>0</text:p>
          </table:table-cell>
          <table:table-cell table:formula="of:=AVERAGE([.D146:.E146])" office:value-type="float" office:value="72.2840861458334" calcext:value-type="float">
            <text:p>72.2840861458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7.478911875" calcext:value-type="float">
            <text:p>57.478911875</text:p>
          </table:table-cell>
          <table:table-cell office:value-type="float" office:value="59.2206970833333" calcext:value-type="float">
            <text:p>59.2206970833333</text:p>
          </table:table-cell>
          <table:table-cell office:value-type="float" office:value="0" calcext:value-type="float">
            <text:p>0</text:p>
          </table:table-cell>
          <table:table-cell table:formula="of:=AVERAGE([.D147:.E147])" office:value-type="float" office:value="58.3498044791667" calcext:value-type="float">
            <text:p>58.34980447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.0610597916667" calcext:value-type="float">
            <text:p>40.0610597916667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148:.E148])" office:value-type="float" office:value="40.9319523958334" calcext:value-type="float">
            <text:p>40.9319523958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.0939189583333" calcext:value-type="float">
            <text:p>33.0939189583333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49:.E149])" office:value-type="float" office:value="33.9648115625" calcext:value-type="float">
            <text:p>33.964811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50:.E150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51:.E151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52:.E152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6103485416667" calcext:value-type="float">
            <text:p>29.6103485416667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53:.E153])" office:value-type="float" office:value="32.2230263541667" calcext:value-type="float">
            <text:p>32.223026354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9.6103485416667" calcext:value-type="float">
            <text:p>29.6103485416667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54:.E154])" office:value-type="float" office:value="32.2230263541667" calcext:value-type="float">
            <text:p>32.223026354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3.48357041666667" calcext:value-type="float">
            <text:p>3.48357041666667</text:p>
          </table:table-cell>
          <table:table-cell office:value-type="float" office:value="0" calcext:value-type="float">
            <text:p>0</text:p>
          </table:table-cell>
          <table:table-cell table:formula="of:=AVERAGE([.D155:.E155])" office:value-type="float" office:value="5.225355625" calcext:value-type="float">
            <text:p>5.22535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 office:value-type="float" office:value="3.48357041666667" calcext:value-type="float">
            <text:p>3.48357041666667</text:p>
          </table:table-cell>
          <table:table-cell office:value-type="float" office:value="0" calcext:value-type="float">
            <text:p>0</text:p>
          </table:table-cell>
          <table:table-cell table:formula="of:=AVERAGE([.D156:.E156])" office:value-type="float" office:value="6.09624822916667" calcext:value-type="float">
            <text:p>6.0962482291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1924964583333" calcext:value-type="float">
            <text:p>12.1924964583333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0" calcext:value-type="float">
            <text:p>0</text:p>
          </table:table-cell>
          <table:table-cell table:formula="of:=AVERAGE([.D157:.E157])" office:value-type="float" office:value="9.57981864583332" calcext:value-type="float">
            <text:p>9.579818645833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0" calcext:value-type="float">
            <text:p>0</text:p>
          </table:table-cell>
          <table:table-cell table:formula="of:=AVERAGE([.D158:.E158])"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0" calcext:value-type="float">
            <text:p>0</text:p>
          </table:table-cell>
          <table:table-cell table:formula="of:=AVERAGE([.D159:.E159])"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60:.E160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.1596372916667" calcext:value-type="float">
            <text:p>19.1596372916667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61:.E161])" office:value-type="float" office:value="16.5469594791667" calcext:value-type="float">
            <text:p>16.54695947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62:.E162])" office:value-type="float" office:value="18.2887446875" calcext:value-type="float">
            <text:p>18.288744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76.6385491666667" calcext:value-type="float">
            <text:p>76.6385491666667</text:p>
          </table:table-cell>
          <table:table-cell office:value-type="float" office:value="0" calcext:value-type="float">
            <text:p>0</text:p>
          </table:table-cell>
          <table:table-cell table:formula="of:=AVERAGE([.D163:.E163])" office:value-type="float" office:value="73.15497875" calcext:value-type="float">
            <text:p>73.15497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6.126778125" calcext:value-type="float">
            <text:p>26.126778125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164:.E164])" office:value-type="float" office:value="26.9976707291667" calcext:value-type="float">
            <text:p>26.9976707291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.0939189583333" calcext:value-type="float">
            <text:p>33.0939189583333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0" calcext:value-type="float">
            <text:p>0</text:p>
          </table:table-cell>
          <table:table-cell table:formula="of:=AVERAGE([.D165:.E165])" office:value-type="float" office:value="35.7065967708333" calcext:value-type="float">
            <text:p>35.7065967708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3.0939189583333" calcext:value-type="float">
            <text:p>33.0939189583333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66:.E166])" office:value-type="float" office:value="33.9648115625" calcext:value-type="float">
            <text:p>33.964811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67:.E167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68:.E168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69:.E169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70:.E170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71:.E171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172:.E172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3.48357041666667" calcext:value-type="float">
            <text:p>3.48357041666667</text:p>
          </table:table-cell>
          <table:table-cell office:value-type="float" office:value="0" calcext:value-type="float">
            <text:p>0</text:p>
          </table:table-cell>
          <table:table-cell table:formula="of:=AVERAGE([.D173:.E173])" office:value-type="float" office:value="5.225355625" calcext:value-type="float">
            <text:p>5.225355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.70892604166667" calcext:value-type="float">
            <text:p>8.70892604166667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0" calcext:value-type="float">
            <text:p>0</text:p>
          </table:table-cell>
          <table:table-cell table:formula="of:=AVERAGE([.D174:.E174])" office:value-type="float" office:value="7.8380334375" calcext:value-type="float">
            <text:p>7.8380334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.45071125" calcext:value-type="float">
            <text:p>10.45071125</text:p>
          </table:table-cell>
          <table:table-cell office:value-type="float" office:value="0" calcext:value-type="float">
            <text:p>0</text:p>
          </table:table-cell>
          <table:table-cell table:formula="of:=AVERAGE([.D175:.E175])"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0" calcext:value-type="float">
            <text:p>0</text:p>
          </table:table-cell>
          <table:table-cell table:formula="of:=AVERAGE([.D176:.E176])" office:value-type="float" office:value="12.1924964583334" calcext:value-type="float">
            <text:p>12.1924964583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.676066875" calcext:value-type="float">
            <text:p>15.676066875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77:.E177])" office:value-type="float" office:value="14.8051742708334" calcext:value-type="float">
            <text:p>14.8051742708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178:.E178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.1596372916667" calcext:value-type="float">
            <text:p>19.1596372916667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0" calcext:value-type="float">
            <text:p>0</text:p>
          </table:table-cell>
          <table:table-cell table:formula="of:=AVERAGE([.D179:.E179])" office:value-type="float" office:value="18.2887446875" calcext:value-type="float">
            <text:p>18.2887446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.6432077083333" calcext:value-type="float">
            <text:p>22.6432077083333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180:.E180])" office:value-type="float" office:value="23.5141003125" calcext:value-type="float">
            <text:p>23.5141003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.9624822916667" calcext:value-type="float">
            <text:p>60.9624822916667</text:p>
          </table:table-cell>
          <table:table-cell office:value-type="float" office:value="62.7042675" calcext:value-type="float">
            <text:p>62.7042675</text:p>
          </table:table-cell>
          <table:table-cell office:value-type="float" office:value="0" calcext:value-type="float">
            <text:p>0</text:p>
          </table:table-cell>
          <table:table-cell table:formula="of:=AVERAGE([.D181:.E181])" office:value-type="float" office:value="61.8333748958334" calcext:value-type="float">
            <text:p>61.83337489583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4578129921259" calcext:value-type="float">
            <text:p>1.64578129921259</text:p>
          </table:table-cell>
          <table:table-cell office:value-type="float" office:value="-2.74296883202099" calcext:value-type="float">
            <text:p>-2.74296883202099</text:p>
          </table:table-cell>
          <table:table-cell office:value-type="float" office:value="0" calcext:value-type="float">
            <text:p>0</text:p>
          </table:table-cell>
          <table:table-cell table:formula="of:=AVERAGE([.D182:.E182])" office:value-type="float" office:value="-0.5485937664042" calcext:value-type="float">
            <text:p>-0.54859376640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.887501312336" calcext:value-type="float">
            <text:p>43.887501312336</text:p>
          </table:table-cell>
          <table:table-cell office:value-type="float" office:value="0" calcext:value-type="float">
            <text:p>0</text:p>
          </table:table-cell>
          <table:table-cell table:formula="of:=AVERAGE([.D183:.E183])" office:value-type="float" office:value="43.887501312336" calcext:value-type="float">
            <text:p>43.8875013123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52.116407808399" calcext:value-type="float">
            <text:p>52.116407808399</text:p>
          </table:table-cell>
          <table:table-cell office:value-type="float" office:value="0" calcext:value-type="float">
            <text:p>0</text:p>
          </table:table-cell>
          <table:table-cell table:formula="of:=AVERAGE([.D184:.E184])" office:value-type="float" office:value="49.0991420931759" calcext:value-type="float">
            <text:p>49.09914209317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44.4360950787402" calcext:value-type="float">
            <text:p>44.4360950787402</text:p>
          </table:table-cell>
          <table:table-cell office:value-type="float" office:value="0" calcext:value-type="float">
            <text:p>0</text:p>
          </table:table-cell>
          <table:table-cell table:formula="of:=AVERAGE([.D185:.E185])" office:value-type="float" office:value="44.1617981955381" calcext:value-type="float">
            <text:p>44.16179819553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.6931262467192" calcext:value-type="float">
            <text:p>41.6931262467192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0" calcext:value-type="float">
            <text:p>0</text:p>
          </table:table-cell>
          <table:table-cell table:formula="of:=AVERAGE([.D186:.E186])" office:value-type="float" office:value="42.2417200131234" calcext:value-type="float">
            <text:p>42.24172001312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0" calcext:value-type="float">
            <text:p>0</text:p>
          </table:table-cell>
          <table:table-cell table:formula="of:=AVERAGE([.D187:.E187])" office:value-type="float" office:value="39.7730480643045" calcext:value-type="float">
            <text:p>39.7730480643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9.4987511811024" calcext:value-type="float">
            <text:p>39.4987511811024</text:p>
          </table:table-cell>
          <table:table-cell office:value-type="float" office:value="0" calcext:value-type="float">
            <text:p>0</text:p>
          </table:table-cell>
          <table:table-cell table:formula="of:=AVERAGE([.D188:.E188])" office:value-type="float" office:value="39.4987511811024" calcext:value-type="float">
            <text:p>39.4987511811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.5614072834645" calcext:value-type="float">
            <text:p>34.5614072834645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0" calcext:value-type="float">
            <text:p>0</text:p>
          </table:table-cell>
          <table:table-cell table:formula="of:=AVERAGE([.D189:.E189])" office:value-type="float" office:value="35.3842979330708" calcext:value-type="float">
            <text:p>35.38429793307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0754696194226" calcext:value-type="float">
            <text:p>29.0754696194226</text:p>
          </table:table-cell>
          <table:table-cell office:value-type="float" office:value="30.7212509186352" calcext:value-type="float">
            <text:p>30.7212509186352</text:p>
          </table:table-cell>
          <table:table-cell office:value-type="float" office:value="0" calcext:value-type="float">
            <text:p>0</text:p>
          </table:table-cell>
          <table:table-cell table:formula="of:=AVERAGE([.D190:.E190])" office:value-type="float" office:value="29.8983602690289" calcext:value-type="float">
            <text:p>29.8983602690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35.1100010498688" calcext:value-type="float">
            <text:p>35.1100010498688</text:p>
          </table:table-cell>
          <table:table-cell office:value-type="float" office:value="0" calcext:value-type="float">
            <text:p>0</text:p>
          </table:table-cell>
          <table:table-cell table:formula="of:=AVERAGE([.D191:.E191])" office:value-type="float" office:value="34.0128135170604" calcext:value-type="float">
            <text:p>34.01281351706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.6240633858267" calcext:value-type="float">
            <text:p>29.6240633858267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0" calcext:value-type="float">
            <text:p>0</text:p>
          </table:table-cell>
          <table:table-cell table:formula="of:=AVERAGE([.D192:.E192])" office:value-type="float" office:value="31.2698446850394" calcext:value-type="float">
            <text:p>31.2698446850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27.9782820866142" calcext:value-type="float">
            <text:p>27.9782820866142</text:p>
          </table:table-cell>
          <table:table-cell office:value-type="float" office:value="0" calcext:value-type="float">
            <text:p>0</text:p>
          </table:table-cell>
          <table:table-cell table:formula="of:=AVERAGE([.D193:.E193])" office:value-type="float" office:value="27.1553914370079" calcext:value-type="float">
            <text:p>27.1553914370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.3325007874016" calcext:value-type="float">
            <text:p>26.3325007874016</text:p>
          </table:table-cell>
          <table:table-cell office:value-type="float" office:value="28.5268758530184" calcext:value-type="float">
            <text:p>28.5268758530184</text:p>
          </table:table-cell>
          <table:table-cell office:value-type="float" office:value="0" calcext:value-type="float">
            <text:p>0</text:p>
          </table:table-cell>
          <table:table-cell table:formula="of:=AVERAGE([.D194:.E194])" office:value-type="float" office:value="27.42968832021" calcext:value-type="float">
            <text:p>27.42968832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0" calcext:value-type="float">
            <text:p>0</text:p>
          </table:table-cell>
          <table:table-cell table:formula="of:=AVERAGE([.D195:.E195])" office:value-type="float" office:value="28.8011727362204" calcext:value-type="float">
            <text:p>28.80117273622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8810945538058" calcext:value-type="float">
            <text:p>26.8810945538058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0" calcext:value-type="float">
            <text:p>0</text:p>
          </table:table-cell>
          <table:table-cell table:formula="of:=AVERAGE([.D196:.E196])" office:value-type="float" office:value="28.5268758530183" calcext:value-type="float">
            <text:p>28.5268758530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0" calcext:value-type="float">
            <text:p>0</text:p>
          </table:table-cell>
          <table:table-cell table:formula="of:=AVERAGE([.D197:.E197])" office:value-type="float" office:value="28.8011727362204" calcext:value-type="float">
            <text:p>28.80117273622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.5268758530184" calcext:value-type="float">
            <text:p>28.5268758530184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0" calcext:value-type="float">
            <text:p>0</text:p>
          </table:table-cell>
          <table:table-cell table:formula="of:=AVERAGE([.D198:.E198])" office:value-type="float" office:value="29.3497665026246" calcext:value-type="float">
            <text:p>29.34976650262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44.4360950787402" calcext:value-type="float">
            <text:p>44.4360950787402</text:p>
          </table:table-cell>
          <table:table-cell office:value-type="float" office:value="0" calcext:value-type="float">
            <text:p>0</text:p>
          </table:table-cell>
          <table:table-cell table:formula="of:=AVERAGE([.D199:.E199])" office:value-type="float" office:value="43.6132044291339" calcext:value-type="float">
            <text:p>43.61320442913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.4923444225722" calcext:value-type="float">
            <text:p>22.4923444225722</text:p>
          </table:table-cell>
          <table:table-cell office:value-type="float" office:value="19.7493755905512" calcext:value-type="float">
            <text:p>19.7493755905512</text:p>
          </table:table-cell>
          <table:table-cell office:value-type="float" office:value="0" calcext:value-type="float">
            <text:p>0</text:p>
          </table:table-cell>
          <table:table-cell table:formula="of:=AVERAGE([.D200:.E200])" office:value-type="float" office:value="21.1208600065617" calcext:value-type="float">
            <text:p>21.12086000656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.0882831364829" calcext:value-type="float">
            <text:p>63.0882831364829</text:p>
          </table:table-cell>
          <table:table-cell office:value-type="float" office:value="0" calcext:value-type="float">
            <text:p>0</text:p>
          </table:table-cell>
          <table:table-cell table:formula="of:=AVERAGE([.D201:.E201])" office:value-type="float" office:value="63.0882831364829" calcext:value-type="float">
            <text:p>63.08828313648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8.1509392388451" calcext:value-type="float">
            <text:p>58.1509392388451</text:p>
          </table:table-cell>
          <table:table-cell office:value-type="float" office:value="0" calcext:value-type="float">
            <text:p>0</text:p>
          </table:table-cell>
          <table:table-cell table:formula="of:=AVERAGE([.D202:.E202])" office:value-type="float" office:value="58.1509392388451" calcext:value-type="float">
            <text:p>58.1509392388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.3107828740157" calcext:value-type="float">
            <text:p>54.3107828740157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0" calcext:value-type="float">
            <text:p>0</text:p>
          </table:table-cell>
          <table:table-cell table:formula="of:=AVERAGE([.D203:.E203])" office:value-type="float" office:value="54.0364859908136" calcext:value-type="float">
            <text:p>54.0364859908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52.116407808399" calcext:value-type="float">
            <text:p>52.116407808399</text:p>
          </table:table-cell>
          <table:table-cell office:value-type="float" office:value="0" calcext:value-type="float">
            <text:p>0</text:p>
          </table:table-cell>
          <table:table-cell table:formula="of:=AVERAGE([.D204:.E204])" office:value-type="float" office:value="51.8421109251969" calcext:value-type="float">
            <text:p>51.84211092519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1.144532480315" calcext:value-type="float">
            <text:p>41.144532480315</text:p>
          </table:table-cell>
          <table:table-cell office:value-type="float" office:value="0" calcext:value-type="float">
            <text:p>0</text:p>
          </table:table-cell>
          <table:table-cell table:formula="of:=AVERAGE([.D205:.E205])" office:value-type="float" office:value="41.144532480315" calcext:value-type="float">
            <text:p>41.1445324803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0" calcext:value-type="float">
            <text:p>0</text:p>
          </table:table-cell>
          <table:table-cell table:formula="of:=AVERAGE([.D206:.E206])" office:value-type="float" office:value="40.3216418307087" calcext:value-type="float">
            <text:p>40.32164183070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0" calcext:value-type="float">
            <text:p>0</text:p>
          </table:table-cell>
          <table:table-cell table:formula="of:=AVERAGE([.D207:.E207])" office:value-type="float" office:value="34.8357041666666" calcext:value-type="float">
            <text:p>34.83570416666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.7212509186352" calcext:value-type="float">
            <text:p>30.7212509186352</text:p>
          </table:table-cell>
          <table:table-cell office:value-type="float" office:value="31.2698446850394" calcext:value-type="float">
            <text:p>31.2698446850394</text:p>
          </table:table-cell>
          <table:table-cell office:value-type="float" office:value="0" calcext:value-type="float">
            <text:p>0</text:p>
          </table:table-cell>
          <table:table-cell table:formula="of:=AVERAGE([.D208:.E208])" office:value-type="float" office:value="30.9955478018373" calcext:value-type="float">
            <text:p>30.99554780183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0064067585302" calcext:value-type="float">
            <text:p>17.0064067585302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209:.E209])" office:value-type="float" office:value="18.1035942913386" calcext:value-type="float">
            <text:p>18.10359429133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20.2979693569554" calcext:value-type="float">
            <text:p>20.2979693569554</text:p>
          </table:table-cell>
          <table:table-cell office:value-type="float" office:value="0" calcext:value-type="float">
            <text:p>0</text:p>
          </table:table-cell>
          <table:table-cell table:formula="of:=AVERAGE([.D210:.E210])" office:value-type="float" office:value="19.4750787073491" calcext:value-type="float">
            <text:p>19.47507870734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.2979693569554" calcext:value-type="float">
            <text:p>20.2979693569554</text:p>
          </table:table-cell>
          <table:table-cell office:value-type="float" office:value="0" calcext:value-type="float">
            <text:p>0</text:p>
          </table:table-cell>
          <table:table-cell table:formula="of:=AVERAGE([.D211:.E211])" office:value-type="float" office:value="20.2979693569554" calcext:value-type="float">
            <text:p>20.29796935695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23.0409381889763" calcext:value-type="float">
            <text:p>23.0409381889763</text:p>
          </table:table-cell>
          <table:table-cell office:value-type="float" office:value="0" calcext:value-type="float">
            <text:p>0</text:p>
          </table:table-cell>
          <table:table-cell table:formula="of:=AVERAGE([.D212:.E212])" office:value-type="float" office:value="22.4923444225721" calcext:value-type="float">
            <text:p>22.4923444225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.5895319553806" calcext:value-type="float">
            <text:p>23.5895319553806</text:p>
          </table:table-cell>
          <table:table-cell office:value-type="float" office:value="0" calcext:value-type="float">
            <text:p>0</text:p>
          </table:table-cell>
          <table:table-cell table:formula="of:=AVERAGE([.D213:.E213])" office:value-type="float" office:value="23.5895319553806" calcext:value-type="float">
            <text:p>23.5895319553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.1381257217848" calcext:value-type="float">
            <text:p>24.1381257217848</text:p>
          </table:table-cell>
          <table:table-cell office:value-type="float" office:value="0" calcext:value-type="float">
            <text:p>0</text:p>
          </table:table-cell>
          <table:table-cell table:formula="of:=AVERAGE([.D214:.E214])" office:value-type="float" office:value="24.1381257217848" calcext:value-type="float">
            <text:p>24.13812572178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5.2353132545931" calcext:value-type="float">
            <text:p>25.2353132545931</text:p>
          </table:table-cell>
          <table:table-cell office:value-type="float" office:value="0" calcext:value-type="float">
            <text:p>0</text:p>
          </table:table-cell>
          <table:table-cell table:formula="of:=AVERAGE([.D215:.E215])" office:value-type="float" office:value="24.961016371391" calcext:value-type="float">
            <text:p>24.9610163713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.7839070209974" calcext:value-type="float">
            <text:p>25.7839070209974</text:p>
          </table:table-cell>
          <table:table-cell office:value-type="float" office:value="0" calcext:value-type="float">
            <text:p>0</text:p>
          </table:table-cell>
          <table:table-cell table:formula="of:=AVERAGE([.D216:.E216])" office:value-type="float" office:value="25.7839070209974" calcext:value-type="float">
            <text:p>25.78390702099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55.4079704068241" calcext:value-type="float">
            <text:p>55.4079704068241</text:p>
          </table:table-cell>
          <table:table-cell office:value-type="float" office:value="0" calcext:value-type="float">
            <text:p>0</text:p>
          </table:table-cell>
          <table:table-cell table:formula="of:=AVERAGE([.D217:.E217])" office:value-type="float" office:value="54.5850797572178" calcext:value-type="float">
            <text:p>54.58507975721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65.2826582020997" calcext:value-type="float">
            <text:p>65.2826582020997</text:p>
          </table:table-cell>
          <table:table-cell office:value-type="float" office:value="0" calcext:value-type="float">
            <text:p>0</text:p>
          </table:table-cell>
          <table:table-cell table:formula="of:=AVERAGE([.D218:.E218])" office:value-type="float" office:value="64.1854706692913" calcext:value-type="float">
            <text:p>64.18547066929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3517210629921" calcext:value-type="float">
            <text:p>77.3517210629921</text:p>
          </table:table-cell>
          <table:table-cell office:value-type="float" office:value="78.4489085958005" calcext:value-type="float">
            <text:p>78.4489085958005</text:p>
          </table:table-cell>
          <table:table-cell office:value-type="float" office:value="0" calcext:value-type="float">
            <text:p>0</text:p>
          </table:table-cell>
          <table:table-cell table:formula="of:=AVERAGE([.D219:.E219])" office:value-type="float" office:value="77.9003148293963" calcext:value-type="float">
            <text:p>77.90031482939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9.1228145669291" calcext:value-type="float">
            <text:p>69.1228145669291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0" calcext:value-type="float">
            <text:p>0</text:p>
          </table:table-cell>
          <table:table-cell table:formula="of:=AVERAGE([.D220:.E220])" office:value-type="float" office:value="70.2200020997375" calcext:value-type="float">
            <text:p>70.2200020997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58.6995330052493" calcext:value-type="float">
            <text:p>58.6995330052493</text:p>
          </table:table-cell>
          <table:table-cell office:value-type="float" office:value="0" calcext:value-type="float">
            <text:p>0</text:p>
          </table:table-cell>
          <table:table-cell table:formula="of:=AVERAGE([.D221:.E221])" office:value-type="float" office:value="58.1509392388452" calcext:value-type="float">
            <text:p>58.15093923884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.0192202755906" calcext:value-type="float">
            <text:p>51.0192202755906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0" calcext:value-type="float">
            <text:p>0</text:p>
          </table:table-cell>
          <table:table-cell table:formula="of:=AVERAGE([.D222:.E222])" office:value-type="float" office:value="51.2935171587927" calcext:value-type="float">
            <text:p>51.29351715879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44.9846888451443" calcext:value-type="float">
            <text:p>44.9846888451443</text:p>
          </table:table-cell>
          <table:table-cell office:value-type="float" office:value="0" calcext:value-type="float">
            <text:p>0</text:p>
          </table:table-cell>
          <table:table-cell table:formula="of:=AVERAGE([.D223:.E223])" office:value-type="float" office:value="44.4360950787402" calcext:value-type="float">
            <text:p>44.43609507874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41.6931262467192" calcext:value-type="float">
            <text:p>41.6931262467192</text:p>
          </table:table-cell>
          <table:table-cell office:value-type="float" office:value="0" calcext:value-type="float">
            <text:p>0</text:p>
          </table:table-cell>
          <table:table-cell table:formula="of:=AVERAGE([.D224:.E224])" office:value-type="float" office:value="41.144532480315" calcext:value-type="float">
            <text:p>41.1445324803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.1100010498688" calcext:value-type="float">
            <text:p>35.1100010498688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0" calcext:value-type="float">
            <text:p>0</text:p>
          </table:table-cell>
          <table:table-cell table:formula="of:=AVERAGE([.D225:.E225])" office:value-type="float" office:value="35.3842979330709" calcext:value-type="float">
            <text:p>35.38429793307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0" calcext:value-type="float">
            <text:p>0</text:p>
          </table:table-cell>
          <table:table-cell table:formula="of:=AVERAGE([.D226:.E226])" office:value-type="float" office:value="30.9955478018372" calcext:value-type="float">
            <text:p>30.99554780183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7775002624672" calcext:value-type="float">
            <text:p>8.7775002624672</text:p>
          </table:table-cell>
          <table:table-cell office:value-type="float" office:value="9.8746877952756" calcext:value-type="float">
            <text:p>9.8746877952756</text:p>
          </table:table-cell>
          <table:table-cell office:value-type="float" office:value="0" calcext:value-type="float">
            <text:p>0</text:p>
          </table:table-cell>
          <table:table-cell table:formula="of:=AVERAGE([.D227:.E227])" office:value-type="float" office:value="9.3260940288714" calcext:value-type="float">
            <text:p>9.32609402887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13.1662503937008" calcext:value-type="float">
            <text:p>13.1662503937008</text:p>
          </table:table-cell>
          <table:table-cell office:value-type="float" office:value="0" calcext:value-type="float">
            <text:p>0</text:p>
          </table:table-cell>
          <table:table-cell table:formula="of:=AVERAGE([.D228:.E228])" office:value-type="float" office:value="12.8919535104987" calcext:value-type="float">
            <text:p>12.89195351049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9092192257218" calcext:value-type="float">
            <text:p>15.9092192257218</text:p>
          </table:table-cell>
          <table:table-cell office:value-type="float" office:value="17.0064067585302" calcext:value-type="float">
            <text:p>17.0064067585302</text:p>
          </table:table-cell>
          <table:table-cell office:value-type="float" office:value="0" calcext:value-type="float">
            <text:p>0</text:p>
          </table:table-cell>
          <table:table-cell table:formula="of:=AVERAGE([.D229:.E229])" office:value-type="float" office:value="16.457812992126" calcext:value-type="float">
            <text:p>16.457812992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0" calcext:value-type="float">
            <text:p>0</text:p>
          </table:table-cell>
          <table:table-cell table:formula="of:=AVERAGE([.D230:.E230])" office:value-type="float" office:value="18.9264849409449" calcext:value-type="float">
            <text:p>18.92648494094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21.3951568897638" calcext:value-type="float">
            <text:p>21.3951568897638</text:p>
          </table:table-cell>
          <table:table-cell office:value-type="float" office:value="0" calcext:value-type="float">
            <text:p>0</text:p>
          </table:table-cell>
          <table:table-cell table:formula="of:=AVERAGE([.D231:.E231])" office:value-type="float" office:value="21.1208600065616" calcext:value-type="float">
            <text:p>21.12086000656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.943750656168" calcext:value-type="float">
            <text:p>21.943750656168</text:p>
          </table:table-cell>
          <table:table-cell office:value-type="float" office:value="0" calcext:value-type="float">
            <text:p>0</text:p>
          </table:table-cell>
          <table:table-cell table:formula="of:=AVERAGE([.D232:.E232])" office:value-type="float" office:value="21.943750656168" calcext:value-type="float">
            <text:p>21.9437506561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.0409381889763" calcext:value-type="float">
            <text:p>23.0409381889763</text:p>
          </table:table-cell>
          <table:table-cell office:value-type="float" office:value="24.1381257217848" calcext:value-type="float">
            <text:p>24.1381257217848</text:p>
          </table:table-cell>
          <table:table-cell office:value-type="float" office:value="0" calcext:value-type="float">
            <text:p>0</text:p>
          </table:table-cell>
          <table:table-cell table:formula="of:=AVERAGE([.D233:.E233])" office:value-type="float" office:value="23.5895319553806" calcext:value-type="float">
            <text:p>23.58953195538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5.2353132545931" calcext:value-type="float">
            <text:p>25.2353132545931</text:p>
          </table:table-cell>
          <table:table-cell office:value-type="float" office:value="0" calcext:value-type="float">
            <text:p>0</text:p>
          </table:table-cell>
          <table:table-cell table:formula="of:=AVERAGE([.D234:.E234])" office:value-type="float" office:value="24.961016371391" calcext:value-type="float">
            <text:p>24.9610163713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84.4834400262467" calcext:value-type="float">
            <text:p>84.4834400262467</text:p>
          </table:table-cell>
          <table:table-cell office:value-type="float" office:value="0" calcext:value-type="float">
            <text:p>0</text:p>
          </table:table-cell>
          <table:table-cell table:formula="of:=AVERAGE([.D235:.E235])" office:value-type="float" office:value="77.9003148293963" calcext:value-type="float">
            <text:p>77.90031482939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.7404711942257" calcext:value-type="float">
            <text:p>81.7404711942257</text:p>
          </table:table-cell>
          <table:table-cell office:value-type="float" office:value="65.2826582020997" calcext:value-type="float">
            <text:p>65.2826582020997</text:p>
          </table:table-cell>
          <table:table-cell office:value-type="float" office:value="0" calcext:value-type="float">
            <text:p>0</text:p>
          </table:table-cell>
          <table:table-cell table:formula="of:=AVERAGE([.D236:.E236])" office:value-type="float" office:value="73.5115646981627" calcext:value-type="float">
            <text:p>73.51156469816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6.9284395013123" calcext:value-type="float">
            <text:p>66.9284395013123</text:p>
          </table:table-cell>
          <table:table-cell office:value-type="float" office:value="77.9003148293963" calcext:value-type="float">
            <text:p>77.9003148293963</text:p>
          </table:table-cell>
          <table:table-cell office:value-type="float" office:value="0" calcext:value-type="float">
            <text:p>0</text:p>
          </table:table-cell>
          <table:table-cell table:formula="of:=AVERAGE([.D237:.E237])" office:value-type="float" office:value="72.4143771653543" calcext:value-type="float">
            <text:p>72.41437716535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.5332826115486" calcext:value-type="float">
            <text:p>45.5332826115486</text:p>
          </table:table-cell>
          <table:table-cell office:value-type="float" office:value="70.2200020997376" calcext:value-type="float">
            <text:p>70.2200020997376</text:p>
          </table:table-cell>
          <table:table-cell office:value-type="float" office:value="0" calcext:value-type="float">
            <text:p>0</text:p>
          </table:table-cell>
          <table:table-cell table:formula="of:=AVERAGE([.D238:.E238])" office:value-type="float" office:value="57.8766423556431" calcext:value-type="float">
            <text:p>57.87664235564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8529698818898" calcext:value-type="float">
            <text:p>37.8529698818898</text:p>
          </table:table-cell>
          <table:table-cell office:value-type="float" office:value="57.0537517060368" calcext:value-type="float">
            <text:p>57.0537517060368</text:p>
          </table:table-cell>
          <table:table-cell office:value-type="float" office:value="0" calcext:value-type="float">
            <text:p>0</text:p>
          </table:table-cell>
          <table:table-cell table:formula="of:=AVERAGE([.D239:.E239])" office:value-type="float" office:value="47.4533607939633" calcext:value-type="float">
            <text:p>47.45336079396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51.0192202755906" calcext:value-type="float">
            <text:p>51.0192202755906</text:p>
          </table:table-cell>
          <table:table-cell office:value-type="float" office:value="0" calcext:value-type="float">
            <text:p>0</text:p>
          </table:table-cell>
          <table:table-cell table:formula="of:=AVERAGE([.D240:.E240])" office:value-type="float" office:value="43.8875013123359" calcext:value-type="float">
            <text:p>43.8875013123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0" calcext:value-type="float">
            <text:p>0</text:p>
          </table:table-cell>
          <table:table-cell table:formula="of:=AVERAGE([.D241:.E241])" office:value-type="float" office:value="40.0473449475066" calcext:value-type="float">
            <text:p>40.04734494750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0" calcext:value-type="float">
            <text:p>0</text:p>
          </table:table-cell>
          <table:table-cell table:formula="of:=AVERAGE([.D242:.E242])" office:value-type="float" office:value="38.675860531496" calcext:value-type="float">
            <text:p>38.6758605314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34.0128135170603" calcext:value-type="float">
            <text:p>34.0128135170603</text:p>
          </table:table-cell>
          <table:table-cell office:value-type="float" office:value="0" calcext:value-type="float">
            <text:p>0</text:p>
          </table:table-cell>
          <table:table-cell table:formula="of:=AVERAGE([.D243:.E243])" office:value-type="float" office:value="35.1100010498687" calcext:value-type="float">
            <text:p>35.11000104986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0" calcext:value-type="float">
            <text:p>0</text:p>
          </table:table-cell>
          <table:table-cell table:formula="of:=AVERAGE([.D244:.E244])" office:value-type="float" office:value="32.915625984252" calcext:value-type="float">
            <text:p>32.915625984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.485937664042" calcext:value-type="float">
            <text:p>5.485937664042</text:p>
          </table:table-cell>
          <table:table-cell office:value-type="float" office:value="8.7775002624672" calcext:value-type="float">
            <text:p>8.7775002624672</text:p>
          </table:table-cell>
          <table:table-cell office:value-type="float" office:value="0" calcext:value-type="float">
            <text:p>0</text:p>
          </table:table-cell>
          <table:table-cell table:formula="of:=AVERAGE([.D245:.E245])" office:value-type="float" office:value="7.1317189632546" calcext:value-type="float">
            <text:p>7.13171896325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7775002624672" calcext:value-type="float">
            <text:p>8.7775002624672</text:p>
          </table:table-cell>
          <table:table-cell office:value-type="float" office:value="11.5204690944882" calcext:value-type="float">
            <text:p>11.5204690944882</text:p>
          </table:table-cell>
          <table:table-cell office:value-type="float" office:value="0" calcext:value-type="float">
            <text:p>0</text:p>
          </table:table-cell>
          <table:table-cell table:formula="of:=AVERAGE([.D246:.E246])" office:value-type="float" office:value="10.1489846784777" calcext:value-type="float">
            <text:p>10.14898467847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15.3606254593176" calcext:value-type="float">
            <text:p>15.3606254593176</text:p>
          </table:table-cell>
          <table:table-cell office:value-type="float" office:value="0" calcext:value-type="float">
            <text:p>0</text:p>
          </table:table-cell>
          <table:table-cell table:formula="of:=AVERAGE([.D247:.E247])" office:value-type="float" office:value="14.5377348097113" calcext:value-type="float">
            <text:p>14.5377348097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.9092192257218" calcext:value-type="float">
            <text:p>15.9092192257218</text:p>
          </table:table-cell>
          <table:table-cell office:value-type="float" office:value="18.1035942913386" calcext:value-type="float">
            <text:p>18.1035942913386</text:p>
          </table:table-cell>
          <table:table-cell office:value-type="float" office:value="0" calcext:value-type="float">
            <text:p>0</text:p>
          </table:table-cell>
          <table:table-cell table:formula="of:=AVERAGE([.D248:.E248])" office:value-type="float" office:value="17.0064067585302" calcext:value-type="float">
            <text:p>17.00640675853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.1035942913386" calcext:value-type="float">
            <text:p>18.1035942913386</text:p>
          </table:table-cell>
          <table:table-cell office:value-type="float" office:value="20.2979693569554" calcext:value-type="float">
            <text:p>20.2979693569554</text:p>
          </table:table-cell>
          <table:table-cell office:value-type="float" office:value="0" calcext:value-type="float">
            <text:p>0</text:p>
          </table:table-cell>
          <table:table-cell table:formula="of:=AVERAGE([.D249:.E249])" office:value-type="float" office:value="19.200781824147" calcext:value-type="float">
            <text:p>19.200781824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7493755905512" calcext:value-type="float">
            <text:p>19.7493755905512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table:formula="of:=AVERAGE([.D250:.E250])" office:value-type="float" office:value="20.2979693569553" calcext:value-type="float">
            <text:p>20.29796935695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.3951568897638" calcext:value-type="float">
            <text:p>21.3951568897638</text:p>
          </table:table-cell>
          <table:table-cell office:value-type="float" office:value="22.4923444225722" calcext:value-type="float">
            <text:p>22.4923444225722</text:p>
          </table:table-cell>
          <table:table-cell office:value-type="float" office:value="0" calcext:value-type="float">
            <text:p>0</text:p>
          </table:table-cell>
          <table:table-cell table:formula="of:=AVERAGE([.D251:.E251])" office:value-type="float" office:value="21.943750656168" calcext:value-type="float">
            <text:p>21.9437506561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4.1381257217848" calcext:value-type="float">
            <text:p>24.1381257217848</text:p>
          </table:table-cell>
          <table:table-cell office:value-type="float" office:value="0" calcext:value-type="float">
            <text:p>0</text:p>
          </table:table-cell>
          <table:table-cell table:formula="of:=AVERAGE([.D252:.E252])" office:value-type="float" office:value="24.4124226049869" calcext:value-type="float">
            <text:p>24.41242260498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3.3862524934384" calcext:value-type="float">
            <text:p>83.3862524934384</text:p>
          </table:table-cell>
          <table:table-cell office:value-type="float" office:value="84.4834400262467" calcext:value-type="float">
            <text:p>84.4834400262467</text:p>
          </table:table-cell>
          <table:table-cell office:value-type="float" office:value="0" calcext:value-type="float">
            <text:p>0</text:p>
          </table:table-cell>
          <table:table-cell table:formula="of:=AVERAGE([.D253:.E253])" office:value-type="float" office:value="83.9348462598425" calcext:value-type="float">
            <text:p>83.9348462598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82.8376587270341" calcext:value-type="float">
            <text:p>82.8376587270341</text:p>
          </table:table-cell>
          <table:table-cell office:value-type="float" office:value="0" calcext:value-type="float">
            <text:p>0</text:p>
          </table:table-cell>
          <table:table-cell table:formula="of:=AVERAGE([.D254:.E254])" office:value-type="float" office:value="57.3280485892388" calcext:value-type="float">
            <text:p>57.32804858923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69.1228145669291" calcext:value-type="float">
            <text:p>69.1228145669291</text:p>
          </table:table-cell>
          <table:table-cell office:value-type="float" office:value="0" calcext:value-type="float">
            <text:p>0</text:p>
          </table:table-cell>
          <table:table-cell table:formula="of:=AVERAGE([.D255:.E255])" office:value-type="float" office:value="54.8593766404199" calcext:value-type="float">
            <text:p>54.85937664041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46.630470144357" calcext:value-type="float">
            <text:p>46.630470144357</text:p>
          </table:table-cell>
          <table:table-cell office:value-type="float" office:value="0" calcext:value-type="float">
            <text:p>0</text:p>
          </table:table-cell>
          <table:table-cell table:formula="of:=AVERAGE([.D256:.E256])" office:value-type="float" office:value="43.6132044291338" calcext:value-type="float">
            <text:p>43.61320442913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0" calcext:value-type="float">
            <text:p>0</text:p>
          </table:table-cell>
          <table:table-cell table:formula="of:=AVERAGE([.D257:.E257])" office:value-type="float" office:value="37.5786729986876" calcext:value-type="float">
            <text:p>37.57867299868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0" calcext:value-type="float">
            <text:p>0</text:p>
          </table:table-cell>
          <table:table-cell table:formula="of:=AVERAGE([.D258:.E258])" office:value-type="float" office:value="37.8529698818897" calcext:value-type="float">
            <text:p>37.8529698818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8.9501574146982" calcext:value-type="float">
            <text:p>38.9501574146982</text:p>
          </table:table-cell>
          <table:table-cell office:value-type="float" office:value="35.1100010498688" calcext:value-type="float">
            <text:p>35.1100010498688</text:p>
          </table:table-cell>
          <table:table-cell office:value-type="float" office:value="0" calcext:value-type="float">
            <text:p>0</text:p>
          </table:table-cell>
          <table:table-cell table:formula="of:=AVERAGE([.D259:.E259])" office:value-type="float" office:value="37.0300792322835" calcext:value-type="float">
            <text:p>37.03007923228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0" calcext:value-type="float">
            <text:p>0</text:p>
          </table:table-cell>
          <table:table-cell table:formula="of:=AVERAGE([.D260:.E260])" office:value-type="float" office:value="38.1272667650918" calcext:value-type="float">
            <text:p>38.12726676509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6.2071885826771" calcext:value-type="float">
            <text:p>36.2071885826771</text:p>
          </table:table-cell>
          <table:table-cell office:value-type="float" office:value="0" calcext:value-type="float">
            <text:p>0</text:p>
          </table:table-cell>
          <table:table-cell table:formula="of:=AVERAGE([.D261:.E261])" office:value-type="float" office:value="37.8529698818897" calcext:value-type="float">
            <text:p>37.8529698818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0" calcext:value-type="float">
            <text:p>0</text:p>
          </table:table-cell>
          <table:table-cell table:formula="of:=AVERAGE([.D262:.E262])" office:value-type="float" office:value="37.5786729986877" calcext:value-type="float">
            <text:p>37.5786729986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58312519685038" calcext:value-type="float">
            <text:p>6.58312519685038</text:p>
          </table:table-cell>
          <table:table-cell office:value-type="float" office:value="5.485937664042" calcext:value-type="float">
            <text:p>5.485937664042</text:p>
          </table:table-cell>
          <table:table-cell office:value-type="float" office:value="0" calcext:value-type="float">
            <text:p>0</text:p>
          </table:table-cell>
          <table:table-cell table:formula="of:=AVERAGE([.D263:.E263])" office:value-type="float" office:value="6.03453143044619" calcext:value-type="float">
            <text:p>6.03453143044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.32609402887139" calcext:value-type="float">
            <text:p>9.32609402887139</text:p>
          </table:table-cell>
          <table:table-cell office:value-type="float" office:value="8.77750026246718" calcext:value-type="float">
            <text:p>8.77750026246718</text:p>
          </table:table-cell>
          <table:table-cell office:value-type="float" office:value="0" calcext:value-type="float">
            <text:p>0</text:p>
          </table:table-cell>
          <table:table-cell table:formula="of:=AVERAGE([.D264:.E264])" office:value-type="float" office:value="9.05179714566929" calcext:value-type="float">
            <text:p>9.051797145669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13.1662503937008" calcext:value-type="float">
            <text:p>13.1662503937008</text:p>
          </table:table-cell>
          <table:table-cell office:value-type="float" office:value="0" calcext:value-type="float">
            <text:p>0</text:p>
          </table:table-cell>
          <table:table-cell table:formula="of:=AVERAGE([.D265:.E265])" office:value-type="float" office:value="13.4405472769029" calcext:value-type="float">
            <text:p>13.4405472769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.4578129921259" calcext:value-type="float">
            <text:p>16.4578129921259</text:p>
          </table:table-cell>
          <table:table-cell office:value-type="float" office:value="0" calcext:value-type="float">
            <text:p>0</text:p>
          </table:table-cell>
          <table:table-cell table:formula="of:=AVERAGE([.D266:.E266])" office:value-type="float" office:value="16.4578129921259" calcext:value-type="float">
            <text:p>16.45781299212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.2979693569554" calcext:value-type="float">
            <text:p>20.2979693569554</text:p>
          </table:table-cell>
          <table:table-cell office:value-type="float" office:value="18.1035942913386" calcext:value-type="float">
            <text:p>18.1035942913386</text:p>
          </table:table-cell>
          <table:table-cell office:value-type="float" office:value="0" calcext:value-type="float">
            <text:p>0</text:p>
          </table:table-cell>
          <table:table-cell table:formula="of:=AVERAGE([.D267:.E267])" office:value-type="float" office:value="19.200781824147" calcext:value-type="float">
            <text:p>19.200781824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.3951568897638" calcext:value-type="float">
            <text:p>21.3951568897638</text:p>
          </table:table-cell>
          <table:table-cell office:value-type="float" office:value="19.7493755905512" calcext:value-type="float">
            <text:p>19.7493755905512</text:p>
          </table:table-cell>
          <table:table-cell office:value-type="float" office:value="0" calcext:value-type="float">
            <text:p>0</text:p>
          </table:table-cell>
          <table:table-cell table:formula="of:=AVERAGE([.D268:.E268])" office:value-type="float" office:value="20.5722662401575" calcext:value-type="float">
            <text:p>20.5722662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.5895319553806" calcext:value-type="float">
            <text:p>23.5895319553806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0" calcext:value-type="float">
            <text:p>0</text:p>
          </table:table-cell>
          <table:table-cell table:formula="of:=AVERAGE([.D269:.E269])" office:value-type="float" office:value="22.21804753937" calcext:value-type="float">
            <text:p>22.218047539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0" calcext:value-type="float">
            <text:p>0</text:p>
          </table:table-cell>
          <table:table-cell table:formula="of:=AVERAGE([.D270:.E270])" office:value-type="float" office:value="26.0582039041995" calcext:value-type="float">
            <text:p>26.05820390419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1.8657833989501" calcext:value-type="float">
            <text:p>71.8657833989501</text:p>
          </table:table-cell>
          <table:table-cell office:value-type="float" office:value="82.8376587270341" calcext:value-type="float">
            <text:p>82.8376587270341</text:p>
          </table:table-cell>
          <table:table-cell office:value-type="float" office:value="0" calcext:value-type="float">
            <text:p>0</text:p>
          </table:table-cell>
          <table:table-cell table:formula="of:=AVERAGE([.D271:.E271])" office:value-type="float" office:value="77.3517210629921" calcext:value-type="float">
            <text:p>77.35172106299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2])" office:value-type="float" office:value="120.183179375" calcext:value-type="float">
            <text:p>120.183179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3])" office:value-type="float" office:value="120.183179375" calcext:value-type="float">
            <text:p>120.183179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4])" office:value-type="float" office:value="118.441394166667" calcext:value-type="float">
            <text:p>118.4413941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5])" office:value-type="float" office:value="114.95782375" calcext:value-type="float">
            <text:p>114.95782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7.929623125" calcext:value-type="float">
            <text:p>67.929623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6])" office:value-type="float" office:value="67.929623125" calcext:value-type="float">
            <text:p>67.929623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1.474253333333" calcext:value-type="float">
            <text:p>111.47425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7])" office:value-type="float" office:value="111.474253333333" calcext:value-type="float">
            <text:p>111.47425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4.5071125" calcext:value-type="float">
            <text:p>104.5071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8])" office:value-type="float" office:value="104.5071125" calcext:value-type="float">
            <text:p>104.5071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4.5071125" calcext:value-type="float">
            <text:p>104.5071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79])" office:value-type="float" office:value="104.5071125" calcext:value-type="float">
            <text:p>104.5071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0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1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2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3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4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5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0.633890625" calcext:value-type="float">
            <text:p>130.6338906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6])" office:value-type="float" office:value="130.633890625" calcext:value-type="float">
            <text:p>130.633890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.892105416667" calcext:value-type="float">
            <text:p>128.8921054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7])" office:value-type="float" office:value="128.892105416667" calcext:value-type="float">
            <text:p>128.8921054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7.150320208333" calcext:value-type="float">
            <text:p>127.1503202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8])" office:value-type="float" office:value="127.150320208333" calcext:value-type="float">
            <text:p>127.1503202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89])" office:value-type="float" office:value="123.666749791667" calcext:value-type="float">
            <text:p>123.66674979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1.924964583333" calcext:value-type="float">
            <text:p>121.9249645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0])" office:value-type="float" office:value="121.924964583333" calcext:value-type="float">
            <text:p>121.9249645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1])" office:value-type="float" office:value="120.183179375" calcext:value-type="float">
            <text:p>120.183179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2])" office:value-type="float" office:value="118.441394166667" calcext:value-type="float">
            <text:p>118.4413941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3])" office:value-type="float" office:value="114.95782375" calcext:value-type="float">
            <text:p>114.95782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6385491666667" calcext:value-type="float">
            <text:p>76.6385491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4])" office:value-type="float" office:value="76.6385491666667" calcext:value-type="float">
            <text:p>76.6385491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5])"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6])"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7])" office:value-type="float" office:value="19.1596372916667" calcext:value-type="float">
            <text:p>19.15963729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6432077083333" calcext:value-type="float">
            <text:p>22.64320770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8])" office:value-type="float" office:value="22.6432077083333" calcext:value-type="float">
            <text:p>22.64320770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9.6714083333333" calcext:value-type="float">
            <text:p>69.671408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299])" office:value-type="float" office:value="69.6714083333333" calcext:value-type="float">
            <text:p>69.671408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0])" office:value-type="float" office:value="26.126778125" calcext:value-type="float">
            <text:p>26.126778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.0939189583333" calcext:value-type="float">
            <text:p>33.09391895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1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3.0939189583333" calcext:value-type="float">
            <text:p>33.09391895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2])" office:value-type="float" office:value="33.0939189583333" calcext:value-type="float">
            <text:p>33.09391895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.35213375" calcext:value-type="float">
            <text:p>31.3521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3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1.35213375" calcext:value-type="float">
            <text:p>31.3521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4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.35213375" calcext:value-type="float">
            <text:p>31.3521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5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35213375" calcext:value-type="float">
            <text:p>31.3521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6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.35213375" calcext:value-type="float">
            <text:p>31.3521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7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.8357041666667" calcext:value-type="float">
            <text:p>34.8357041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8])" office:value-type="float" office:value="34.8357041666667" calcext:value-type="float">
            <text:p>34.8357041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45071125" calcext:value-type="float">
            <text:p>10.45071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09])"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.1924964583333" calcext:value-type="float">
            <text:p>12.19249645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0])" office:value-type="float" office:value="12.1924964583333" calcext:value-type="float">
            <text:p>12.19249645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1])"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2])"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3])" office:value-type="float" office:value="19.1596372916667" calcext:value-type="float">
            <text:p>19.15963729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9014225" calcext:value-type="float">
            <text:p>20.9014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4])" office:value-type="float" office:value="20.9014225" calcext:value-type="float">
            <text:p>20.90142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.6432077083333" calcext:value-type="float">
            <text:p>22.64320770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5])" office:value-type="float" office:value="22.6432077083333" calcext:value-type="float">
            <text:p>22.64320770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6])" office:value-type="float" office:value="26.126778125" calcext:value-type="float">
            <text:p>26.126778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.4460527083333" calcext:value-type="float">
            <text:p>64.44605270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7])" office:value-type="float" office:value="64.4460527083333" calcext:value-type="float">
            <text:p>64.44605270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8])" office:value-type="float" office:value="123.666749791667" calcext:value-type="float">
            <text:p>123.66674979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19])" office:value-type="float" office:value="123.666749791667" calcext:value-type="float">
            <text:p>123.66674979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1.924964583333" calcext:value-type="float">
            <text:p>121.92496458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0])" office:value-type="float" office:value="121.924964583333" calcext:value-type="float">
            <text:p>121.92496458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1])" office:value-type="float" office:value="118.441394166667" calcext:value-type="float">
            <text:p>118.4413941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.4131935416667" calcext:value-type="float">
            <text:p>71.41319354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2])" office:value-type="float" office:value="71.4131935416667" calcext:value-type="float">
            <text:p>71.41319354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3])" office:value-type="float" office:value="114.95782375" calcext:value-type="float">
            <text:p>114.95782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7.990682916667" calcext:value-type="float">
            <text:p>107.9906829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4])" office:value-type="float" office:value="107.990682916667" calcext:value-type="float">
            <text:p>107.9906829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7.990682916667" calcext:value-type="float">
            <text:p>107.9906829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5])" office:value-type="float" office:value="107.990682916667" calcext:value-type="float">
            <text:p>107.9906829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6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7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8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29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6.248897708333" calcext:value-type="float">
            <text:p>106.2488977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0])" office:value-type="float" office:value="106.248897708333" calcext:value-type="float">
            <text:p>106.2488977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2.765327291667" calcext:value-type="float">
            <text:p>102.765327291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1])" office:value-type="float" office:value="102.765327291667" calcext:value-type="float">
            <text:p>102.76532729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7.150320208333" calcext:value-type="float">
            <text:p>127.15032020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2])" office:value-type="float" office:value="127.150320208333" calcext:value-type="float">
            <text:p>127.15032020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5.408535" calcext:value-type="float">
            <text:p>125.4085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3])" office:value-type="float" office:value="125.408535" calcext:value-type="float">
            <text:p>125.4085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3.666749791667" calcext:value-type="float">
            <text:p>123.666749791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4])" office:value-type="float" office:value="123.666749791667" calcext:value-type="float">
            <text:p>123.66674979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0.183179375" calcext:value-type="float">
            <text:p>120.183179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5])" office:value-type="float" office:value="120.183179375" calcext:value-type="float">
            <text:p>120.183179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18.441394166667" calcext:value-type="float">
            <text:p>118.4413941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6])" office:value-type="float" office:value="118.441394166667" calcext:value-type="float">
            <text:p>118.4413941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6.699608958333" calcext:value-type="float">
            <text:p>116.699608958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7])" office:value-type="float" office:value="116.699608958333" calcext:value-type="float">
            <text:p>116.699608958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4.95782375" calcext:value-type="float">
            <text:p>114.95782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8])" office:value-type="float" office:value="114.95782375" calcext:value-type="float">
            <text:p>114.95782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1.474253333333" calcext:value-type="float">
            <text:p>111.47425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39])" office:value-type="float" office:value="111.474253333333" calcext:value-type="float">
            <text:p>111.47425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3.15497875" calcext:value-type="float">
            <text:p>73.15497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0])" office:value-type="float" office:value="73.15497875" calcext:value-type="float">
            <text:p>73.15497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1])"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2])"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3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4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2.7042675" calcext:value-type="float">
            <text:p>62.70426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5])" office:value-type="float" office:value="62.7042675" calcext:value-type="float">
            <text:p>62.70426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6])" office:value-type="float" office:value="19.1596372916667" calcext:value-type="float">
            <text:p>19.159637291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7])" office:value-type="float" office:value="26.126778125" calcext:value-type="float">
            <text:p>26.126778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6.126778125" calcext:value-type="float">
            <text:p>26.126778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8])" office:value-type="float" office:value="26.126778125" calcext:value-type="float">
            <text:p>26.126778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49])"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0])"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1])"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2])"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.8685633333333" calcext:value-type="float">
            <text:p>27.868563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3])" office:value-type="float" office:value="27.8685633333333" calcext:value-type="float">
            <text:p>27.868563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.35213375" calcext:value-type="float">
            <text:p>31.352133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4])" office:value-type="float" office:value="31.35213375" calcext:value-type="float">
            <text:p>31.352133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.96714083333333" calcext:value-type="float">
            <text:p>6.967140833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5])" office:value-type="float" office:value="6.96714083333333" calcext:value-type="float">
            <text:p>6.96714083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70892604166667" calcext:value-type="float">
            <text:p>8.708926041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6])" office:value-type="float" office:value="8.70892604166667" calcext:value-type="float">
            <text:p>8.708926041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45071125" calcext:value-type="float">
            <text:p>10.450711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7])" office:value-type="float" office:value="10.45071125" calcext:value-type="float">
            <text:p>10.45071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.9342816666667" calcext:value-type="float">
            <text:p>13.9342816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8])" office:value-type="float" office:value="13.9342816666667" calcext:value-type="float">
            <text:p>13.934281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.676066875" calcext:value-type="float">
            <text:p>15.676066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59])" office:value-type="float" office:value="15.676066875" calcext:value-type="float">
            <text:p>15.676066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7.4178520833333" calcext:value-type="float">
            <text:p>17.41785208333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60])"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1596372916667" calcext:value-type="float">
            <text:p>19.159637291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361])" office:value-type="float" office:value="19.1596372916667" calcext:value-type="float">
            <text:p>19.159637291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296883202099" calcext:value-type="float">
            <text:p>2.74296883202099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9.60039091207349" calcext:value-type="float">
            <text:p>9.60039091207349</text:p>
          </table:table-cell>
          <table:table-cell table:formula="of:=AVERAGE([.D362:.F362])" office:value-type="float" office:value="13.2576826881015" calcext:value-type="float">
            <text:p>13.2576826881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89.9693776902888" calcext:value-type="float">
            <text:p>89.9693776902888</text:p>
          </table:table-cell>
          <table:table-cell office:value-type="float" office:value="34.2871104002624" calcext:value-type="float">
            <text:p>34.2871104002624</text:p>
          </table:table-cell>
          <table:table-cell table:formula="of:=AVERAGE([.D363:.F363])" office:value-type="float" office:value="63.3625800196851" calcext:value-type="float">
            <text:p>63.36258001968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.5742208005249" calcext:value-type="float">
            <text:p>68.5742208005249</text:p>
          </table:table-cell>
          <table:table-cell office:value-type="float" office:value="93.2609402887139" calcext:value-type="float">
            <text:p>93.2609402887139</text:p>
          </table:table-cell>
          <table:table-cell office:value-type="float" office:value="35.658594816273" calcext:value-type="float">
            <text:p>35.658594816273</text:p>
          </table:table-cell>
          <table:table-cell table:formula="of:=AVERAGE([.D364:.F364])" office:value-type="float" office:value="65.8312519685039" calcext:value-type="float">
            <text:p>65.83125196850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89.4207839238845" calcext:value-type="float">
            <text:p>89.4207839238845</text:p>
          </table:table-cell>
          <table:table-cell office:value-type="float" office:value="34.9728526082677" calcext:value-type="float">
            <text:p>34.9728526082677</text:p>
          </table:table-cell>
          <table:table-cell table:formula="of:=AVERAGE([.D365:.F365])" office:value-type="float" office:value="63.4082961668854" calcext:value-type="float">
            <text:p>63.40829616688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85.5806275590552" calcext:value-type="float">
            <text:p>85.5806275590552</text:p>
          </table:table-cell>
          <table:table-cell office:value-type="float" office:value="33.6013681922573" calcext:value-type="float">
            <text:p>33.6013681922573</text:p>
          </table:table-cell>
          <table:table-cell table:formula="of:=AVERAGE([.D366:.F366])" office:value-type="float" office:value="60.7567596292651" calcext:value-type="float">
            <text:p>60.7567596292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2.2890649606299" calcext:value-type="float">
            <text:p>82.2890649606299</text:p>
          </table:table-cell>
          <table:table-cell office:value-type="float" office:value="32.2298837762467" calcext:value-type="float">
            <text:p>32.2298837762467</text:p>
          </table:table-cell>
          <table:table-cell table:formula="of:=AVERAGE([.D367:.F367])" office:value-type="float" office:value="57.3737647364392" calcext:value-type="float">
            <text:p>57.37376473643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 office:value-type="float" office:value="79.5460961286089" calcext:value-type="float">
            <text:p>79.5460961286089</text:p>
          </table:table-cell>
          <table:table-cell office:value-type="float" office:value="30.8583993602362" calcext:value-type="float">
            <text:p>30.8583993602362</text:p>
          </table:table-cell>
          <table:table-cell table:formula="of:=AVERAGE([.D368:.F368])" office:value-type="float" office:value="55.0879573764217" calcext:value-type="float">
            <text:p>55.08795737642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.630470144357" calcext:value-type="float">
            <text:p>46.630470144357</text:p>
          </table:table-cell>
          <table:table-cell office:value-type="float" office:value="72.4143771653544" calcext:value-type="float">
            <text:p>72.4143771653544</text:p>
          </table:table-cell>
          <table:table-cell office:value-type="float" office:value="28.8011727362205" calcext:value-type="float">
            <text:p>28.8011727362205</text:p>
          </table:table-cell>
          <table:table-cell table:formula="of:=AVERAGE([.D369:.F369])" office:value-type="float" office:value="49.2820066819773" calcext:value-type="float">
            <text:p>49.28200668197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25.3724616961942" calcext:value-type="float">
            <text:p>25.3724616961942</text:p>
          </table:table-cell>
          <table:table-cell table:formula="of:=AVERAGE([.D370:.F370])" office:value-type="float" office:value="44.1160820483377" calcext:value-type="float">
            <text:p>44.11608204833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28.1154305282152" calcext:value-type="float">
            <text:p>28.1154305282152</text:p>
          </table:table-cell>
          <table:table-cell table:formula="of:=AVERAGE([.D371:.F371])" office:value-type="float" office:value="47.7733738243657" calcext:value-type="float">
            <text:p>47.77337382436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65.2826582020997" calcext:value-type="float">
            <text:p>65.2826582020997</text:p>
          </table:table-cell>
          <table:table-cell office:value-type="float" office:value="26.0582039041995" calcext:value-type="float">
            <text:p>26.0582039041995</text:p>
          </table:table-cell>
          <table:table-cell table:formula="of:=AVERAGE([.D372:.F372])" office:value-type="float" office:value="43.247475251531" calcext:value-type="float">
            <text:p>43.2474752515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23.3152350721784" calcext:value-type="float">
            <text:p>23.3152350721784</text:p>
          </table:table-cell>
          <table:table-cell table:formula="of:=AVERAGE([.D373:.F373])" office:value-type="float" office:value="38.8587251202974" calcext:value-type="float">
            <text:p>38.85872512029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9.7967205380578" calcext:value-type="float">
            <text:p>59.7967205380578</text:p>
          </table:table-cell>
          <table:table-cell office:value-type="float" office:value="23.3152350721784" calcext:value-type="float">
            <text:p>23.3152350721784</text:p>
          </table:table-cell>
          <table:table-cell table:formula="of:=AVERAGE([.D374:.F374])" office:value-type="float" office:value="38.6758605314961" calcext:value-type="float">
            <text:p>38.67586053149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1.9910956036746" calcext:value-type="float">
            <text:p>61.9910956036746</text:p>
          </table:table-cell>
          <table:table-cell office:value-type="float" office:value="23.3152350721784" calcext:value-type="float">
            <text:p>23.3152350721784</text:p>
          </table:table-cell>
          <table:table-cell table:formula="of:=AVERAGE([.D375:.F375])" office:value-type="float" office:value="40.3216418307087" calcext:value-type="float">
            <text:p>40.32164183070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1.4425018372704" calcext:value-type="float">
            <text:p>61.4425018372704</text:p>
          </table:table-cell>
          <table:table-cell office:value-type="float" office:value="23.7266803969816" calcext:value-type="float">
            <text:p>23.7266803969816</text:p>
          </table:table-cell>
          <table:table-cell table:formula="of:=AVERAGE([.D376:.F376])" office:value-type="float" office:value="40.2759256835083" calcext:value-type="float">
            <text:p>40.27592568350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9.2481267716536" calcext:value-type="float">
            <text:p>59.2481267716536</text:p>
          </table:table-cell>
          <table:table-cell office:value-type="float" office:value="23.3152350721784" calcext:value-type="float">
            <text:p>23.3152350721784</text:p>
          </table:table-cell>
          <table:table-cell table:formula="of:=AVERAGE([.D377:.F377])" office:value-type="float" office:value="38.4929959426947" calcext:value-type="float">
            <text:p>38.49299594269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0.8939080708661" calcext:value-type="float">
            <text:p>60.8939080708661</text:p>
          </table:table-cell>
          <table:table-cell office:value-type="float" office:value="24.686719488189" calcext:value-type="float">
            <text:p>24.686719488189</text:p>
          </table:table-cell>
          <table:table-cell table:formula="of:=AVERAGE([.D378:.F378])" office:value-type="float" office:value="40.4130741251094" calcext:value-type="float">
            <text:p>40.41307412510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6.0039091207349" calcext:value-type="float">
            <text:p>96.0039091207349</text:p>
          </table:table-cell>
          <table:table-cell office:value-type="float" office:value="100.392659251969" calcext:value-type="float">
            <text:p>100.392659251969</text:p>
          </table:table-cell>
          <table:table-cell office:value-type="float" office:value="43.2017591043307" calcext:value-type="float">
            <text:p>43.2017591043307</text:p>
          </table:table-cell>
          <table:table-cell table:formula="of:=AVERAGE([.D379:.F379])" office:value-type="float" office:value="79.8661091590115" calcext:value-type="float">
            <text:p>79.8661091590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18.5150396161417" calcext:value-type="float">
            <text:p>18.5150396161417</text:p>
          </table:table-cell>
          <table:table-cell table:formula="of:=AVERAGE([.D380:.F380])" office:value-type="float" office:value="31.7727223042432" calcext:value-type="float">
            <text:p>31.77272230424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.5179714566929" calcext:value-type="float">
            <text:p>90.5179714566929</text:p>
          </table:table-cell>
          <table:table-cell office:value-type="float" office:value="111.364534580053" calcext:value-type="float">
            <text:p>111.364534580053</text:p>
          </table:table-cell>
          <table:table-cell office:value-type="float" office:value="43.887501312336" calcext:value-type="float">
            <text:p>43.887501312336</text:p>
          </table:table-cell>
          <table:table-cell table:formula="of:=AVERAGE([.D381:.F381])" office:value-type="float" office:value="81.9233357830273" calcext:value-type="float">
            <text:p>81.92333578302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106.975784448819" calcext:value-type="float">
            <text:p>106.975784448819</text:p>
          </table:table-cell>
          <table:table-cell office:value-type="float" office:value="41.8302746883203" calcext:value-type="float">
            <text:p>41.8302746883203</text:p>
          </table:table-cell>
          <table:table-cell table:formula="of:=AVERAGE([.D382:.F382])" office:value-type="float" office:value="77.9460309765967" calcext:value-type="float">
            <text:p>77.9460309765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9.5460961286089" calcext:value-type="float">
            <text:p>79.5460961286089</text:p>
          </table:table-cell>
          <table:table-cell office:value-type="float" office:value="99.8440654855643" calcext:value-type="float">
            <text:p>99.8440654855643</text:p>
          </table:table-cell>
          <table:table-cell office:value-type="float" office:value="39.0873058562992" calcext:value-type="float">
            <text:p>39.0873058562992</text:p>
          </table:table-cell>
          <table:table-cell table:formula="of:=AVERAGE([.D383:.F383])" office:value-type="float" office:value="72.8258224901575" calcext:value-type="float">
            <text:p>72.82582249015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0601584645669" calcext:value-type="float">
            <text:p>74.0601584645669</text:p>
          </table:table-cell>
          <table:table-cell office:value-type="float" office:value="94.3581278215224" calcext:value-type="float">
            <text:p>94.3581278215224</text:p>
          </table:table-cell>
          <table:table-cell office:value-type="float" office:value="37.0300792322835" calcext:value-type="float">
            <text:p>37.0300792322835</text:p>
          </table:table-cell>
          <table:table-cell table:formula="of:=AVERAGE([.D384:.F384])" office:value-type="float" office:value="68.4827885061243" calcext:value-type="float">
            <text:p>68.4827885061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81.7404711942258" calcext:value-type="float">
            <text:p>81.7404711942258</text:p>
          </table:table-cell>
          <table:table-cell office:value-type="float" office:value="31.5441415682414" calcext:value-type="float">
            <text:p>31.5441415682414</text:p>
          </table:table-cell>
          <table:table-cell table:formula="of:=AVERAGE([.D385:.F385])" office:value-type="float" office:value="57.876642355643" calcext:value-type="float">
            <text:p>57.8766423556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30.1726571522309" calcext:value-type="float">
            <text:p>30.1726571522309</text:p>
          </table:table-cell>
          <table:table-cell table:formula="of:=AVERAGE([.D386:.F386])" office:value-type="float" office:value="53.945053696413" calcext:value-type="float">
            <text:p>53.9450536964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1.8657833989501" calcext:value-type="float">
            <text:p>71.8657833989501</text:p>
          </table:table-cell>
          <table:table-cell office:value-type="float" office:value="28.1154305282152" calcext:value-type="float">
            <text:p>28.1154305282152</text:p>
          </table:table-cell>
          <table:table-cell table:formula="of:=AVERAGE([.D387:.F387])" office:value-type="float" office:value="49.7848843011811" calcext:value-type="float">
            <text:p>49.78488430118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64.7340644356955" calcext:value-type="float">
            <text:p>64.7340644356955</text:p>
          </table:table-cell>
          <table:table-cell office:value-type="float" office:value="25.3724616961942" calcext:value-type="float">
            <text:p>25.3724616961942</text:p>
          </table:table-cell>
          <table:table-cell table:formula="of:=AVERAGE([.D388:.F388])" office:value-type="float" office:value="43.7503528707349" calcext:value-type="float">
            <text:p>43.75035287073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45.5332826115486" calcext:value-type="float">
            <text:p>45.5332826115486</text:p>
          </table:table-cell>
          <table:table-cell office:value-type="float" office:value="17.8292974081365" calcext:value-type="float">
            <text:p>17.8292974081365</text:p>
          </table:table-cell>
          <table:table-cell table:formula="of:=AVERAGE([.D389:.F389])" office:value-type="float" office:value="29.3497665026247" calcext:value-type="float">
            <text:p>29.3497665026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17.8292974081365" calcext:value-type="float">
            <text:p>17.8292974081365</text:p>
          </table:table-cell>
          <table:table-cell table:formula="of:=AVERAGE([.D390:.F390])" office:value-type="float" office:value="29.5326310914261" calcext:value-type="float">
            <text:p>29.53263109142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8.2762514435696" calcext:value-type="float">
            <text:p>48.2762514435696</text:p>
          </table:table-cell>
          <table:table-cell office:value-type="float" office:value="19.200781824147" calcext:value-type="float">
            <text:p>19.200781824147</text:p>
          </table:table-cell>
          <table:table-cell table:formula="of:=AVERAGE([.D391:.F391])" office:value-type="float" office:value="31.6355738626422" calcext:value-type="float">
            <text:p>31.63557386264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19.200781824147" calcext:value-type="float">
            <text:p>19.200781824147</text:p>
          </table:table-cell>
          <table:table-cell table:formula="of:=AVERAGE([.D392:.F392])" office:value-type="float" office:value="32.3670322178478" calcext:value-type="float">
            <text:p>32.36703221784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3.2135953412074" calcext:value-type="float">
            <text:p>53.2135953412074</text:p>
          </table:table-cell>
          <table:table-cell office:value-type="float" office:value="21.2580084481627" calcext:value-type="float">
            <text:p>21.2580084481627</text:p>
          </table:table-cell>
          <table:table-cell table:formula="of:=AVERAGE([.D393:.F393])" office:value-type="float" office:value="35.795743257874" calcext:value-type="float">
            <text:p>35.7957432578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21.2580084481627" calcext:value-type="float">
            <text:p>21.2580084481627</text:p>
          </table:table-cell>
          <table:table-cell table:formula="of:=AVERAGE([.D394:.F394])" office:value-type="float" office:value="35.0642849026684" calcext:value-type="float">
            <text:p>35.06428490266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3.7621891076115" calcext:value-type="float">
            <text:p>53.7621891076115</text:p>
          </table:table-cell>
          <table:table-cell office:value-type="float" office:value="21.2580084481627" calcext:value-type="float">
            <text:p>21.2580084481627</text:p>
          </table:table-cell>
          <table:table-cell table:formula="of:=AVERAGE([.D395:.F395])" office:value-type="float" office:value="35.0642849026684" calcext:value-type="float">
            <text:p>35.06428490266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57.0537517060368" calcext:value-type="float">
            <text:p>57.0537517060368</text:p>
          </table:table-cell>
          <table:table-cell office:value-type="float" office:value="22.6294928641733" calcext:value-type="float">
            <text:p>22.6294928641733</text:p>
          </table:table-cell>
          <table:table-cell table:formula="of:=AVERAGE([.D396:.F396])" office:value-type="float" office:value="38.4472797954944" calcext:value-type="float">
            <text:p>38.4472797954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2.461722112861" calcext:value-type="float">
            <text:p>112.461722112861</text:p>
          </table:table-cell>
          <table:table-cell office:value-type="float" office:value="129.468128871391" calcext:value-type="float">
            <text:p>129.468128871391</text:p>
          </table:table-cell>
          <table:table-cell office:value-type="float" office:value="52.116407808399" calcext:value-type="float">
            <text:p>52.116407808399</text:p>
          </table:table-cell>
          <table:table-cell table:formula="of:=AVERAGE([.D397:.F397])" office:value-type="float" office:value="98.0154195975503" calcext:value-type="float">
            <text:p>98.01541959755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.5179714566929" calcext:value-type="float">
            <text:p>90.5179714566929</text:p>
          </table:table-cell>
          <table:table-cell office:value-type="float" office:value="105.87859691601" calcext:value-type="float">
            <text:p>105.87859691601</text:p>
          </table:table-cell>
          <table:table-cell office:value-type="float" office:value="45.2589857283464" calcext:value-type="float">
            <text:p>45.2589857283464</text:p>
          </table:table-cell>
          <table:table-cell table:formula="of:=AVERAGE([.D398:.F398])" office:value-type="float" office:value="80.5518513670164" calcext:value-type="float">
            <text:p>80.55185136701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.461722112861" calcext:value-type="float">
            <text:p>112.461722112861</text:p>
          </table:table-cell>
          <table:table-cell office:value-type="float" office:value="130.565316404199" calcext:value-type="float">
            <text:p>130.565316404199</text:p>
          </table:table-cell>
          <table:table-cell office:value-type="float" office:value="52.116407808399" calcext:value-type="float">
            <text:p>52.116407808399</text:p>
          </table:table-cell>
          <table:table-cell table:formula="of:=AVERAGE([.D399:.F399])" office:value-type="float" office:value="98.381148775153" calcext:value-type="float">
            <text:p>98.3811487751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1.489846784777" calcext:value-type="float">
            <text:p>101.489846784777</text:p>
          </table:table-cell>
          <table:table-cell office:value-type="float" office:value="119.593441076115" calcext:value-type="float">
            <text:p>119.593441076115</text:p>
          </table:table-cell>
          <table:table-cell office:value-type="float" office:value="47.3162123523622" calcext:value-type="float">
            <text:p>47.3162123523622</text:p>
          </table:table-cell>
          <table:table-cell table:formula="of:=AVERAGE([.D400:.F400])" office:value-type="float" office:value="89.4665000710847" calcext:value-type="float">
            <text:p>89.46650007108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2.2890649606299" calcext:value-type="float">
            <text:p>82.2890649606299</text:p>
          </table:table-cell>
          <table:table-cell office:value-type="float" office:value="100.392659251969" calcext:value-type="float">
            <text:p>100.392659251969</text:p>
          </table:table-cell>
          <table:table-cell office:value-type="float" office:value="39.7730480643045" calcext:value-type="float">
            <text:p>39.7730480643045</text:p>
          </table:table-cell>
          <table:table-cell table:formula="of:=AVERAGE([.D401:.F401])" office:value-type="float" office:value="74.1515907589678" calcext:value-type="float">
            <text:p>74.15159075896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1.3171896325459" calcext:value-type="float">
            <text:p>71.3171896325459</text:p>
          </table:table-cell>
          <table:table-cell office:value-type="float" office:value="89.9693776902888" calcext:value-type="float">
            <text:p>89.9693776902888</text:p>
          </table:table-cell>
          <table:table-cell office:value-type="float" office:value="34.9728526082677" calcext:value-type="float">
            <text:p>34.9728526082677</text:p>
          </table:table-cell>
          <table:table-cell table:formula="of:=AVERAGE([.D402:.F402])" office:value-type="float" office:value="65.4198066437008" calcext:value-type="float">
            <text:p>65.41980664370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81.7404711942258" calcext:value-type="float">
            <text:p>81.7404711942258</text:p>
          </table:table-cell>
          <table:table-cell office:value-type="float" office:value="31.5441415682414" calcext:value-type="float">
            <text:p>31.5441415682414</text:p>
          </table:table-cell>
          <table:table-cell table:formula="of:=AVERAGE([.D403:.F403])" office:value-type="float" office:value="58.79096529965" calcext:value-type="float">
            <text:p>58.790965299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4.85937664042" calcext:value-type="float">
            <text:p>54.85937664042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28.8011727362205" calcext:value-type="float">
            <text:p>28.8011727362205</text:p>
          </table:table-cell>
          <table:table-cell table:formula="of:=AVERAGE([.D404:.F404])" office:value-type="float" office:value="53.1221630468067" calcext:value-type="float">
            <text:p>53.12216304680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6.630470144357" calcext:value-type="float">
            <text:p>46.630470144357</text:p>
          </table:table-cell>
          <table:table-cell office:value-type="float" office:value="67.4770332677165" calcext:value-type="float">
            <text:p>67.4770332677165</text:p>
          </table:table-cell>
          <table:table-cell office:value-type="float" office:value="25.3724616961942" calcext:value-type="float">
            <text:p>25.3724616961942</text:p>
          </table:table-cell>
          <table:table-cell table:formula="of:=AVERAGE([.D405:.F405])" office:value-type="float" office:value="46.4933217027559" calcext:value-type="float">
            <text:p>46.49332170275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1.144532480315" calcext:value-type="float">
            <text:p>41.144532480315</text:p>
          </table:table-cell>
          <table:table-cell office:value-type="float" office:value="59.7967205380578" calcext:value-type="float">
            <text:p>59.7967205380578</text:p>
          </table:table-cell>
          <table:table-cell office:value-type="float" office:value="23.3152350721784" calcext:value-type="float">
            <text:p>23.3152350721784</text:p>
          </table:table-cell>
          <table:table-cell table:formula="of:=AVERAGE([.D406:.F406])" office:value-type="float" office:value="41.4188293635171" calcext:value-type="float">
            <text:p>41.41882936351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29.6240633858267" calcext:value-type="float">
            <text:p>29.6240633858267</text:p>
          </table:table-cell>
          <table:table-cell office:value-type="float" office:value="11.6576175360892" calcext:value-type="float">
            <text:p>11.6576175360892</text:p>
          </table:table-cell>
          <table:table-cell table:formula="of:=AVERAGE([.D407:.F407])" office:value-type="float" office:value="17.4178520833333" calcext:value-type="float">
            <text:p>17.41785208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34.5614072834645" calcext:value-type="float">
            <text:p>34.5614072834645</text:p>
          </table:table-cell>
          <table:table-cell office:value-type="float" office:value="13.714844160105" calcext:value-type="float">
            <text:p>13.714844160105</text:p>
          </table:table-cell>
          <table:table-cell table:formula="of:=AVERAGE([.D408:.F408])" office:value-type="float" office:value="21.5780214785651" calcext:value-type="float">
            <text:p>21.57802147856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40.0473449475066" calcext:value-type="float">
            <text:p>40.0473449475066</text:p>
          </table:table-cell>
          <table:table-cell office:value-type="float" office:value="15.0863285761155" calcext:value-type="float">
            <text:p>15.0863285761155</text:p>
          </table:table-cell>
          <table:table-cell table:formula="of:=AVERAGE([.D409:.F409])" office:value-type="float" office:value="25.6924747265967" calcext:value-type="float">
            <text:p>25.6924747265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16.4578129921259" calcext:value-type="float">
            <text:p>16.4578129921259</text:p>
          </table:table-cell>
          <table:table-cell table:formula="of:=AVERAGE([.D410:.F410])" office:value-type="float" office:value="27.9782820866141" calcext:value-type="float">
            <text:p>27.9782820866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5.5332826115486" calcext:value-type="float">
            <text:p>45.5332826115486</text:p>
          </table:table-cell>
          <table:table-cell office:value-type="float" office:value="17.8292974081365" calcext:value-type="float">
            <text:p>17.8292974081365</text:p>
          </table:table-cell>
          <table:table-cell table:formula="of:=AVERAGE([.D411:.F411])" office:value-type="float" office:value="30.2640894466317" calcext:value-type="float">
            <text:p>30.26408944663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47.1790639107611" calcext:value-type="float">
            <text:p>47.1790639107611</text:p>
          </table:table-cell>
          <table:table-cell office:value-type="float" office:value="18.5150396161417" calcext:value-type="float">
            <text:p>18.5150396161417</text:p>
          </table:table-cell>
          <table:table-cell table:formula="of:=AVERAGE([.D412:.F412])" office:value-type="float" office:value="31.0412639490376" calcext:value-type="float">
            <text:p>31.04126394903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48.8248452099738" calcext:value-type="float">
            <text:p>48.8248452099738</text:p>
          </table:table-cell>
          <table:table-cell office:value-type="float" office:value="19.200781824147" calcext:value-type="float">
            <text:p>19.200781824147</text:p>
          </table:table-cell>
          <table:table-cell table:formula="of:=AVERAGE([.D413:.F413])" office:value-type="float" office:value="32.7327613954506" calcext:value-type="float">
            <text:p>32.73276139545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19.8865240321523" calcext:value-type="float">
            <text:p>19.8865240321523</text:p>
          </table:table-cell>
          <table:table-cell table:formula="of:=AVERAGE([.D414:.F414])" office:value-type="float" office:value="34.4242588418636" calcext:value-type="float">
            <text:p>34.42425884186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7.947659776903" calcext:value-type="float">
            <text:p>117.947659776903</text:p>
          </table:table-cell>
          <table:table-cell office:value-type="float" office:value="136.599847834646" calcext:value-type="float">
            <text:p>136.599847834646</text:p>
          </table:table-cell>
          <table:table-cell office:value-type="float" office:value="55.5451188484251" calcext:value-type="float">
            <text:p>55.5451188484251</text:p>
          </table:table-cell>
          <table:table-cell table:formula="of:=AVERAGE([.D415:.F415])" office:value-type="float" office:value="103.364208819991" calcext:value-type="float">
            <text:p>103.3642088199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2.461722112861" calcext:value-type="float">
            <text:p>112.461722112861</text:p>
          </table:table-cell>
          <table:table-cell office:value-type="float" office:value="139.891410433071" calcext:value-type="float">
            <text:p>139.891410433071</text:p>
          </table:table-cell>
          <table:table-cell office:value-type="float" office:value="55.5451188484251" calcext:value-type="float">
            <text:p>55.5451188484251</text:p>
          </table:table-cell>
          <table:table-cell table:formula="of:=AVERAGE([.D416:.F416])" office:value-type="float" office:value="102.632750464786" calcext:value-type="float">
            <text:p>102.6327504647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.2609402887139" calcext:value-type="float">
            <text:p>93.2609402887139</text:p>
          </table:table-cell>
          <table:table-cell office:value-type="float" office:value="119.593441076115" calcext:value-type="float">
            <text:p>119.593441076115</text:p>
          </table:table-cell>
          <table:table-cell office:value-type="float" office:value="48.0019545603675" calcext:value-type="float">
            <text:p>48.0019545603675</text:p>
          </table:table-cell>
          <table:table-cell table:formula="of:=AVERAGE([.D417:.F417])" office:value-type="float" office:value="86.9521119750655" calcext:value-type="float">
            <text:p>86.95211197506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4.4834400262467" calcext:value-type="float">
            <text:p>84.4834400262467</text:p>
          </table:table-cell>
          <table:table-cell office:value-type="float" office:value="33.6013681922573" calcext:value-type="float">
            <text:p>33.6013681922573</text:p>
          </table:table-cell>
          <table:table-cell table:formula="of:=AVERAGE([.D418:.F418])" office:value-type="float" office:value="58.5623845636483" calcext:value-type="float">
            <text:p>58.56238456364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29.4869149442257" calcext:value-type="float">
            <text:p>29.4869149442257</text:p>
          </table:table-cell>
          <table:table-cell table:formula="of:=AVERAGE([.D419:.F419])" office:value-type="float" office:value="51.5220978947944" calcext:value-type="float">
            <text:p>51.5220978947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30.1726571522309" calcext:value-type="float">
            <text:p>30.1726571522309</text:p>
          </table:table-cell>
          <table:table-cell table:formula="of:=AVERAGE([.D420:.F420])" office:value-type="float" office:value="51.7506786307961" calcext:value-type="float">
            <text:p>51.75067863079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5.7059397637795" calcext:value-type="float">
            <text:p>75.7059397637795</text:p>
          </table:table-cell>
          <table:table-cell office:value-type="float" office:value="29.4869149442257" calcext:value-type="float">
            <text:p>29.4869149442257</text:p>
          </table:table-cell>
          <table:table-cell table:formula="of:=AVERAGE([.D421:.F421])" office:value-type="float" office:value="51.5220978947944" calcext:value-type="float">
            <text:p>51.5220978947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30.1726571522309" calcext:value-type="float">
            <text:p>30.1726571522309</text:p>
          </table:table-cell>
          <table:table-cell table:formula="of:=AVERAGE([.D422:.F422])" office:value-type="float" office:value="52.1164078083989" calcext:value-type="float">
            <text:p>52.11640780839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30.1726571522309" calcext:value-type="float">
            <text:p>30.1726571522309</text:p>
          </table:table-cell>
          <table:table-cell table:formula="of:=AVERAGE([.D423:.F423])" office:value-type="float" office:value="52.4821369860018" calcext:value-type="float">
            <text:p>52.4821369860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77.9003148293963" calcext:value-type="float">
            <text:p>77.9003148293963</text:p>
          </table:table-cell>
          <table:table-cell office:value-type="float" office:value="30.1726571522309" calcext:value-type="float">
            <text:p>30.1726571522309</text:p>
          </table:table-cell>
          <table:table-cell table:formula="of:=AVERAGE([.D424:.F424])" office:value-type="float" office:value="53.2135953412073" calcext:value-type="float">
            <text:p>53.21359534120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74296883202099" calcext:value-type="float">
            <text:p>2.74296883202099</text:p>
          </table:table-cell>
          <table:table-cell office:value-type="float" office:value="30.7212509186352" calcext:value-type="float">
            <text:p>30.7212509186352</text:p>
          </table:table-cell>
          <table:table-cell office:value-type="float" office:value="12.3433597440945" calcext:value-type="float">
            <text:p>12.3433597440945</text:p>
          </table:table-cell>
          <table:table-cell table:formula="of:=AVERAGE([.D425:.F425])" office:value-type="float" office:value="15.2691931649169" calcext:value-type="float">
            <text:p>15.26919316491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36.7557823490813" calcext:value-type="float">
            <text:p>36.7557823490813</text:p>
          </table:table-cell>
          <table:table-cell office:value-type="float" office:value="13.714844160105" calcext:value-type="float">
            <text:p>13.714844160105</text:p>
          </table:table-cell>
          <table:table-cell table:formula="of:=AVERAGE([.D426:.F426])" office:value-type="float" office:value="19.5665110017498" calcext:value-type="float">
            <text:p>19.56651100174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.714844160105" calcext:value-type="float">
            <text:p>13.714844160105</text:p>
          </table:table-cell>
          <table:table-cell office:value-type="float" office:value="42.2417200131234" calcext:value-type="float">
            <text:p>42.2417200131234</text:p>
          </table:table-cell>
          <table:table-cell office:value-type="float" office:value="16.4578129921259" calcext:value-type="float">
            <text:p>16.4578129921259</text:p>
          </table:table-cell>
          <table:table-cell table:formula="of:=AVERAGE([.D427:.F427])" office:value-type="float" office:value="24.1381257217848" calcext:value-type="float">
            <text:p>24.13812572178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17.8292974081365" calcext:value-type="float">
            <text:p>17.8292974081365</text:p>
          </table:table-cell>
          <table:table-cell table:formula="of:=AVERAGE([.D428:.F428])" office:value-type="float" office:value="27.7039852034121" calcext:value-type="float">
            <text:p>27.70398520341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19.200781824147" calcext:value-type="float">
            <text:p>19.200781824147</text:p>
          </table:table-cell>
          <table:table-cell table:formula="of:=AVERAGE([.D429:.F429])" office:value-type="float" office:value="30.172657152231" calcext:value-type="float">
            <text:p>30.172657152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51.5678140419947" calcext:value-type="float">
            <text:p>51.5678140419947</text:p>
          </table:table-cell>
          <table:table-cell office:value-type="float" office:value="19.8865240321523" calcext:value-type="float">
            <text:p>19.8865240321523</text:p>
          </table:table-cell>
          <table:table-cell table:formula="of:=AVERAGE([.D430:.F430])" office:value-type="float" office:value="32.0470191874453" calcext:value-type="float">
            <text:p>32.0470191874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54.3107828740157" calcext:value-type="float">
            <text:p>54.3107828740157</text:p>
          </table:table-cell>
          <table:table-cell office:value-type="float" office:value="21.2580084481627" calcext:value-type="float">
            <text:p>21.2580084481627</text:p>
          </table:table-cell>
          <table:table-cell table:formula="of:=AVERAGE([.D431:.F431])" office:value-type="float" office:value="34.3328265474628" calcext:value-type="float">
            <text:p>34.33282654746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22.6294928641733" calcext:value-type="float">
            <text:p>22.6294928641733</text:p>
          </table:table-cell>
          <table:table-cell table:formula="of:=AVERAGE([.D432:.F432])" office:value-type="float" office:value="36.8014984962817" calcext:value-type="float">
            <text:p>36.80149849628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3.2609402887139" calcext:value-type="float">
            <text:p>93.2609402887139</text:p>
          </table:table-cell>
          <table:table-cell office:value-type="float" office:value="119.044847309711" calcext:value-type="float">
            <text:p>119.044847309711</text:p>
          </table:table-cell>
          <table:table-cell office:value-type="float" office:value="43.887501312336" calcext:value-type="float">
            <text:p>43.887501312336</text:p>
          </table:table-cell>
          <table:table-cell table:formula="of:=AVERAGE([.D433:.F433])" office:value-type="float" office:value="85.3977629702536" calcext:value-type="float">
            <text:p>85.39776297025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.887501312336" calcext:value-type="float">
            <text:p>43.887501312336</text:p>
          </table:table-cell>
          <table:table-cell office:value-type="float" office:value="68.0256270341208" calcext:value-type="float">
            <text:p>68.0256270341208</text:p>
          </table:table-cell>
          <table:table-cell office:value-type="float" office:value="28.1154305282152" calcext:value-type="float">
            <text:p>28.1154305282152</text:p>
          </table:table-cell>
          <table:table-cell table:formula="of:=AVERAGE([.D434:.F434])" office:value-type="float" office:value="46.6761862915573" calcext:value-type="float">
            <text:p>46.67618629155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6.6778150918635" calcext:value-type="float">
            <text:p>86.6778150918635</text:p>
          </table:table-cell>
          <table:table-cell office:value-type="float" office:value="33.6013681922573" calcext:value-type="float">
            <text:p>33.6013681922573</text:p>
          </table:table-cell>
          <table:table-cell table:formula="of:=AVERAGE([.D435:.F435])" office:value-type="float" office:value="59.2938429188539" calcext:value-type="float">
            <text:p>59.2938429188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33.6013681922573" calcext:value-type="float">
            <text:p>33.6013681922573</text:p>
          </table:table-cell>
          <table:table-cell table:formula="of:=AVERAGE([.D436:.F436])" office:value-type="float" office:value="58.7452491524497" calcext:value-type="float">
            <text:p>58.74524915244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33.6013681922573" calcext:value-type="float">
            <text:p>33.6013681922573</text:p>
          </table:table-cell>
          <table:table-cell table:formula="of:=AVERAGE([.D437:.F437])" office:value-type="float" office:value="58.7452491524497" calcext:value-type="float">
            <text:p>58.74524915244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5.0320337926509" calcext:value-type="float">
            <text:p>85.0320337926509</text:p>
          </table:table-cell>
          <table:table-cell office:value-type="float" office:value="33.6013681922573" calcext:value-type="float">
            <text:p>33.6013681922573</text:p>
          </table:table-cell>
          <table:table-cell table:formula="of:=AVERAGE([.D438:.F438])" office:value-type="float" office:value="58.7452491524497" calcext:value-type="float">
            <text:p>58.74524915244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6.1292213254593" calcext:value-type="float">
            <text:p>86.1292213254593</text:p>
          </table:table-cell>
          <table:table-cell office:value-type="float" office:value="34.2871104002624" calcext:value-type="float">
            <text:p>34.2871104002624</text:p>
          </table:table-cell>
          <table:table-cell table:formula="of:=AVERAGE([.D439:.F439])" office:value-type="float" office:value="59.3395590660542" calcext:value-type="float">
            <text:p>59.33955906605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86.6778150918635" calcext:value-type="float">
            <text:p>86.6778150918635</text:p>
          </table:table-cell>
          <table:table-cell office:value-type="float" office:value="34.2871104002624" calcext:value-type="float">
            <text:p>34.2871104002624</text:p>
          </table:table-cell>
          <table:table-cell table:formula="of:=AVERAGE([.D440:.F440])" office:value-type="float" office:value="60.4367465988626" calcext:value-type="float">
            <text:p>60.43674659886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6.6778150918635" calcext:value-type="float">
            <text:p>86.6778150918635</text:p>
          </table:table-cell>
          <table:table-cell office:value-type="float" office:value="34.2871104002624" calcext:value-type="float">
            <text:p>34.2871104002624</text:p>
          </table:table-cell>
          <table:table-cell table:formula="of:=AVERAGE([.D441:.F441])" office:value-type="float" office:value="59.5224236548556" calcext:value-type="float">
            <text:p>59.52242365485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87.2264088582677" calcext:value-type="float">
            <text:p>87.2264088582677</text:p>
          </table:table-cell>
          <table:table-cell office:value-type="float" office:value="34.2871104002624" calcext:value-type="float">
            <text:p>34.2871104002624</text:p>
          </table:table-cell>
          <table:table-cell table:formula="of:=AVERAGE([.D442:.F442])" office:value-type="float" office:value="59.705288243657" calcext:value-type="float">
            <text:p>59.7052882436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15.0863285761155" calcext:value-type="float">
            <text:p>15.0863285761155</text:p>
          </table:table-cell>
          <table:table-cell table:formula="of:=AVERAGE([.D443:.F443])" office:value-type="float" office:value="21.4865891841645" calcext:value-type="float">
            <text:p>21.48658918416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.4578129921259" calcext:value-type="float">
            <text:p>16.4578129921259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17.1435552001312" calcext:value-type="float">
            <text:p>17.1435552001312</text:p>
          </table:table-cell>
          <table:table-cell table:formula="of:=AVERAGE([.D444:.F444])" office:value-type="float" office:value="25.4638939905949" calcext:value-type="float">
            <text:p>25.46389399059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.943750656168" calcext:value-type="float">
            <text:p>21.943750656168</text:p>
          </table:table-cell>
          <table:table-cell office:value-type="float" office:value="49.3734389763779" calcext:value-type="float">
            <text:p>49.3734389763779</text:p>
          </table:table-cell>
          <table:table-cell office:value-type="float" office:value="19.200781824147" calcext:value-type="float">
            <text:p>19.200781824147</text:p>
          </table:table-cell>
          <table:table-cell table:formula="of:=AVERAGE([.D445:.F445])" office:value-type="float" office:value="30.172657152231" calcext:value-type="float">
            <text:p>30.172657152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52.116407808399" calcext:value-type="float">
            <text:p>52.116407808399</text:p>
          </table:table-cell>
          <table:table-cell office:value-type="float" office:value="20.5722662401575" calcext:value-type="float">
            <text:p>20.5722662401575</text:p>
          </table:table-cell>
          <table:table-cell table:formula="of:=AVERAGE([.D446:.F446])" office:value-type="float" office:value="32.4584645122485" calcext:value-type="float">
            <text:p>32.45846451224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22.6294928641733" calcext:value-type="float">
            <text:p>22.6294928641733</text:p>
          </table:table-cell>
          <table:table-cell table:formula="of:=AVERAGE([.D447:.F447])" office:value-type="float" office:value="36.8014984962817" calcext:value-type="float">
            <text:p>36.80149849628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23.3152350721784" calcext:value-type="float">
            <text:p>23.3152350721784</text:p>
          </table:table-cell>
          <table:table-cell table:formula="of:=AVERAGE([.D448:.F448])" office:value-type="float" office:value="38.8587251202974" calcext:value-type="float">
            <text:p>38.85872512029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.658594816273" calcext:value-type="float">
            <text:p>35.658594816273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24.686719488189" calcext:value-type="float">
            <text:p>24.686719488189</text:p>
          </table:table-cell>
          <table:table-cell table:formula="of:=AVERAGE([.D449:.F449])" office:value-type="float" office:value="41.144532480315" calcext:value-type="float">
            <text:p>41.1445324803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8.4015636482939" calcext:value-type="float">
            <text:p>38.4015636482939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26.0582039041995" calcext:value-type="float">
            <text:p>26.0582039041995</text:p>
          </table:table-cell>
          <table:table-cell table:formula="of:=AVERAGE([.D450:.F450])" office:value-type="float" office:value="43.4303398403325" calcext:value-type="float">
            <text:p>43.43033984033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34.2871104002624" calcext:value-type="float">
            <text:p>34.2871104002624</text:p>
          </table:table-cell>
          <table:table-cell table:formula="of:=AVERAGE([.D451:.F451])" office:value-type="float" office:value="42.5160168963254" calcext:value-type="float">
            <text:p>42.51601689632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.03453143044619" calcext:value-type="float">
            <text:p>-6.03453143044619</text:p>
          </table:table-cell>
          <table:table-cell office:value-type="float" office:value="3.48357041666667" calcext:value-type="float">
            <text:p>3.48357041666667</text:p>
          </table:table-cell>
          <table:table-cell office:value-type="float" office:value="0" calcext:value-type="float">
            <text:p>0</text:p>
          </table:table-cell>
          <table:table-cell table:formula="of:=AVERAGE([.D452:.E452])" office:value-type="float" office:value="-1.27548050688976" calcext:value-type="float">
            <text:p>-1.275480506889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.0256270341208" calcext:value-type="float">
            <text:p>68.0256270341208</text:p>
          </table:table-cell>
          <table:table-cell office:value-type="float" office:value="76.6385491666667" calcext:value-type="float">
            <text:p>76.6385491666667</text:p>
          </table:table-cell>
          <table:table-cell office:value-type="float" office:value="0" calcext:value-type="float">
            <text:p>0</text:p>
          </table:table-cell>
          <table:table-cell table:formula="of:=AVERAGE([.D453:.E453])" office:value-type="float" office:value="72.3320881003937" calcext:value-type="float">
            <text:p>72.33208810039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.9629709317585" calcext:value-type="float">
            <text:p>72.9629709317585</text:p>
          </table:table-cell>
          <table:table-cell office:value-type="float" office:value="83.60569" calcext:value-type="float">
            <text:p>83.60569</text:p>
          </table:table-cell>
          <table:table-cell office:value-type="float" office:value="0" calcext:value-type="float">
            <text:p>0</text:p>
          </table:table-cell>
          <table:table-cell table:formula="of:=AVERAGE([.D454:.E454])" office:value-type="float" office:value="78.2843304658793" calcext:value-type="float">
            <text:p>78.28433046587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.1228145669291" calcext:value-type="float">
            <text:p>69.1228145669291</text:p>
          </table:table-cell>
          <table:table-cell office:value-type="float" office:value="76.6385491666667" calcext:value-type="float">
            <text:p>76.6385491666667</text:p>
          </table:table-cell>
          <table:table-cell office:value-type="float" office:value="0" calcext:value-type="float">
            <text:p>0</text:p>
          </table:table-cell>
          <table:table-cell table:formula="of:=AVERAGE([.D455:.E455])" office:value-type="float" office:value="72.8806818667979" calcext:value-type="float">
            <text:p>72.8806818667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.7340644356955" calcext:value-type="float">
            <text:p>64.7340644356955</text:p>
          </table:table-cell>
          <table:table-cell office:value-type="float" office:value="73.15497875" calcext:value-type="float">
            <text:p>73.15497875</text:p>
          </table:table-cell>
          <table:table-cell office:value-type="float" office:value="0" calcext:value-type="float">
            <text:p>0</text:p>
          </table:table-cell>
          <table:table-cell table:formula="of:=AVERAGE([.D456:.E456])" office:value-type="float" office:value="68.9445215928478" calcext:value-type="float">
            <text:p>68.94452159284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.7967205380578" calcext:value-type="float">
            <text:p>59.7967205380578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457:.E457])" office:value-type="float" office:value="64.7340644356956" calcext:value-type="float">
            <text:p>64.7340644356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5.9565641732283" calcext:value-type="float">
            <text:p>55.9565641732283</text:p>
          </table:table-cell>
          <table:table-cell office:value-type="float" office:value="66.1878379166667" calcext:value-type="float">
            <text:p>66.1878379166667</text:p>
          </table:table-cell>
          <table:table-cell office:value-type="float" office:value="0" calcext:value-type="float">
            <text:p>0</text:p>
          </table:table-cell>
          <table:table-cell table:formula="of:=AVERAGE([.D458:.E458])" office:value-type="float" office:value="61.0722010449475" calcext:value-type="float">
            <text:p>61.07220104494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.1790639107611" calcext:value-type="float">
            <text:p>47.1790639107611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459:.E459])" office:value-type="float" office:value="51.4580952887139" calcext:value-type="float">
            <text:p>51.45809528871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48.7699858333333" calcext:value-type="float">
            <text:p>48.7699858333333</text:p>
          </table:table-cell>
          <table:table-cell office:value-type="float" office:value="0" calcext:value-type="float">
            <text:p>0</text:p>
          </table:table-cell>
          <table:table-cell table:formula="of:=AVERAGE([.D460:.E460])" office:value-type="float" office:value="44.1343685072179" calcext:value-type="float">
            <text:p>44.13436850721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.0818763779528" calcext:value-type="float">
            <text:p>46.0818763779528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0" calcext:value-type="float">
            <text:p>0</text:p>
          </table:table-cell>
          <table:table-cell table:formula="of:=AVERAGE([.D461:.E461])" office:value-type="float" office:value="49.1677163139764" calcext:value-type="float">
            <text:p>49.16771631397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48.7699858333333" calcext:value-type="float">
            <text:p>48.7699858333333</text:p>
          </table:table-cell>
          <table:table-cell office:value-type="float" office:value="0" calcext:value-type="float">
            <text:p>0</text:p>
          </table:table-cell>
          <table:table-cell table:formula="of:=AVERAGE([.D462:.E462])" office:value-type="float" office:value="44.1343685072179" calcext:value-type="float">
            <text:p>44.13436850721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3670322178477" calcext:value-type="float">
            <text:p>32.3670322178477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463:.E463])" office:value-type="float" office:value="37.0849386089238" calcext:value-type="float">
            <text:p>37.08493860892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.4642197506562" calcext:value-type="float">
            <text:p>33.4642197506562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464:.E464])" office:value-type="float" office:value="37.6335323753281" calcext:value-type="float">
            <text:p>37.63353237532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.1100010498688" calcext:value-type="float">
            <text:p>35.1100010498688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465:.E465])" office:value-type="float" office:value="38.4564230249344" calcext:value-type="float">
            <text:p>38.4564230249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.915625984252" calcext:value-type="float">
            <text:p>32.915625984252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466:.E466])" office:value-type="float" office:value="37.359235492126" calcext:value-type="float">
            <text:p>37.3592354921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467:.E467])" office:value-type="float" office:value="36.8106417257218" calcext:value-type="float">
            <text:p>36.81064172572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5.1100010498688" calcext:value-type="float">
            <text:p>35.1100010498688</text:p>
          </table:table-cell>
          <table:table-cell office:value-type="float" office:value="41.802845" calcext:value-type="float">
            <text:p>41.802845</text:p>
          </table:table-cell>
          <table:table-cell office:value-type="float" office:value="0" calcext:value-type="float">
            <text:p>0</text:p>
          </table:table-cell>
          <table:table-cell table:formula="of:=AVERAGE([.D468:.E468])" office:value-type="float" office:value="38.4564230249344" calcext:value-type="float">
            <text:p>38.45642302493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1.0971875328084" calcext:value-type="float">
            <text:p>-1.0971875328084</text:p>
          </table:table-cell>
          <table:table-cell office:value-type="float" office:value="97.5399716666667" calcext:value-type="float">
            <text:p>97.5399716666667</text:p>
          </table:table-cell>
          <table:table-cell office:value-type="float" office:value="0" calcext:value-type="float">
            <text:p>0</text:p>
          </table:table-cell>
          <table:table-cell table:formula="of:=AVERAGE([.D469:.E469])" office:value-type="float" office:value="48.2213920669292" calcext:value-type="float">
            <text:p>48.22139206692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470:.E470])" office:value-type="float" office:value="31.1326962434383" calcext:value-type="float">
            <text:p>31.13269624343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9.2954717191601" calcext:value-type="float">
            <text:p>99.2954717191601</text:p>
          </table:table-cell>
          <table:table-cell office:value-type="float" office:value="107.990682916667" calcext:value-type="float">
            <text:p>107.990682916667</text:p>
          </table:table-cell>
          <table:table-cell office:value-type="float" office:value="0" calcext:value-type="float">
            <text:p>0</text:p>
          </table:table-cell>
          <table:table-cell table:formula="of:=AVERAGE([.D471:.E471])" office:value-type="float" office:value="103.643077317914" calcext:value-type="float">
            <text:p>103.6430773179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3.8095340551181" calcext:value-type="float">
            <text:p>93.8095340551181</text:p>
          </table:table-cell>
          <table:table-cell office:value-type="float" office:value="101.023542083333" calcext:value-type="float">
            <text:p>101.023542083333</text:p>
          </table:table-cell>
          <table:table-cell office:value-type="float" office:value="0" calcext:value-type="float">
            <text:p>0</text:p>
          </table:table-cell>
          <table:table-cell table:formula="of:=AVERAGE([.D472:.E472])" office:value-type="float" office:value="97.4165380692256" calcext:value-type="float">
            <text:p>97.41653806922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.5806275590552" calcext:value-type="float">
            <text:p>85.5806275590552</text:p>
          </table:table-cell>
          <table:table-cell office:value-type="float" office:value="94.05640125" calcext:value-type="float">
            <text:p>94.05640125</text:p>
          </table:table-cell>
          <table:table-cell office:value-type="float" office:value="0" calcext:value-type="float">
            <text:p>0</text:p>
          </table:table-cell>
          <table:table-cell table:formula="of:=AVERAGE([.D473:.E473])" office:value-type="float" office:value="89.8185144045276" calcext:value-type="float">
            <text:p>89.81851440452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803127296588" calcext:value-type="float">
            <text:p>76.803127296588</text:p>
          </table:table-cell>
          <table:table-cell office:value-type="float" office:value="83.60569" calcext:value-type="float">
            <text:p>83.60569</text:p>
          </table:table-cell>
          <table:table-cell office:value-type="float" office:value="0" calcext:value-type="float">
            <text:p>0</text:p>
          </table:table-cell>
          <table:table-cell table:formula="of:=AVERAGE([.D474:.E474])" office:value-type="float" office:value="80.204408648294" calcext:value-type="float">
            <text:p>80.2044086482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3.6368769028872" calcext:value-type="float">
            <text:p>63.6368769028872</text:p>
          </table:table-cell>
          <table:table-cell office:value-type="float" office:value="83.60569" calcext:value-type="float">
            <text:p>83.60569</text:p>
          </table:table-cell>
          <table:table-cell office:value-type="float" office:value="0" calcext:value-type="float">
            <text:p>0</text:p>
          </table:table-cell>
          <table:table-cell table:formula="of:=AVERAGE([.D475:.E475])" office:value-type="float" office:value="73.6212834514436" calcext:value-type="float">
            <text:p>73.62128345144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66.1878379166667" calcext:value-type="float">
            <text:p>66.1878379166667</text:p>
          </table:table-cell>
          <table:table-cell office:value-type="float" office:value="0" calcext:value-type="float">
            <text:p>0</text:p>
          </table:table-cell>
          <table:table-cell table:formula="of:=AVERAGE([.D476:.E476])" office:value-type="float" office:value="61.8950916945539" calcext:value-type="float">
            <text:p>61.89509169455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.4706265091864" calcext:value-type="float">
            <text:p>50.4706265091864</text:p>
          </table:table-cell>
          <table:table-cell office:value-type="float" office:value="62.7042675" calcext:value-type="float">
            <text:p>62.7042675</text:p>
          </table:table-cell>
          <table:table-cell office:value-type="float" office:value="0" calcext:value-type="float">
            <text:p>0</text:p>
          </table:table-cell>
          <table:table-cell table:formula="of:=AVERAGE([.D477:.E477])" office:value-type="float" office:value="56.5874470045932" calcext:value-type="float">
            <text:p>56.58744700459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.7903137795275" calcext:value-type="float">
            <text:p>42.7903137795275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0" calcext:value-type="float">
            <text:p>0</text:p>
          </table:table-cell>
          <table:table-cell table:formula="of:=AVERAGE([.D478:.E478])" office:value-type="float" office:value="47.5219350147638" calcext:value-type="float">
            <text:p>47.52193501476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00781824147" calcext:value-type="float">
            <text:p>19.200781824147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479:.E479])" office:value-type="float" office:value="23.5346725787401" calcext:value-type="float">
            <text:p>23.53467257874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480:.E480])" office:value-type="float" office:value="24.3575632283464" calcext:value-type="float">
            <text:p>24.35756322834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.0409381889763" calcext:value-type="float">
            <text:p>23.0409381889763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481:.E481])" office:value-type="float" office:value="25.4547507611548" calcext:value-type="float">
            <text:p>25.45475076115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482:.E482])" office:value-type="float" office:value="26.2776414107611" calcext:value-type="float">
            <text:p>26.2776414107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.0754696194226" calcext:value-type="float">
            <text:p>29.0754696194226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483:.E483])" office:value-type="float" office:value="30.2138016847113" calcext:value-type="float">
            <text:p>30.21380168471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9.6240633858267" calcext:value-type="float">
            <text:p>29.6240633858267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484:.E484])" office:value-type="float" office:value="30.4880985679133" calcext:value-type="float">
            <text:p>30.48809856791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485:.E485])" office:value-type="float" office:value="30.7623954511155" calcext:value-type="float">
            <text:p>30.76239545111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486:.E486])" office:value-type="float" office:value="31.5852861007218" calcext:value-type="float">
            <text:p>31.58528610072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1.0971875328084" calcext:value-type="float">
            <text:p>-1.0971875328084</text:p>
          </table:table-cell>
          <table:table-cell office:value-type="float" office:value="121.924964583333" calcext:value-type="float">
            <text:p>121.924964583333</text:p>
          </table:table-cell>
          <table:table-cell office:value-type="float" office:value="0" calcext:value-type="float">
            <text:p>0</text:p>
          </table:table-cell>
          <table:table-cell table:formula="of:=AVERAGE([.D487:.E487])" office:value-type="float" office:value="60.4138885252623" calcext:value-type="float">
            <text:p>60.41388852526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392659251969" calcext:value-type="float">
            <text:p>100.392659251969</text:p>
          </table:table-cell>
          <table:table-cell office:value-type="float" office:value="104.5071125" calcext:value-type="float">
            <text:p>104.5071125</text:p>
          </table:table-cell>
          <table:table-cell office:value-type="float" office:value="0" calcext:value-type="float">
            <text:p>0</text:p>
          </table:table-cell>
          <table:table-cell table:formula="of:=AVERAGE([.D488:.E488])" office:value-type="float" office:value="102.449885875985" calcext:value-type="float">
            <text:p>102.4498858759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6.72516003937" calcext:value-type="float">
            <text:p>126.72516003937</text:p>
          </table:table-cell>
          <table:table-cell office:value-type="float" office:value="128.892105416667" calcext:value-type="float">
            <text:p>128.892105416667</text:p>
          </table:table-cell>
          <table:table-cell office:value-type="float" office:value="0" calcext:value-type="float">
            <text:p>0</text:p>
          </table:table-cell>
          <table:table-cell table:formula="of:=AVERAGE([.D489:.E489])" office:value-type="float" office:value="127.808632728019" calcext:value-type="float">
            <text:p>127.8086327280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0.815940813648" calcext:value-type="float">
            <text:p>110.815940813648</text:p>
          </table:table-cell>
          <table:table-cell office:value-type="float" office:value="114.95782375" calcext:value-type="float">
            <text:p>114.95782375</text:p>
          </table:table-cell>
          <table:table-cell office:value-type="float" office:value="0" calcext:value-type="float">
            <text:p>0</text:p>
          </table:table-cell>
          <table:table-cell table:formula="of:=AVERAGE([.D490:.E490])" office:value-type="float" office:value="112.886882281824" calcext:value-type="float">
            <text:p>112.8868822818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9.9693776902888" calcext:value-type="float">
            <text:p>89.9693776902888</text:p>
          </table:table-cell>
          <table:table-cell office:value-type="float" office:value="90.5728308333334" calcext:value-type="float">
            <text:p>90.5728308333334</text:p>
          </table:table-cell>
          <table:table-cell office:value-type="float" office:value="0" calcext:value-type="float">
            <text:p>0</text:p>
          </table:table-cell>
          <table:table-cell table:formula="of:=AVERAGE([.D491:.E491])" office:value-type="float" office:value="90.2711042618111" calcext:value-type="float">
            <text:p>90.27110426181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6.2545335301837" calcext:value-type="float">
            <text:p>76.2545335301837</text:p>
          </table:table-cell>
          <table:table-cell office:value-type="float" office:value="80.1221195833333" calcext:value-type="float">
            <text:p>80.1221195833333</text:p>
          </table:table-cell>
          <table:table-cell office:value-type="float" office:value="0" calcext:value-type="float">
            <text:p>0</text:p>
          </table:table-cell>
          <table:table-cell table:formula="of:=AVERAGE([.D492:.E492])" office:value-type="float" office:value="78.1883265567585" calcext:value-type="float">
            <text:p>78.18832655675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5.831251968504" calcext:value-type="float">
            <text:p>65.831251968504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493:.E493])" office:value-type="float" office:value="67.7513301509187" calcext:value-type="float">
            <text:p>67.75133015091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8.1509392388451" calcext:value-type="float">
            <text:p>58.1509392388451</text:p>
          </table:table-cell>
          <table:table-cell office:value-type="float" office:value="62.7042675" calcext:value-type="float">
            <text:p>62.7042675</text:p>
          </table:table-cell>
          <table:table-cell office:value-type="float" office:value="0" calcext:value-type="float">
            <text:p>0</text:p>
          </table:table-cell>
          <table:table-cell table:formula="of:=AVERAGE([.D494:.E494])" office:value-type="float" office:value="60.4276033694226" calcext:value-type="float">
            <text:p>60.42760336942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.7276576771653" calcext:value-type="float">
            <text:p>47.7276576771653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0" calcext:value-type="float">
            <text:p>0</text:p>
          </table:table-cell>
          <table:table-cell table:formula="of:=AVERAGE([.D495:.E495])" office:value-type="float" office:value="49.9906069635827" calcext:value-type="float">
            <text:p>49.99060696358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.5959387139107" calcext:value-type="float">
            <text:p>40.5959387139107</text:p>
          </table:table-cell>
          <table:table-cell office:value-type="float" office:value="45.2864154166667" calcext:value-type="float">
            <text:p>45.2864154166667</text:p>
          </table:table-cell>
          <table:table-cell office:value-type="float" office:value="0" calcext:value-type="float">
            <text:p>0</text:p>
          </table:table-cell>
          <table:table-cell table:formula="of:=AVERAGE([.D496:.E496])" office:value-type="float" office:value="42.9411770652887" calcext:value-type="float">
            <text:p>42.94117706528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.03453143044619" calcext:value-type="float">
            <text:p>6.03453143044619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497:.E497])" office:value-type="float" office:value="9.98440654855645" calcext:value-type="float">
            <text:p>9.984406548556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971875328084" calcext:value-type="float">
            <text:p>10.971875328084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498:.E498])" office:value-type="float" office:value="15.936648914042" calcext:value-type="float">
            <text:p>15.9366489140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.0064067585302" calcext:value-type="float">
            <text:p>17.0064067585302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499:.E499])" office:value-type="float" office:value="18.9539146292651" calcext:value-type="float">
            <text:p>18.95391462926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500:.E500])" office:value-type="float" office:value="22.6157780200131" calcext:value-type="float">
            <text:p>22.61577802001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.5895319553806" calcext:value-type="float">
            <text:p>23.5895319553806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501:.E501])" office:value-type="float" office:value="25.7290476443569" calcext:value-type="float">
            <text:p>25.72904764435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.7839070209974" calcext:value-type="float">
            <text:p>25.7839070209974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502:.E502])" office:value-type="float" office:value="26.8262351771653" calcext:value-type="float">
            <text:p>26.82623517716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.4296883202099" calcext:value-type="float">
            <text:p>27.4296883202099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503:.E503])" office:value-type="float" office:value="29.3909110351049" calcext:value-type="float">
            <text:p>29.39091103510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.1726571522309" calcext:value-type="float">
            <text:p>30.1726571522309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504:.E504])" office:value-type="float" office:value="32.5041806594488" calcext:value-type="float">
            <text:p>32.50418065944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.1943750656168" calcext:value-type="float">
            <text:p>-2.1943750656168</text:p>
          </table:table-cell>
          <table:table-cell office:value-type="float" office:value="139.342816666667" calcext:value-type="float">
            <text:p>139.342816666667</text:p>
          </table:table-cell>
          <table:table-cell office:value-type="float" office:value="0" calcext:value-type="float">
            <text:p>0</text:p>
          </table:table-cell>
          <table:table-cell table:formula="of:=AVERAGE([.D505:.E505])" office:value-type="float" office:value="68.5742208005251" calcext:value-type="float">
            <text:p>68.57422080052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0.565316404199" calcext:value-type="float">
            <text:p>130.565316404199</text:p>
          </table:table-cell>
          <table:table-cell office:value-type="float" office:value="139.342816666667" calcext:value-type="float">
            <text:p>139.342816666667</text:p>
          </table:table-cell>
          <table:table-cell office:value-type="float" office:value="0" calcext:value-type="float">
            <text:p>0</text:p>
          </table:table-cell>
          <table:table-cell table:formula="of:=AVERAGE([.D506:.E506])" office:value-type="float" office:value="134.954066535433" calcext:value-type="float">
            <text:p>134.9540665354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5.87859691601" calcext:value-type="float">
            <text:p>105.87859691601</text:p>
          </table:table-cell>
          <table:table-cell office:value-type="float" office:value="111.474253333333" calcext:value-type="float">
            <text:p>111.474253333333</text:p>
          </table:table-cell>
          <table:table-cell office:value-type="float" office:value="0" calcext:value-type="float">
            <text:p>0</text:p>
          </table:table-cell>
          <table:table-cell table:formula="of:=AVERAGE([.D507:.E507])" office:value-type="float" office:value="108.676425124672" calcext:value-type="float">
            <text:p>108.6764251246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1.9910956036746" calcext:value-type="float">
            <text:p>61.9910956036746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508:.E508])" office:value-type="float" office:value="65.8312519685039" calcext:value-type="float">
            <text:p>65.83125196850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7.602345472441" calcext:value-type="float">
            <text:p>57.602345472441</text:p>
          </table:table-cell>
          <table:table-cell office:value-type="float" office:value="66.1878379166667" calcext:value-type="float">
            <text:p>66.1878379166667</text:p>
          </table:table-cell>
          <table:table-cell office:value-type="float" office:value="0" calcext:value-type="float">
            <text:p>0</text:p>
          </table:table-cell>
          <table:table-cell table:formula="of:=AVERAGE([.D509:.E509])" office:value-type="float" office:value="61.8950916945539" calcext:value-type="float">
            <text:p>61.89509169455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.1509392388451" calcext:value-type="float">
            <text:p>58.1509392388451</text:p>
          </table:table-cell>
          <table:table-cell office:value-type="float" office:value="66.1878379166667" calcext:value-type="float">
            <text:p>66.1878379166667</text:p>
          </table:table-cell>
          <table:table-cell office:value-type="float" office:value="0" calcext:value-type="float">
            <text:p>0</text:p>
          </table:table-cell>
          <table:table-cell table:formula="of:=AVERAGE([.D510:.E510])" office:value-type="float" office:value="62.1693885777559" calcext:value-type="float">
            <text:p>62.16938857775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8.6995330052493" calcext:value-type="float">
            <text:p>58.6995330052493</text:p>
          </table:table-cell>
          <table:table-cell office:value-type="float" office:value="66.1878379166667" calcext:value-type="float">
            <text:p>66.1878379166667</text:p>
          </table:table-cell>
          <table:table-cell office:value-type="float" office:value="0" calcext:value-type="float">
            <text:p>0</text:p>
          </table:table-cell>
          <table:table-cell table:formula="of:=AVERAGE([.D511:.E511])" office:value-type="float" office:value="62.443685460958" calcext:value-type="float">
            <text:p>62.4436854609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9.7967205380578" calcext:value-type="float">
            <text:p>59.7967205380578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512:.E512])" office:value-type="float" office:value="64.7340644356956" calcext:value-type="float">
            <text:p>64.7340644356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0.3453143044619" calcext:value-type="float">
            <text:p>60.3453143044619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513:.E513])" office:value-type="float" office:value="65.0083613188976" calcext:value-type="float">
            <text:p>65.00836131889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.8939080708661" calcext:value-type="float">
            <text:p>60.8939080708661</text:p>
          </table:table-cell>
          <table:table-cell office:value-type="float" office:value="69.6714083333333" calcext:value-type="float">
            <text:p>69.6714083333333</text:p>
          </table:table-cell>
          <table:table-cell office:value-type="float" office:value="0" calcext:value-type="float">
            <text:p>0</text:p>
          </table:table-cell>
          <table:table-cell table:formula="of:=AVERAGE([.D514:.E514])" office:value-type="float" office:value="65.2826582020997" calcext:value-type="float">
            <text:p>65.28265820209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1943750656168" calcext:value-type="float">
            <text:p>2.1943750656168</text:p>
          </table:table-cell>
          <table:table-cell office:value-type="float" office:value="10.45071125" calcext:value-type="float">
            <text:p>10.45071125</text:p>
          </table:table-cell>
          <table:table-cell office:value-type="float" office:value="0" calcext:value-type="float">
            <text:p>0</text:p>
          </table:table-cell>
          <table:table-cell table:formula="of:=AVERAGE([.D515:.E515])" office:value-type="float" office:value="6.3225431578084" calcext:value-type="float">
            <text:p>6.32254315780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.22890649606299" calcext:value-type="float">
            <text:p>8.22890649606299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516:.E516])" office:value-type="float" office:value="11.0815940813648" calcext:value-type="float">
            <text:p>11.08159408136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.9092192257218" calcext:value-type="float">
            <text:p>15.9092192257218</text:p>
          </table:table-cell>
          <table:table-cell office:value-type="float" office:value="17.4178520833333" calcext:value-type="float">
            <text:p>17.4178520833333</text:p>
          </table:table-cell>
          <table:table-cell office:value-type="float" office:value="0" calcext:value-type="float">
            <text:p>0</text:p>
          </table:table-cell>
          <table:table-cell table:formula="of:=AVERAGE([.D517:.E517])" office:value-type="float" office:value="16.6635356545276" calcext:value-type="float">
            <text:p>16.66353565452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.8465631233595" calcext:value-type="float">
            <text:p>20.8465631233595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518:.E518])" office:value-type="float" office:value="20.8739928116797" calcext:value-type="float">
            <text:p>20.87399281167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.686719488189" calcext:value-type="float">
            <text:p>24.686719488189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519:.E519])" office:value-type="float" office:value="24.5358562024278" calcext:value-type="float">
            <text:p>24.53585620242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.9782820866142" calcext:value-type="float">
            <text:p>27.9782820866142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520:.E520])" office:value-type="float" office:value="27.9234227099737" calcext:value-type="float">
            <text:p>27.92342270997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6240633858267" calcext:value-type="float">
            <text:p>29.6240633858267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521:.E521])" office:value-type="float" office:value="28.74631335958" calcext:value-type="float">
            <text:p>28.746313359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.5614072834645" calcext:value-type="float">
            <text:p>34.5614072834645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522:.E522])" office:value-type="float" office:value="31.2149853083989" calcext:value-type="float">
            <text:p>31.21498530839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61" calcext:value-type="float">
            <text:p>-1.64578129921261</text:p>
          </table:table-cell>
          <table:table-cell office:value-type="float" office:value="97.5399716666667" calcext:value-type="float">
            <text:p>97.5399716666667</text:p>
          </table:table-cell>
          <table:table-cell office:value-type="float" office:value="0" calcext:value-type="float">
            <text:p>0</text:p>
          </table:table-cell>
          <table:table-cell table:formula="of:=AVERAGE([.D523:.E523])" office:value-type="float" office:value="47.947095183727" calcext:value-type="float">
            <text:p>47.9470951837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.630470144357" calcext:value-type="float">
            <text:p>46.630470144357</text:p>
          </table:table-cell>
          <table:table-cell office:value-type="float" office:value="52.25355625" calcext:value-type="float">
            <text:p>52.25355625</text:p>
          </table:table-cell>
          <table:table-cell office:value-type="float" office:value="0" calcext:value-type="float">
            <text:p>0</text:p>
          </table:table-cell>
          <table:table-cell table:formula="of:=AVERAGE([.D524:.E524])" office:value-type="float" office:value="49.4420131971785" calcext:value-type="float">
            <text:p>49.44201319717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25:.E525])" office:value-type="float" office:value="59.4127049015748" calcext:value-type="float">
            <text:p>59.41270490157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1.4425018372704" calcext:value-type="float">
            <text:p>61.4425018372704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26:.E526])" office:value-type="float" office:value="58.5898142519685" calcext:value-type="float">
            <text:p>58.58981425196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1.9910956036746" calcext:value-type="float">
            <text:p>61.9910956036746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27:.E527])" office:value-type="float" office:value="58.8641111351707" calcext:value-type="float">
            <text:p>58.86411113517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28:.E528])" office:value-type="float" office:value="59.4127049015748" calcext:value-type="float">
            <text:p>59.41270490157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3.0882831364829" calcext:value-type="float">
            <text:p>63.0882831364829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29:.E529])" office:value-type="float" office:value="59.4127049015748" calcext:value-type="float">
            <text:p>59.41270490157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4.1854706692913" calcext:value-type="float">
            <text:p>64.1854706692913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30:.E530])" office:value-type="float" office:value="59.961298667979" calcext:value-type="float">
            <text:p>59.961298667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4.1854706692913" calcext:value-type="float">
            <text:p>64.1854706692913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31:.E531])" office:value-type="float" office:value="59.961298667979" calcext:value-type="float">
            <text:p>59.961298667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4.1854706692913" calcext:value-type="float">
            <text:p>64.1854706692913</text:p>
          </table:table-cell>
          <table:table-cell office:value-type="float" office:value="55.7371266666667" calcext:value-type="float">
            <text:p>55.7371266666667</text:p>
          </table:table-cell>
          <table:table-cell office:value-type="float" office:value="0" calcext:value-type="float">
            <text:p>0</text:p>
          </table:table-cell>
          <table:table-cell table:formula="of:=AVERAGE([.D532:.E532])" office:value-type="float" office:value="59.961298667979" calcext:value-type="float">
            <text:p>59.961298667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.6803127296588" calcext:value-type="float">
            <text:p>7.6803127296588</text:p>
          </table:table-cell>
          <table:table-cell office:value-type="float" office:value="6.96714083333333" calcext:value-type="float">
            <text:p>6.96714083333333</text:p>
          </table:table-cell>
          <table:table-cell office:value-type="float" office:value="0" calcext:value-type="float">
            <text:p>0</text:p>
          </table:table-cell>
          <table:table-cell table:formula="of:=AVERAGE([.D533:.E533])" office:value-type="float" office:value="7.32372678149607" calcext:value-type="float">
            <text:p>7.323726781496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.6176566272966" calcext:value-type="float">
            <text:p>12.6176566272966</text:p>
          </table:table-cell>
          <table:table-cell office:value-type="float" office:value="13.9342816666667" calcext:value-type="float">
            <text:p>13.9342816666667</text:p>
          </table:table-cell>
          <table:table-cell office:value-type="float" office:value="0" calcext:value-type="float">
            <text:p>0</text:p>
          </table:table-cell>
          <table:table-cell table:formula="of:=AVERAGE([.D534:.E534])" office:value-type="float" office:value="13.2759691469817" calcext:value-type="float">
            <text:p>13.27596914698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.6521880577427" calcext:value-type="float">
            <text:p>18.6521880577427</text:p>
          </table:table-cell>
          <table:table-cell office:value-type="float" office:value="20.9014225" calcext:value-type="float">
            <text:p>20.9014225</text:p>
          </table:table-cell>
          <table:table-cell office:value-type="float" office:value="0" calcext:value-type="float">
            <text:p>0</text:p>
          </table:table-cell>
          <table:table-cell table:formula="of:=AVERAGE([.D535:.E535])" office:value-type="float" office:value="19.7768052788714" calcext:value-type="float">
            <text:p>19.77680527887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.5895319553806" calcext:value-type="float">
            <text:p>23.5895319553806</text:p>
          </table:table-cell>
          <table:table-cell office:value-type="float" office:value="24.3849929166667" calcext:value-type="float">
            <text:p>24.3849929166667</text:p>
          </table:table-cell>
          <table:table-cell office:value-type="float" office:value="0" calcext:value-type="float">
            <text:p>0</text:p>
          </table:table-cell>
          <table:table-cell table:formula="of:=AVERAGE([.D536:.E536])" office:value-type="float" office:value="23.9872624360236" calcext:value-type="float">
            <text:p>23.98726243602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8.5268758530184" calcext:value-type="float">
            <text:p>28.5268758530184</text:p>
          </table:table-cell>
          <table:table-cell office:value-type="float" office:value="27.8685633333333" calcext:value-type="float">
            <text:p>27.8685633333333</text:p>
          </table:table-cell>
          <table:table-cell office:value-type="float" office:value="0" calcext:value-type="float">
            <text:p>0</text:p>
          </table:table-cell>
          <table:table-cell table:formula="of:=AVERAGE([.D537:.E537])" office:value-type="float" office:value="28.1977195931758" calcext:value-type="float">
            <text:p>28.19771959317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.8184384514435" calcext:value-type="float">
            <text:p>31.8184384514435</text:p>
          </table:table-cell>
          <table:table-cell office:value-type="float" office:value="31.35213375" calcext:value-type="float">
            <text:p>31.35213375</text:p>
          </table:table-cell>
          <table:table-cell office:value-type="float" office:value="0" calcext:value-type="float">
            <text:p>0</text:p>
          </table:table-cell>
          <table:table-cell table:formula="of:=AVERAGE([.D538:.E538])" office:value-type="float" office:value="31.5852861007218" calcext:value-type="float">
            <text:p>31.58528610072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4.5614072834645" calcext:value-type="float">
            <text:p>34.5614072834645</text:p>
          </table:table-cell>
          <table:table-cell office:value-type="float" office:value="34.8357041666667" calcext:value-type="float">
            <text:p>34.8357041666667</text:p>
          </table:table-cell>
          <table:table-cell office:value-type="float" office:value="0" calcext:value-type="float">
            <text:p>0</text:p>
          </table:table-cell>
          <table:table-cell table:formula="of:=AVERAGE([.D539:.E539])" office:value-type="float" office:value="34.6985557250656" calcext:value-type="float">
            <text:p>34.69855572506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9.4987511811024" calcext:value-type="float">
            <text:p>39.4987511811024</text:p>
          </table:table-cell>
          <table:table-cell office:value-type="float" office:value="38.3192745833333" calcext:value-type="float">
            <text:p>38.3192745833333</text:p>
          </table:table-cell>
          <table:table-cell office:value-type="float" office:value="0" calcext:value-type="float">
            <text:p>0</text:p>
          </table:table-cell>
          <table:table-cell table:formula="of:=AVERAGE([.D540:.E540])" office:value-type="float" office:value="38.9090128822178" calcext:value-type="float">
            <text:p>38.90901288221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1.64578129921259" calcext:value-type="float">
            <text:p>-1.64578129921259</text:p>
          </table:table-cell>
          <table:table-cell office:value-type="float" office:value="62.7042675" calcext:value-type="float">
            <text:p>62.7042675</text:p>
          </table:table-cell>
          <table:table-cell office:value-type="float" office:value="0" calcext:value-type="float">
            <text:p>0</text:p>
          </table:table-cell>
          <table:table-cell table:formula="of:=AVERAGE([.D541:.E541])" office:value-type="float" office:value="30.5292431003937" calcext:value-type="float">
            <text:p>30.52924310039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4015636482939" calcext:value-type="float">
            <text:p>3.840156364829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2])" office:value-type="float" office:value="3.84015636482939" calcext:value-type="float">
            <text:p>3.84015636482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9.4207839238845" calcext:value-type="float">
            <text:p>89.42078392388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3])" office:value-type="float" office:value="89.4207839238845" calcext:value-type="float">
            <text:p>89.42078392388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.3581278215224" calcext:value-type="float">
            <text:p>94.35812782152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4])" office:value-type="float" office:value="94.3581278215224" calcext:value-type="float">
            <text:p>94.35812782152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9.4207839238845" calcext:value-type="float">
            <text:p>89.42078392388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5])" office:value-type="float" office:value="89.4207839238845" calcext:value-type="float">
            <text:p>89.42078392388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4.4834400262467" calcext:value-type="float">
            <text:p>84.48344002624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6])" office:value-type="float" office:value="84.4834400262467" calcext:value-type="float">
            <text:p>84.48344002624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.0946898950131" calcext:value-type="float">
            <text:p>80.0946898950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7])" office:value-type="float" office:value="80.0946898950131" calcext:value-type="float">
            <text:p>80.09468989501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.2545335301837" calcext:value-type="float">
            <text:p>76.25453353018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8])" office:value-type="float" office:value="76.2545335301837" calcext:value-type="float">
            <text:p>76.25453353018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.2826582020997" calcext:value-type="float">
            <text:p>65.28265820209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49])" office:value-type="float" office:value="65.2826582020997" calcext:value-type="float">
            <text:p>65.2826582020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.0537517060368" calcext:value-type="float">
            <text:p>57.05375170603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0])" office:value-type="float" office:value="57.0537517060368" calcext:value-type="float">
            <text:p>57.05375170603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.7340644356955" calcext:value-type="float">
            <text:p>64.73406443569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1])" office:value-type="float" office:value="64.7340644356955" calcext:value-type="float">
            <text:p>64.73406443569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.602345472441" calcext:value-type="float">
            <text:p>57.6023454724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2])" office:value-type="float" office:value="57.602345472441" calcext:value-type="float">
            <text:p>57.6023454724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3734389763779" calcext:value-type="float">
            <text:p>49.37343897637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3])" office:value-type="float" office:value="49.3734389763779" calcext:value-type="float">
            <text:p>49.37343897637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.8248452099738" calcext:value-type="float">
            <text:p>48.82484520997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4])" office:value-type="float" office:value="48.8248452099738" calcext:value-type="float">
            <text:p>48.82484520997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.0192202755906" calcext:value-type="float">
            <text:p>51.0192202755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5])" office:value-type="float" office:value="51.0192202755906" calcext:value-type="float">
            <text:p>51.01922027559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8.8248452099738" calcext:value-type="float">
            <text:p>48.82484520997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6])" office:value-type="float" office:value="48.8248452099738" calcext:value-type="float">
            <text:p>48.82484520997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.2762514435696" calcext:value-type="float">
            <text:p>48.2762514435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7])" office:value-type="float" office:value="48.2762514435696" calcext:value-type="float">
            <text:p>48.27625144356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1.5678140419947" calcext:value-type="float">
            <text:p>51.56781404199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8])" office:value-type="float" office:value="51.5678140419947" calcext:value-type="float">
            <text:p>51.56781404199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5.753284711286" calcext:value-type="float">
            <text:p>115.7532847112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59])" office:value-type="float" office:value="115.753284711286" calcext:value-type="float">
            <text:p>115.7532847112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.2762514435696" calcext:value-type="float">
            <text:p>48.2762514435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0])" office:value-type="float" office:value="48.2762514435696" calcext:value-type="float">
            <text:p>48.27625144356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.016722637795" calcext:value-type="float">
            <text:p>130.0167226377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1])" office:value-type="float" office:value="130.016722637795" calcext:value-type="float">
            <text:p>130.0167226377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2.885003674541" calcext:value-type="float">
            <text:p>122.8850036745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2])" office:value-type="float" office:value="122.885003674541" calcext:value-type="float">
            <text:p>122.8850036745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3.558909645669" calcext:value-type="float">
            <text:p>113.5589096456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3])" office:value-type="float" office:value="113.558909645669" calcext:value-type="float">
            <text:p>113.558909645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.2954717191601" calcext:value-type="float">
            <text:p>99.2954717191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4])" office:value-type="float" office:value="99.2954717191601" calcext:value-type="float">
            <text:p>99.29547171916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7.2264088582677" calcext:value-type="float">
            <text:p>87.22640885826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5])" office:value-type="float" office:value="87.2264088582677" calcext:value-type="float">
            <text:p>87.22640885826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0946898950131" calcext:value-type="float">
            <text:p>80.0946898950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6])" office:value-type="float" office:value="80.0946898950131" calcext:value-type="float">
            <text:p>80.09468989501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.3171896325459" calcext:value-type="float">
            <text:p>71.31718963254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7])" office:value-type="float" office:value="71.3171896325459" calcext:value-type="float">
            <text:p>71.31718963254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.5396893700787" calcext:value-type="float">
            <text:p>62.53968937007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8])" office:value-type="float" office:value="62.5396893700787" calcext:value-type="float">
            <text:p>62.53968937007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.5614072834645" calcext:value-type="float">
            <text:p>34.56140728346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69])" office:value-type="float" office:value="34.5614072834645" calcext:value-type="float">
            <text:p>34.56140728346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.658594816273" calcext:value-type="float">
            <text:p>35.6585948162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0])" office:value-type="float" office:value="35.658594816273" calcext:value-type="float">
            <text:p>35.658594816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.4987511811024" calcext:value-type="float">
            <text:p>39.49875118110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1])" office:value-type="float" office:value="39.4987511811024" calcext:value-type="float">
            <text:p>39.4987511811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.2417200131234" calcext:value-type="float">
            <text:p>42.24172001312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2])" office:value-type="float" office:value="42.2417200131234" calcext:value-type="float">
            <text:p>42.24172001312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.5332826115486" calcext:value-type="float">
            <text:p>45.53328261154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3])" office:value-type="float" office:value="45.5332826115486" calcext:value-type="float">
            <text:p>45.5332826115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4.9846888451443" calcext:value-type="float">
            <text:p>44.98468884514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4])" office:value-type="float" office:value="44.9846888451443" calcext:value-type="float">
            <text:p>44.98468884514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.1790639107611" calcext:value-type="float">
            <text:p>47.17906391076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5])" office:value-type="float" office:value="47.1790639107611" calcext:value-type="float">
            <text:p>47.17906391076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9.9220327427821" calcext:value-type="float">
            <text:p>49.92203274278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6])" office:value-type="float" office:value="49.9220327427821" calcext:value-type="float">
            <text:p>49.92203274278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0.863285761155" calcext:value-type="float">
            <text:p>150.863285761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7])" office:value-type="float" office:value="150.863285761155" calcext:value-type="float">
            <text:p>150.8632857611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0.565316404199" calcext:value-type="float">
            <text:p>130.565316404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8])" office:value-type="float" office:value="130.565316404199" calcext:value-type="float">
            <text:p>130.5653164041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9.092192257218" calcext:value-type="float">
            <text:p>159.092192257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79])" office:value-type="float" office:value="159.092192257218" calcext:value-type="float">
            <text:p>159.0921922572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9.891410433071" calcext:value-type="float">
            <text:p>139.8914104330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0])" office:value-type="float" office:value="139.891410433071" calcext:value-type="float">
            <text:p>139.8914104330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5.204690944882" calcext:value-type="float">
            <text:p>115.2046909448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1])" office:value-type="float" office:value="115.204690944882" calcext:value-type="float">
            <text:p>115.2046909448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9.8440654855643" calcext:value-type="float">
            <text:p>99.84406548556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2])" office:value-type="float" office:value="99.8440654855643" calcext:value-type="float">
            <text:p>99.84406548556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7.775002624672" calcext:value-type="float">
            <text:p>87.7750026246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3])" office:value-type="float" office:value="87.775002624672" calcext:value-type="float">
            <text:p>87.775002624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7.9003148293963" calcext:value-type="float">
            <text:p>77.9003148293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4])" office:value-type="float" office:value="77.9003148293963" calcext:value-type="float">
            <text:p>77.90031482939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.831251968504" calcext:value-type="float">
            <text:p>65.8312519685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5])" office:value-type="float" office:value="65.831251968504" calcext:value-type="float">
            <text:p>65.831251968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9.2481267716536" calcext:value-type="float">
            <text:p>59.24812677165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6])" office:value-type="float" office:value="59.2481267716536" calcext:value-type="float">
            <text:p>59.24812677165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.5550005249344" calcext:value-type="float">
            <text:p>17.55500052493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7])" office:value-type="float" office:value="17.5550005249344" calcext:value-type="float">
            <text:p>17.55500052493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.1381257217848" calcext:value-type="float">
            <text:p>24.13812572178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8])" office:value-type="float" office:value="24.1381257217848" calcext:value-type="float">
            <text:p>24.13812572178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.7212509186352" calcext:value-type="float">
            <text:p>30.72125091863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89])" office:value-type="float" office:value="30.7212509186352" calcext:value-type="float">
            <text:p>30.72125091863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0])" office:value-type="float" office:value="35.1100010498688" calcext:value-type="float">
            <text:p>35.1100010498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.4015636482939" calcext:value-type="float">
            <text:p>38.40156364829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1])" office:value-type="float" office:value="38.4015636482939" calcext:value-type="float">
            <text:p>38.40156364829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2])" office:value-type="float" office:value="40.5959387139107" calcext:value-type="float">
            <text:p>40.5959387139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.7903137795275" calcext:value-type="float">
            <text:p>42.79031377952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3])" office:value-type="float" office:value="42.7903137795275" calcext:value-type="float">
            <text:p>42.79031377952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6.0818763779528" calcext:value-type="float">
            <text:p>46.08187637795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4])" office:value-type="float" office:value="46.0818763779528" calcext:value-type="float">
            <text:p>46.08187637795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7.446410958005" calcext:value-type="float">
            <text:p>157.446410958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5])" office:value-type="float" office:value="157.446410958005" calcext:value-type="float">
            <text:p>157.4464109580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3.606254593176" calcext:value-type="float">
            <text:p>153.6062545931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6])" office:value-type="float" office:value="153.606254593176" calcext:value-type="float">
            <text:p>153.6062545931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6.176566272966" calcext:value-type="float">
            <text:p>126.176566272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7])" office:value-type="float" office:value="126.176566272966" calcext:value-type="float">
            <text:p>126.1765662729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7.3517210629921" calcext:value-type="float">
            <text:p>77.3517210629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8])" office:value-type="float" office:value="77.3517210629921" calcext:value-type="float">
            <text:p>77.35172106299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4.0601584645669" calcext:value-type="float">
            <text:p>74.06015846456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599])" office:value-type="float" office:value="74.0601584645669" calcext:value-type="float">
            <text:p>74.0601584645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4.0601584645669" calcext:value-type="float">
            <text:p>74.060158464566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0])" office:value-type="float" office:value="74.0601584645669" calcext:value-type="float">
            <text:p>74.0601584645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4.6087522309712" calcext:value-type="float">
            <text:p>74.60875223097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1])" office:value-type="float" office:value="74.6087522309712" calcext:value-type="float">
            <text:p>74.60875223097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5.7059397637795" calcext:value-type="float">
            <text:p>75.70593976377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2])" office:value-type="float" office:value="75.7059397637795" calcext:value-type="float">
            <text:p>75.70593976377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6.803127296588" calcext:value-type="float">
            <text:p>76.803127296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3])" office:value-type="float" office:value="76.803127296588" calcext:value-type="float">
            <text:p>76.8031272965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6.803127296588" calcext:value-type="float">
            <text:p>76.803127296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4])" office:value-type="float" office:value="76.803127296588" calcext:value-type="float">
            <text:p>76.8031272965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.6176566272966" calcext:value-type="float">
            <text:p>12.6176566272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5])" office:value-type="float" office:value="12.6176566272966" calcext:value-type="float">
            <text:p>12.61765662729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.6521880577427" calcext:value-type="float">
            <text:p>18.65218805774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6])" office:value-type="float" office:value="18.6521880577427" calcext:value-type="float">
            <text:p>18.65218805774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.4296883202099" calcext:value-type="float">
            <text:p>27.42968832020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7])" office:value-type="float" office:value="27.4296883202099" calcext:value-type="float">
            <text:p>27.42968832020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2.915625984252" calcext:value-type="float">
            <text:p>32.9156259842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8])" office:value-type="float" office:value="32.915625984252" calcext:value-type="float">
            <text:p>32.9156259842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7.3043761154856" calcext:value-type="float">
            <text:p>37.30437611548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09])" office:value-type="float" office:value="37.3043761154856" calcext:value-type="float">
            <text:p>37.3043761154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.5959387139107" calcext:value-type="float">
            <text:p>40.59593871391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0])" office:value-type="float" office:value="40.5959387139107" calcext:value-type="float">
            <text:p>40.5959387139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1])" office:value-type="float" office:value="43.887501312336" calcext:value-type="float">
            <text:p>43.887501312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8.8248452099738" calcext:value-type="float">
            <text:p>48.82484520997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2])" office:value-type="float" office:value="48.8248452099738" calcext:value-type="float">
            <text:p>48.82484520997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5.627972506562" calcext:value-type="float">
            <text:p>125.6279725065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3])" office:value-type="float" office:value="125.627972506562" calcext:value-type="float">
            <text:p>125.6279725065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4.1854706692913" calcext:value-type="float">
            <text:p>64.18547066929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4])" office:value-type="float" office:value="64.1854706692913" calcext:value-type="float">
            <text:p>64.18547066929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2.2890649606299" calcext:value-type="float">
            <text:p>82.28906496062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5])" office:value-type="float" office:value="82.2890649606299" calcext:value-type="float">
            <text:p>82.28906496062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0.6432836614173" calcext:value-type="float">
            <text:p>80.64328366141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6])" office:value-type="float" office:value="80.6432836614173" calcext:value-type="float">
            <text:p>80.64328366141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1.1918774278216" calcext:value-type="float">
            <text:p>81.19187742782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7])" office:value-type="float" office:value="81.1918774278216" calcext:value-type="float">
            <text:p>81.19187742782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2.2890649606299" calcext:value-type="float">
            <text:p>82.28906496062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8])" office:value-type="float" office:value="82.2890649606299" calcext:value-type="float">
            <text:p>82.28906496062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2.8376587270341" calcext:value-type="float">
            <text:p>82.83765872703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19])" office:value-type="float" office:value="82.8376587270341" calcext:value-type="float">
            <text:p>82.83765872703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3.3862524934384" calcext:value-type="float">
            <text:p>83.3862524934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0])" office:value-type="float" office:value="83.3862524934384" calcext:value-type="float">
            <text:p>83.38625249343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3.3862524934384" calcext:value-type="float">
            <text:p>83.38625249343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1])" office:value-type="float" office:value="83.3862524934384" calcext:value-type="float">
            <text:p>83.38625249343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2.8376587270341" calcext:value-type="float">
            <text:p>82.83765872703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2])" office:value-type="float" office:value="82.8376587270341" calcext:value-type="float">
            <text:p>82.83765872703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.9092192257218" calcext:value-type="float">
            <text:p>15.90921922572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3])" office:value-type="float" office:value="15.9092192257218" calcext:value-type="float">
            <text:p>15.90921922572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.3951568897638" calcext:value-type="float">
            <text:p>21.39515688976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4])" office:value-type="float" office:value="21.3951568897638" calcext:value-type="float">
            <text:p>21.39515688976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.0754696194226" calcext:value-type="float">
            <text:p>29.07546961942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5])" office:value-type="float" office:value="29.0754696194226" calcext:value-type="float">
            <text:p>29.07546961942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5.1100010498688" calcext:value-type="float">
            <text:p>35.11000104986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6])" office:value-type="float" office:value="35.1100010498688" calcext:value-type="float">
            <text:p>35.11000104986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.0473449475066" calcext:value-type="float">
            <text:p>40.04734494750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7])" office:value-type="float" office:value="40.0473449475066" calcext:value-type="float">
            <text:p>40.04734494750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3.887501312336" calcext:value-type="float">
            <text:p>43.8875013123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8])" office:value-type="float" office:value="43.887501312336" calcext:value-type="float">
            <text:p>43.887501312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8.2762514435696" calcext:value-type="float">
            <text:p>48.27625144356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29])" office:value-type="float" office:value="48.2762514435696" calcext:value-type="float">
            <text:p>48.27625144356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3.7621891076115" calcext:value-type="float">
            <text:p>53.76218910761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30])" office:value-type="float" office:value="53.7621891076115" calcext:value-type="float">
            <text:p>53.7621891076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4.4834400262467" calcext:value-type="float">
            <text:p>84.48344002624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D631])" office:value-type="float" office:value="84.4834400262467" calcext:value-type="float">
            <text:p>84.4834400262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39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08:19:39.838055856</meta:creation-date>
    <dc:date>2023-04-25T09:58:15.461409784</dc:date>
    <meta:editing-duration>PT57M33S</meta:editing-duration>
    <meta:editing-cycles>23</meta:editing-cycles>
    <meta:generator>LibreOffice/7.3.7.2$Linux_X86_64 LibreOffice_project/30$Build-2</meta:generator>
    <meta:document-statistic meta:table-count="3" meta:cell-count="13965" meta:object-count="6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3.706cm" style:legend-expansion="high" chart:style-name="ch2"/>
        <chart:plot-area chart:style-name="ch3" table:cell-range-address="merged.C92:merged.F109" svg:x="0.319cm" svg:y="0.18cm" svg:width="13.097cm" svg:height="8.646cm">
          <chart:coordinate-region svg:x="0.94cm" svg:y="0.38cm" svg:width="12.28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d.D92:merged.D109" chart:class="chart:scatter">
            <chart:domain table:cell-range-address="merged.C92:merged.C109"/>
            <chart:data-point chart:repeated="18"/>
          </chart:series>
          <chart:series chart:style-name="ch8" chart:values-cell-range-address="merged.E92:merged.E109" chart:class="chart:scatter">
            <chart:data-point chart:repeated="18"/>
          </chart:series>
          <chart:series chart:style-name="ch9" chart:values-cell-range-address="merged.F92:merged.F109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rged.C92:merged.C109</svg:desc>
                </draw:g>
              </table:table-cell>
              <table:table-cell office:value-type="float" office:value="6.96714083333333">
                <text:p>6.96714083333333</text:p>
                <draw:g>
                  <svg:desc>merged.D92:merged.D109</svg:desc>
                </draw:g>
              </table:table-cell>
              <table:table-cell office:value-type="float" office:value="NaN">
                <text:p>NaN</text:p>
                <draw:g>
                  <svg:desc>merged.E92:merged.E109</svg:desc>
                </draw:g>
              </table:table-cell>
              <table:table-cell office:value-type="float" office:value="1.74178520833333">
                <text:p>1.74178520833333</text:p>
                <draw:g>
                  <svg:desc>merged.F92:merged.F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.3192745833333">
                <text:p>38.3192745833333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.0610597916667">
                <text:p>40.0610597916667</text:p>
              </table:table-cell>
              <table:table-cell office:value-type="float" office:value="NaN">
                <text:p>NaN</text:p>
              </table:table-cell>
              <table:table-cell office:value-type="float" office:value="43.5446302083333">
                <text:p>43.544630208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3192745833333">
                <text:p>38.3192745833333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6.577489375">
                <text:p>36.577489375</text:p>
              </table:table-cell>
              <table:table-cell office:value-type="float" office:value="NaN">
                <text:p>NaN</text:p>
              </table:table-cell>
              <table:table-cell office:value-type="float" office:value="38.3192745833333">
                <text:p>38.31927458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.8357041666667">
                <text:p>34.8357041666667</text:p>
              </table:table-cell>
              <table:table-cell office:value-type="float" office:value="NaN">
                <text:p>NaN</text:p>
              </table:table-cell>
              <table:table-cell office:value-type="float" office:value="34.8357041666667">
                <text:p>34.835704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.8357041666667">
                <text:p>34.8357041666667</text:p>
              </table:table-cell>
              <table:table-cell office:value-type="float" office:value="NaN">
                <text:p>NaN</text:p>
              </table:table-cell>
              <table:table-cell office:value-type="float" office:value="34.8357041666667">
                <text:p>34.8357041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8357041666667">
                <text:p>34.8357041666667</text:p>
              </table:table-cell>
              <table:table-cell office:value-type="float" office:value="NaN">
                <text:p>NaN</text:p>
              </table:table-cell>
              <table:table-cell office:value-type="float" office:value="33.0939189583333">
                <text:p>33.093918958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.8685633333333">
                <text:p>27.8685633333333</text:p>
              </table:table-cell>
              <table:table-cell office:value-type="float" office:value="NaN">
                <text:p>NaN</text:p>
              </table:table-cell>
              <table:table-cell office:value-type="float" office:value="29.6103485416667">
                <text:p>29.610348541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.6103485416667">
                <text:p>29.6103485416667</text:p>
              </table:table-cell>
              <table:table-cell office:value-type="float" office:value="NaN">
                <text:p>NaN</text:p>
              </table:table-cell>
              <table:table-cell office:value-type="float" office:value="24.3849929166667">
                <text:p>24.38499291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.8685633333333">
                <text:p>27.8685633333333</text:p>
              </table:table-cell>
              <table:table-cell office:value-type="float" office:value="NaN">
                <text:p>NaN</text:p>
              </table:table-cell>
              <table:table-cell office:value-type="float" office:value="22.6432077083333">
                <text:p>22.643207708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.3849929166667">
                <text:p>24.3849929166667</text:p>
              </table:table-cell>
              <table:table-cell office:value-type="float" office:value="NaN">
                <text:p>NaN</text:p>
              </table:table-cell>
              <table:table-cell office:value-type="float" office:value="20.9014225">
                <text:p>20.9014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.3849929166667">
                <text:p>24.3849929166667</text:p>
              </table:table-cell>
              <table:table-cell office:value-type="float" office:value="NaN">
                <text:p>NaN</text:p>
              </table:table-cell>
              <table:table-cell office:value-type="float" office:value="20.9014225">
                <text:p>20.9014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.126778125">
                <text:p>26.126778125</text:p>
              </table:table-cell>
              <table:table-cell office:value-type="float" office:value="NaN">
                <text:p>NaN</text:p>
              </table:table-cell>
              <table:table-cell office:value-type="float" office:value="20.9014225">
                <text:p>20.9014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.126778125">
                <text:p>26.126778125</text:p>
              </table:table-cell>
              <table:table-cell office:value-type="float" office:value="NaN">
                <text:p>NaN</text:p>
              </table:table-cell>
              <table:table-cell office:value-type="float" office:value="20.9014225">
                <text:p>20.9014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.126778125">
                <text:p>26.126778125</text:p>
              </table:table-cell>
              <table:table-cell office:value-type="float" office:value="NaN">
                <text:p>NaN</text:p>
              </table:table-cell>
              <table:table-cell office:value-type="float" office:value="20.9014225">
                <text:p>20.9014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.8685633333333">
                <text:p>27.8685633333333</text:p>
              </table:table-cell>
              <table:table-cell office:value-type="float" office:value="NaN">
                <text:p>NaN</text:p>
              </table:table-cell>
              <table:table-cell office:value-type="float" office:value="20.9014225">
                <text:p>20.9014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.0610597916667">
                <text:p>40.0610597916667</text:p>
              </table:table-cell>
              <table:table-cell office:value-type="float" office:value="NaN">
                <text:p>NaN</text:p>
              </table:table-cell>
              <table:table-cell office:value-type="float" office:value="34.8357041666667">
                <text:p>34.8357041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3.954cm" style:legend-expansion="high" chart:style-name="ch2"/>
        <chart:plot-area chart:style-name="ch3" table:cell-range-address="merged.C182:merged.E199" svg:x="0.319cm" svg:y="0.18cm" svg:width="13.097cm" svg:height="8.645cm">
          <chart:coordinate-region svg:x="1.046cm" svg:y="0.379cm" svg:width="12.18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d.D182:merged.D199" chart:class="chart:scatter">
            <chart:domain table:cell-range-address="merged.C182:merged.C199"/>
            <chart:data-point chart:repeated="18"/>
          </chart:series>
          <chart:series chart:style-name="ch8" chart:values-cell-range-address="merged.E182:merged.E199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rged.C182:merged.C199</svg:desc>
                </draw:g>
              </table:table-cell>
              <table:table-cell office:value-type="float" office:value="1.64578129921259">
                <text:p>1.64578129921259</text:p>
                <draw:g>
                  <svg:desc>merged.D182:merged.D199</svg:desc>
                </draw:g>
              </table:table-cell>
              <table:table-cell office:value-type="float" office:value="-2.74296883202099">
                <text:p>-2.74296883202099</text:p>
                <draw:g>
                  <svg:desc>merged.E182:merged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.887501312336">
                <text:p>43.887501312336</text:p>
              </table:table-cell>
              <table:table-cell office:value-type="float" office:value="43.887501312336">
                <text:p>43.887501312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.0818763779528">
                <text:p>46.0818763779528</text:p>
              </table:table-cell>
              <table:table-cell office:value-type="float" office:value="52.116407808399">
                <text:p>52.116407808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.887501312336">
                <text:p>43.887501312336</text:p>
              </table:table-cell>
              <table:table-cell office:value-type="float" office:value="44.4360950787402">
                <text:p>44.4360950787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.6931262467192">
                <text:p>41.6931262467192</text:p>
              </table:table-cell>
              <table:table-cell office:value-type="float" office:value="42.7903137795275">
                <text:p>42.7903137795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4987511811024">
                <text:p>39.4987511811024</text:p>
              </table:table-cell>
              <table:table-cell office:value-type="float" office:value="40.0473449475066">
                <text:p>40.0473449475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.4987511811024">
                <text:p>39.4987511811024</text:p>
              </table:table-cell>
              <table:table-cell office:value-type="float" office:value="39.4987511811024">
                <text:p>39.498751181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.5614072834645">
                <text:p>34.5614072834645</text:p>
              </table:table-cell>
              <table:table-cell office:value-type="float" office:value="36.2071885826771">
                <text:p>36.207188582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0754696194226">
                <text:p>29.0754696194226</text:p>
              </table:table-cell>
              <table:table-cell office:value-type="float" office:value="30.7212509186352">
                <text:p>30.7212509186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2.915625984252">
                <text:p>32.915625984252</text:p>
              </table:table-cell>
              <table:table-cell office:value-type="float" office:value="35.1100010498688">
                <text:p>35.1100010498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.6240633858267">
                <text:p>29.6240633858267</text:p>
              </table:table-cell>
              <table:table-cell office:value-type="float" office:value="32.915625984252">
                <text:p>32.915625984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6.3325007874016">
                <text:p>26.3325007874016</text:p>
              </table:table-cell>
              <table:table-cell office:value-type="float" office:value="27.9782820866142">
                <text:p>27.9782820866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6.3325007874016">
                <text:p>26.3325007874016</text:p>
              </table:table-cell>
              <table:table-cell office:value-type="float" office:value="28.5268758530184">
                <text:p>28.5268758530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7.4296883202099">
                <text:p>27.4296883202099</text:p>
              </table:table-cell>
              <table:table-cell office:value-type="float" office:value="30.1726571522309">
                <text:p>30.1726571522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6.8810945538058">
                <text:p>26.8810945538058</text:p>
              </table:table-cell>
              <table:table-cell office:value-type="float" office:value="30.1726571522309">
                <text:p>30.1726571522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.4296883202099">
                <text:p>27.4296883202099</text:p>
              </table:table-cell>
              <table:table-cell office:value-type="float" office:value="30.1726571522309">
                <text:p>30.1726571522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.5268758530184">
                <text:p>28.5268758530184</text:p>
              </table:table-cell>
              <table:table-cell office:value-type="float" office:value="30.1726571522309">
                <text:p>30.1726571522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2.7903137795275">
                <text:p>42.7903137795275</text:p>
              </table:table-cell>
              <table:table-cell office:value-type="float" office:value="44.4360950787402">
                <text:p>44.4360950787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merged.C272:merged.D289" svg:x="0.319cm" svg:y="0.18cm" svg:width="13.097cm" svg:height="8.646cm">
          <chart:coordinate-region svg:x="1.126cm" svg:y="0.379cm" svg:width="12.10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d.D272:merged.D289" chart:class="chart:scatter">
            <chart:domain table:cell-range-address="merged.C272:merged.C28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rged.C272:merged.C289</svg:desc>
                </draw:g>
              </table:table-cell>
              <table:table-cell office:value-type="float" office:value="120.183179375">
                <text:p>120.183179375</text:p>
                <draw:g>
                  <svg:desc>merged.D272:merged.D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.183179375">
                <text:p>120.18317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8.441394166667">
                <text:p>118.4413941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.95782375">
                <text:p>114.9578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7.929623125">
                <text:p>67.92962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1.474253333333">
                <text:p>111.47425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4.5071125">
                <text:p>104.5071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4.5071125">
                <text:p>104.5071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6.248897708333">
                <text:p>106.248897708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6.248897708333">
                <text:p>106.248897708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6.248897708333">
                <text:p>106.248897708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6.248897708333">
                <text:p>106.24889770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6.248897708333">
                <text:p>106.248897708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6.248897708333">
                <text:p>106.248897708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0.633890625">
                <text:p>130.63389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8.892105416667">
                <text:p>128.89210541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7.150320208333">
                <text:p>127.150320208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3.666749791667">
                <text:p>123.666749791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3.457cm" style:legend-expansion="high" chart:style-name="ch2"/>
        <chart:plot-area chart:style-name="ch3" table:cell-range-address="merged.C362:merged.G379" svg:x="0.319cm" svg:y="0.18cm" svg:width="13.07cm" svg:height="8.646cm">
          <chart:coordinate-region svg:x="1.125cm" svg:y="0.379cm" svg:width="12.07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d.D362:merged.D379" chart:class="chart:scatter">
            <chart:domain table:cell-range-address="merged.C362:merged.C379"/>
            <chart:data-point chart:repeated="18"/>
          </chart:series>
          <chart:series chart:style-name="ch8" chart:values-cell-range-address="merged.E362:merged.E379" chart:class="chart:scatter">
            <chart:data-point chart:repeated="18"/>
          </chart:series>
          <chart:series chart:style-name="ch9" chart:values-cell-range-address="merged.F362:merged.F379" chart:class="chart:scatter">
            <chart:data-point chart:repeated="18"/>
          </chart:series>
          <chart:series chart:style-name="ch10" chart:values-cell-range-address="merged.G362:merged.G379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rged.C362:merged.C379</svg:desc>
                </draw:g>
              </table:table-cell>
              <table:table-cell office:value-type="float" office:value="2.74296883202099">
                <text:p>2.74296883202099</text:p>
                <draw:g>
                  <svg:desc>merged.D362:merged.D379</svg:desc>
                </draw:g>
              </table:table-cell>
              <table:table-cell office:value-type="float" office:value="27.4296883202099">
                <text:p>27.4296883202099</text:p>
                <draw:g>
                  <svg:desc>merged.E362:merged.E379</svg:desc>
                </draw:g>
              </table:table-cell>
              <table:table-cell office:value-type="float" office:value="9.60039091207349">
                <text:p>9.60039091207349</text:p>
                <draw:g>
                  <svg:desc>merged.F362:merged.F379</svg:desc>
                </draw:g>
              </table:table-cell>
              <table:table-cell office:value-type="float" office:value="NaN">
                <text:p>NaN</text:p>
                <draw:g>
                  <svg:desc>merged.G362:merged.G3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.831251968504">
                <text:p>65.831251968504</text:p>
              </table:table-cell>
              <table:table-cell office:value-type="float" office:value="89.9693776902888">
                <text:p>89.9693776902888</text:p>
              </table:table-cell>
              <table:table-cell office:value-type="float" office:value="34.2871104002624">
                <text:p>34.287110400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.5742208005249">
                <text:p>68.5742208005249</text:p>
              </table:table-cell>
              <table:table-cell office:value-type="float" office:value="93.2609402887139">
                <text:p>93.2609402887139</text:p>
              </table:table-cell>
              <table:table-cell office:value-type="float" office:value="35.658594816273">
                <text:p>35.658594816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.831251968504">
                <text:p>65.831251968504</text:p>
              </table:table-cell>
              <table:table-cell office:value-type="float" office:value="89.4207839238845">
                <text:p>89.4207839238845</text:p>
              </table:table-cell>
              <table:table-cell office:value-type="float" office:value="34.9728526082677">
                <text:p>34.9728526082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3.0882831364829">
                <text:p>63.0882831364829</text:p>
              </table:table-cell>
              <table:table-cell office:value-type="float" office:value="85.5806275590552">
                <text:p>85.5806275590552</text:p>
              </table:table-cell>
              <table:table-cell office:value-type="float" office:value="33.6013681922573">
                <text:p>33.6013681922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.602345472441">
                <text:p>57.602345472441</text:p>
              </table:table-cell>
              <table:table-cell office:value-type="float" office:value="82.2890649606299">
                <text:p>82.2890649606299</text:p>
              </table:table-cell>
              <table:table-cell office:value-type="float" office:value="32.2298837762467">
                <text:p>32.229883776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.85937664042">
                <text:p>54.85937664042</text:p>
              </table:table-cell>
              <table:table-cell office:value-type="float" office:value="79.5460961286089">
                <text:p>79.5460961286089</text:p>
              </table:table-cell>
              <table:table-cell office:value-type="float" office:value="30.8583993602362">
                <text:p>30.858399360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.630470144357">
                <text:p>46.630470144357</text:p>
              </table:table-cell>
              <table:table-cell office:value-type="float" office:value="72.4143771653544">
                <text:p>72.4143771653544</text:p>
              </table:table-cell>
              <table:table-cell office:value-type="float" office:value="28.8011727362205">
                <text:p>28.801172736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.144532480315">
                <text:p>41.144532480315</text:p>
              </table:table-cell>
              <table:table-cell office:value-type="float" office:value="65.831251968504">
                <text:p>65.831251968504</text:p>
              </table:table-cell>
              <table:table-cell office:value-type="float" office:value="25.3724616961942">
                <text:p>25.372461696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.887501312336">
                <text:p>43.887501312336</text:p>
              </table:table-cell>
              <table:table-cell office:value-type="float" office:value="71.3171896325459">
                <text:p>71.3171896325459</text:p>
              </table:table-cell>
              <table:table-cell office:value-type="float" office:value="28.1154305282152">
                <text:p>28.115430528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.4015636482939">
                <text:p>38.4015636482939</text:p>
              </table:table-cell>
              <table:table-cell office:value-type="float" office:value="65.2826582020997">
                <text:p>65.2826582020997</text:p>
              </table:table-cell>
              <table:table-cell office:value-type="float" office:value="26.0582039041995">
                <text:p>26.058203904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915625984252">
                <text:p>32.915625984252</text:p>
              </table:table-cell>
              <table:table-cell office:value-type="float" office:value="60.3453143044619">
                <text:p>60.3453143044619</text:p>
              </table:table-cell>
              <table:table-cell office:value-type="float" office:value="23.3152350721784">
                <text:p>23.315235072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.915625984252">
                <text:p>32.915625984252</text:p>
              </table:table-cell>
              <table:table-cell office:value-type="float" office:value="59.7967205380578">
                <text:p>59.7967205380578</text:p>
              </table:table-cell>
              <table:table-cell office:value-type="float" office:value="23.3152350721784">
                <text:p>23.315235072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.658594816273">
                <text:p>35.658594816273</text:p>
              </table:table-cell>
              <table:table-cell office:value-type="float" office:value="61.9910956036746">
                <text:p>61.9910956036746</text:p>
              </table:table-cell>
              <table:table-cell office:value-type="float" office:value="23.3152350721784">
                <text:p>23.315235072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.658594816273">
                <text:p>35.658594816273</text:p>
              </table:table-cell>
              <table:table-cell office:value-type="float" office:value="61.4425018372704">
                <text:p>61.4425018372704</text:p>
              </table:table-cell>
              <table:table-cell office:value-type="float" office:value="23.7266803969816">
                <text:p>23.726680396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.915625984252">
                <text:p>32.915625984252</text:p>
              </table:table-cell>
              <table:table-cell office:value-type="float" office:value="59.2481267716536">
                <text:p>59.2481267716536</text:p>
              </table:table-cell>
              <table:table-cell office:value-type="float" office:value="23.3152350721784">
                <text:p>23.315235072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.658594816273">
                <text:p>35.658594816273</text:p>
              </table:table-cell>
              <table:table-cell office:value-type="float" office:value="60.8939080708661">
                <text:p>60.8939080708661</text:p>
              </table:table-cell>
              <table:table-cell office:value-type="float" office:value="24.686719488189">
                <text:p>24.686719488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6.0039091207349">
                <text:p>96.0039091207349</text:p>
              </table:table-cell>
              <table:table-cell office:value-type="float" office:value="100.392659251969">
                <text:p>100.392659251969</text:p>
              </table:table-cell>
              <table:table-cell office:value-type="float" office:value="43.2017591043307">
                <text:p>43.20175910433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3.457cm" style:legend-expansion="high" chart:style-name="ch2"/>
        <chart:plot-area chart:style-name="ch3" table:cell-range-address="merged.C452:merged.G469" svg:x="0.319cm" svg:y="0.18cm" svg:width="13.07cm" svg:height="8.646cm">
          <chart:coordinate-region svg:x="1.126cm" svg:y="0.379cm" svg:width="12.076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d.D452:merged.D469" chart:class="chart:scatter">
            <chart:domain table:cell-range-address="merged.C452:merged.C469"/>
            <chart:data-point chart:repeated="18"/>
          </chart:series>
          <chart:series chart:style-name="ch8" chart:values-cell-range-address="merged.E452:merged.E469" chart:class="chart:scatter">
            <chart:data-point chart:repeated="18"/>
          </chart:series>
          <chart:series chart:style-name="ch9" chart:values-cell-range-address="merged.F452:merged.F469" chart:class="chart:scatter">
            <chart:data-point chart:repeated="18"/>
          </chart:series>
          <chart:series chart:style-name="ch10" chart:values-cell-range-address="merged.G452:merged.G469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rged.C452:merged.C469</svg:desc>
                </draw:g>
              </table:table-cell>
              <table:table-cell office:value-type="float" office:value="-6.03453143044619">
                <text:p>-6.03453143044619</text:p>
                <draw:g>
                  <svg:desc>merged.D452:merged.D469</svg:desc>
                </draw:g>
              </table:table-cell>
              <table:table-cell office:value-type="float" office:value="NaN">
                <text:p>NaN</text:p>
                <draw:g>
                  <svg:desc>merged.E452:merged.E469</svg:desc>
                </draw:g>
              </table:table-cell>
              <table:table-cell office:value-type="float" office:value="NaN">
                <text:p>NaN</text:p>
                <draw:g>
                  <svg:desc>merged.F452:merged.F469</svg:desc>
                </draw:g>
              </table:table-cell>
              <table:table-cell office:value-type="float" office:value="3.48357041666667">
                <text:p>3.48357041666667</text:p>
                <draw:g>
                  <svg:desc>merged.G452:merged.G4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0256270341208">
                <text:p>68.025627034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385491666667">
                <text:p>76.6385491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2.9629709317585">
                <text:p>72.962970931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0569">
                <text:p>83.605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.1228145669291">
                <text:p>69.1228145669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6385491666667">
                <text:p>76.6385491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.7340644356955">
                <text:p>64.734064435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15497875">
                <text:p>73.15497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9.7967205380578">
                <text:p>59.796720538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6714083333333">
                <text:p>69.671408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.9565641732283">
                <text:p>55.9565641732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1878379166667">
                <text:p>66.18783791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7.1790639107611">
                <text:p>47.1790639107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7371266666667">
                <text:p>55.73712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.4987511811024">
                <text:p>39.498751181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699858333333">
                <text:p>48.7699858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.0818763779528">
                <text:p>46.081876377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25355625">
                <text:p>52.2535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9.4987511811024">
                <text:p>39.498751181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7699858333333">
                <text:p>48.76998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3670322178477">
                <text:p>32.367032217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4642197506562">
                <text:p>33.464219750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.1100010498688">
                <text:p>35.110001049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.915625984252">
                <text:p>32.915625984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1.8184384514435">
                <text:p>31.818438451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5.1100010498688">
                <text:p>35.1100010498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802845">
                <text:p>41.802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1.0971875328084">
                <text:p>-1.097187532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5399716666667">
                <text:p>97.539971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merged.C542:merged.D559" svg:x="0.319cm" svg:y="0.18cm" svg:width="13.097cm" svg:height="8.646cm">
          <chart:coordinate-region svg:x="1.126cm" svg:y="0.379cm" svg:width="12.10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d.D542:merged.D559" chart:class="chart:scatter">
            <chart:domain table:cell-range-address="merged.C542:merged.C55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rged.C542:merged.C559</svg:desc>
                </draw:g>
              </table:table-cell>
              <table:table-cell office:value-type="float" office:value="3.84015636482939">
                <text:p>3.84015636482939</text:p>
                <draw:g>
                  <svg:desc>merged.D542:merged.D5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4207839238845">
                <text:p>89.4207839238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4.3581278215224">
                <text:p>94.3581278215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9.4207839238845">
                <text:p>89.4207839238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4.4834400262467">
                <text:p>84.4834400262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.0946898950131">
                <text:p>80.0946898950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.2545335301837">
                <text:p>76.2545335301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.2826582020997">
                <text:p>65.2826582020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.0537517060368">
                <text:p>57.0537517060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4.7340644356955">
                <text:p>64.7340644356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.602345472441">
                <text:p>57.602345472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9.3734389763779">
                <text:p>49.37343897637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8.8248452099738">
                <text:p>48.8248452099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.0192202755906">
                <text:p>51.0192202755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8.8248452099738">
                <text:p>48.824845209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8.2762514435696">
                <text:p>48.2762514435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1.5678140419947">
                <text:p>51.5678140419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5.753284711286">
                <text:p>115.7532847112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